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3A000000B629D1EC4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face style:name="DejaVu Sans" svg:font-family="'DejaVu Sans'" style:font-family-generic="system" style:font-pitch="variable"/>
    <style:font-face style:name="Georgia" svg:font-family="Georgia"/>
    <style:font-face style:name="Liberation Sans" svg:font-family="'Liberation Sans'" style:font-family-generic="swiss" style:font-pitch="variable"/>
    <style:font-face style:name="OpenSymbol" svg:font-family="OpenSymbol" style:font-charset="x-symbol"/>
    <style:font-face style:name="STZhongsong" svg:font-family="STZhongsong, 'MS Mincho'" style:font-pitch="variable"/>
    <style:font-face style:name="Symbol" svg:font-family="Symbol" style:font-family-generic="roman" style:font-pitch="variable"/>
    <style:font-face style:name="Tele-GroteskNor" svg:font-family="Tele-GroteskNor" style:font-family-generic="roman"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Table_20_Contents">
      <style:text-properties officeooo:paragraph-rsid="01bf8e52"/>
    </style:style>
    <style:style style:name="P2" style:family="paragraph" style:parent-style-name="Frame_20_contents" style:master-page-name="">
      <loext:graphic-properties draw:fill="none"/>
      <style:paragraph-properties fo:margin-left="0in" fo:margin-right="0in" fo:margin-top="0in" fo:margin-bottom="0in" style:contextual-spacing="false" fo:line-height="120%" fo:text-align="start" style:justify-single-word="false" fo:orphans="0" fo:widows="0" fo:text-indent="0in" style:auto-text-indent="false" style:page-number="auto" fo:break-before="auto" fo:break-after="auto" fo:background-color="transparent" style:vertical-align="middle" style:writing-mode="lr-tb"/>
      <style:text-properties fo:font-size="8pt" fo:language="en" fo:country="US" officeooo:paragraph-rsid="01bf8e52" style:font-size-asian="8pt" style:font-size-complex="8pt"/>
    </style:style>
    <style:style style:name="P3" style:family="paragraph" style:parent-style-name="Frame_20_contents">
      <style:paragraph-properties fo:margin-left="0in" fo:margin-right="0in" fo:line-height="120%" fo:text-align="start" style:justify-single-word="false" fo:orphans="0" fo:widows="0" fo:text-indent="0in" style:auto-text-indent="false" style:vertical-align="middle"/>
      <style:text-properties fo:color="#000000" loext:opacity="100%" style:font-name="Arial" fo:font-size="8pt" fo:language="en" fo:country="US" officeooo:paragraph-rsid="01bf8e52" style:font-size-asian="8pt" style:font-name-complex="Arial2" style:font-size-complex="8pt"/>
    </style:style>
    <style:style style:name="P4" style:family="paragraph" style:parent-style-name="Frame_20_contents">
      <loext:graphic-properties draw:fill="none"/>
      <style:paragraph-properties fo:margin-left="0in" fo:margin-right="0in" fo:margin-top="0in" fo:margin-bottom="0in" style:contextual-spacing="false" fo:line-height="120%" fo:text-align="start" style:justify-single-word="false" fo:orphans="0" fo:widows="0" fo:text-indent="0in" style:auto-text-indent="false" fo:background-color="transparent" style:vertical-align="middle" style:writing-mode="lr-tb"/>
      <style:text-properties fo:color="#000000" loext:opacity="100%" style:font-name="Arial" fo:font-size="8pt" fo:language="en" fo:country="US" officeooo:paragraph-rsid="01bf8e52" style:font-size-asian="8pt" style:font-name-complex="Arial2" style:font-size-complex="8pt"/>
    </style:style>
    <style:style style:name="P5" style:family="paragraph" style:parent-style-name="Standard">
      <style:paragraph-properties fo:margin-left="4.5in" fo:margin-right="0in" fo:line-height="120%" fo:orphans="0" fo:widows="0" fo:text-indent="0in" style:auto-text-indent="false" style:vertical-align="middle"/>
      <style:text-properties fo:color="#000000" loext:opacity="100%" style:font-name="Arial" fo:font-size="8pt" fo:language="en" fo:country="US" officeooo:paragraph-rsid="01bf8e52" style:font-size-asian="8pt" style:font-name-complex="Arial2" style:font-size-complex="8pt"/>
    </style:style>
    <style:style style:name="P6" style:family="paragraph" style:parent-style-name="Standard">
      <style:paragraph-properties fo:text-align="center" style:justify-single-word="false"/>
      <style:text-properties fo:color="#000000" loext:opacity="100%" style:font-name="Arial1" fo:font-size="10pt" fo:letter-spacing="-0.002in" fo:language="en" fo:country="GB" fo:font-style="italic" fo:font-weight="normal" officeooo:rsid="00aab3af" officeooo:paragraph-rsid="01d2bb24" fo:background-color="transparent" style:font-size-asian="10pt" style:language-asian="en" style:country-asian="US" style:font-style-asian="italic" style:font-weight-asian="normal" style:font-name-complex="Arial2" style:font-size-complex="10pt" style:font-style-complex="italic" style:font-weight-complex="normal"/>
    </style:style>
    <style:style style:name="P7" style:family="paragraph" style:parent-style-name="Standard">
      <style:paragraph-properties fo:text-align="justify" style:justify-single-word="false"/>
      <style:text-properties fo:color="#000000" loext:opacity="100%" style:font-name="Arial1" fo:font-size="10pt" fo:letter-spacing="-0.002in" fo:language="en" fo:country="GB" fo:font-style="italic" fo:font-weight="normal" officeooo:rsid="00aab3af" officeooo:paragraph-rsid="01d2bb24" fo:background-color="transparent" style:font-size-asian="10pt" style:language-asian="en" style:country-asian="US" style:font-style-asian="italic" style:font-weight-asian="normal" style:font-name-complex="Arial2" style:font-size-complex="10pt" style:font-style-complex="italic" style:font-weight-complex="normal"/>
    </style:style>
    <style:style style:name="P8" style:family="paragraph" style:parent-style-name="Standard">
      <style:paragraph-properties fo:line-height="115%" fo:text-align="start" style:justify-single-word="false" style:writing-mode="lr-tb"/>
      <style:text-properties fo:font-size="9pt" fo:language="en" fo:country="US" officeooo:paragraph-rsid="01c17d6d" style:font-size-asian="9pt" style:font-size-complex="9pt"/>
    </style:style>
    <style:style style:name="P9" style:family="paragraph" style:parent-style-name="Standard">
      <style:paragraph-properties fo:line-height="115%" fo:text-align="center" style:justify-single-word="false" style:writing-mode="lr-tb"/>
      <style:text-properties fo:font-size="9pt" fo:language="en" fo:country="US" officeooo:paragraph-rsid="01c17d6d" style:font-size-asian="9pt" style:font-size-complex="9pt"/>
    </style:style>
    <style:style style:name="P10" style:family="paragraph" style:parent-style-name="Standard">
      <style:paragraph-properties fo:line-height="115%" fo:text-align="end" style:justify-single-word="false" style:writing-mode="lr-tb"/>
      <style:text-properties fo:font-size="9pt" fo:language="en" fo:country="US" officeooo:paragraph-rsid="01c17d6d" style:font-size-asian="9pt" style:font-size-complex="9pt"/>
    </style:style>
    <style:style style:name="P11" style:family="paragraph" style:parent-style-name="Standard">
      <style:paragraph-properties fo:text-align="center" style:justify-single-word="false">
        <style:tab-stops>
          <style:tab-stop style:position="1.25in"/>
        </style:tab-stops>
      </style:paragraph-properties>
      <style:text-properties fo:font-size="10pt" officeooo:paragraph-rsid="01d2bb24" style:font-size-asian="10pt" style:font-size-complex="10pt"/>
    </style:style>
    <style:style style:name="P12" style:family="paragraph" style:parent-style-name="Standard">
      <style:paragraph-properties fo:text-align="center" style:justify-single-word="false"/>
      <style:text-properties fo:font-size="10pt" officeooo:paragraph-rsid="01f68bca" style:font-size-asian="10pt" style:font-size-complex="10pt"/>
    </style:style>
    <style:style style:name="P13" style:family="paragraph" style:parent-style-name="Standard">
      <style:paragraph-properties fo:text-align="center" style:justify-single-word="false"/>
      <style:text-properties fo:font-size="10pt" officeooo:paragraph-rsid="01f81cc7" style:font-size-asian="10pt" style:font-size-complex="10pt"/>
    </style:style>
    <style:style style:name="P14" style:family="paragraph" style:parent-style-name="Standard">
      <style:paragraph-properties fo:text-align="justify" style:justify-single-word="false">
        <style:tab-stops>
          <style:tab-stop style:position="1.25in"/>
        </style:tab-stops>
      </style:paragraph-properties>
      <style:text-properties fo:font-size="10pt" officeooo:paragraph-rsid="01d2bb24" style:font-size-asian="10pt" style:font-size-complex="10pt"/>
    </style:style>
    <style:style style:name="P15" style:family="paragraph" style:parent-style-name="Standard">
      <style:paragraph-properties fo:text-align="justify" style:justify-single-word="false"/>
      <style:text-properties fo:font-size="10pt" officeooo:paragraph-rsid="01f68bca" style:font-size-asian="10pt" style:font-size-complex="10pt"/>
    </style:style>
    <style:style style:name="P16" style:family="paragraph" style:parent-style-name="Standard">
      <style:text-properties fo:font-size="10pt" officeooo:paragraph-rsid="01f68bca" style:font-size-asian="10pt" style:font-size-complex="10pt"/>
    </style:style>
    <style:style style:name="P17" style:family="paragraph" style:parent-style-name="Standard">
      <style:paragraph-properties fo:text-align="center" style:justify-single-word="false"/>
      <style:text-properties fo:font-size="10pt" officeooo:rsid="01f68bca" officeooo:paragraph-rsid="01f68bca" style:font-size-asian="10pt" style:font-size-complex="10pt"/>
    </style:style>
    <style:style style:name="P18" style:family="paragraph" style:parent-style-name="Standard">
      <style:text-properties fo:font-size="10pt" fo:font-weight="normal" officeooo:paragraph-rsid="01f68bca" style:font-size-asian="10pt" style:font-weight-asian="normal" style:font-size-complex="10pt" style:font-weight-complex="normal"/>
    </style:style>
    <style:style style:name="P19" style:family="paragraph" style:parent-style-name="Heading_20_2">
      <style:paragraph-properties fo:text-align="center" style:justify-single-word="false"/>
      <style:text-properties fo:font-size="12pt" officeooo:paragraph-rsid="01d2bb24" style:font-size-asian="12pt" style:font-size-complex="12pt"/>
    </style:style>
    <style:style style:name="P20" style:family="paragraph" style:parent-style-name="Heading_20_2">
      <style:paragraph-properties fo:text-align="center" style:justify-single-word="false" fo:break-before="page"/>
      <style:text-properties fo:font-size="12pt" officeooo:paragraph-rsid="01d2bb24" style:font-size-asian="12pt" style:font-size-complex="12pt"/>
    </style:style>
    <style:style style:name="P21" style:family="paragraph" style:parent-style-name="Heading_20_2">
      <style:paragraph-properties fo:text-align="center" style:justify-single-word="false"/>
      <style:text-properties officeooo:paragraph-rsid="01d2bb24"/>
    </style:style>
    <style:style style:name="P22" style:family="paragraph" style:parent-style-name="Heading_20_2">
      <style:paragraph-properties fo:text-align="center" style:justify-single-word="false"/>
      <style:text-properties officeooo:paragraph-rsid="01f68bca"/>
    </style:style>
    <style:style style:name="P23" style:family="paragraph" style:parent-style-name="Heading_20_2">
      <style:paragraph-properties fo:text-align="center" style:justify-single-word="false" fo:break-before="page"/>
      <style:text-properties officeooo:paragraph-rsid="01f68bca"/>
    </style:style>
    <style:style style:name="P24" style:family="paragraph" style:parent-style-name="Standard">
      <style:paragraph-properties fo:text-align="center" style:justify-single-word="false"/>
      <style:text-properties officeooo:paragraph-rsid="01f68bca"/>
    </style:style>
    <style:style style:name="P25" style:family="paragraph" style:parent-style-name="Standard">
      <style:paragraph-properties fo:text-align="center" style:justify-single-word="false"/>
      <style:text-properties officeooo:paragraph-rsid="01f801d0"/>
    </style:style>
    <style:style style:name="P26" style:family="paragraph" style:parent-style-name="Heading_20_1">
      <style:paragraph-properties fo:text-align="center" style:justify-single-word="false"/>
      <style:text-properties fo:font-size="15pt" officeooo:paragraph-rsid="01d2bb24" style:font-size-asian="15pt" style:font-size-complex="15pt"/>
    </style:style>
    <style:style style:name="P27" style:family="paragraph" style:parent-style-name="Heading_20_1">
      <style:paragraph-properties fo:text-align="center" style:justify-single-word="false" fo:break-before="page"/>
      <style:text-properties fo:font-size="15pt" officeooo:paragraph-rsid="01d2bb24" style:font-size-asian="15pt" style:font-size-complex="15pt"/>
    </style:style>
    <style:style style:name="P28" style:family="paragraph" style:parent-style-name="Standard">
      <style:paragraph-properties fo:text-align="justify" style:justify-single-word="false">
        <style:tab-stops>
          <style:tab-stop style:position="0.5in"/>
        </style:tab-stops>
      </style:paragraph-properties>
      <style:text-properties officeooo:paragraph-rsid="01d2bb24"/>
    </style:style>
    <style:style style:name="P29" style:family="paragraph" style:parent-style-name="Standard">
      <style:paragraph-properties fo:text-align="justify" style:justify-single-word="false">
        <style:tab-stops>
          <style:tab-stop style:position="1.25in"/>
        </style:tab-stops>
      </style:paragraph-properties>
      <style:text-properties officeooo:paragraph-rsid="01d2bb24"/>
    </style:style>
    <style:style style:name="P30" style:family="paragraph" style:parent-style-name="Standard">
      <style:paragraph-properties fo:text-align="justify" style:justify-single-word="false"/>
      <style:text-properties officeooo:paragraph-rsid="01d2bb24"/>
    </style:style>
    <style:style style:name="P31" style:family="paragraph" style:parent-style-name="Standard">
      <style:paragraph-properties fo:text-align="justify" style:justify-single-word="false"/>
      <style:text-properties style:font-name="Arial1" officeooo:paragraph-rsid="01d2bb24"/>
    </style:style>
    <style:style style:name="P32" style:family="paragraph" style:parent-style-name="Standard">
      <style:paragraph-properties fo:text-align="justify" style:justify-single-word="false"/>
      <style:text-properties style:font-name="Arial1" fo:language="en" fo:country="GB" fo:font-weight="bold" officeooo:paragraph-rsid="01d2bb24" style:font-weight-asian="bold"/>
    </style:style>
    <style:style style:name="P33" style:family="paragraph" style:parent-style-name="Standard">
      <style:paragraph-properties fo:text-align="center" style:justify-single-word="false"/>
      <style:text-properties style:font-name="Arial1" fo:language="en" fo:country="GB" fo:font-weight="bold" officeooo:rsid="00b48e0d" officeooo:paragraph-rsid="01d2bb24" style:font-weight-asian="bold"/>
    </style:style>
    <style:style style:name="P34" style:family="paragraph" style:parent-style-name="Standard">
      <style:paragraph-properties fo:text-align="center" style:justify-single-word="false"/>
      <style:text-properties style:font-name="Arial1" fo:language="en" fo:country="GB" fo:font-weight="bold" officeooo:paragraph-rsid="01d2bb24" fo:background-color="transparent" style:font-weight-asian="bold"/>
    </style:style>
    <style:style style:name="P35" style:family="paragraph" style:parent-style-name="Standard">
      <style:paragraph-properties fo:text-align="justify" style:justify-single-word="false"/>
      <style:text-properties style:font-name="Arial1" fo:language="en" fo:country="GB" fo:font-weight="bold" officeooo:paragraph-rsid="01d2bb24" fo:background-color="transparent" style:font-weight-asian="bold"/>
    </style:style>
    <style:style style:name="P36" style:family="paragraph" style:parent-style-name="Standard">
      <style:paragraph-properties fo:text-align="center" style:justify-single-word="false"/>
      <style:text-properties style:font-name="Arial1" fo:language="en" fo:country="GB" officeooo:paragraph-rsid="01d2bb24"/>
    </style:style>
    <style:style style:name="P37" style:family="paragraph" style:parent-style-name="Standard">
      <style:paragraph-properties fo:text-align="justify" style:justify-single-word="false"/>
      <style:text-properties style:font-name="Arial1" fo:language="en" fo:country="GB" officeooo:paragraph-rsid="01d2bb24" fo:background-color="transparent"/>
    </style:style>
    <style:style style:name="P38" style:family="paragraph" style:parent-style-name="Standard">
      <style:paragraph-properties fo:text-align="center" style:justify-single-word="false"/>
      <style:text-properties style:font-name="Arial1" fo:language="en" fo:country="GB" officeooo:paragraph-rsid="01d2bb24" fo:background-color="transparent"/>
    </style:style>
    <style:style style:name="P39" style:family="paragraph" style:parent-style-name="Standard">
      <style:paragraph-properties fo:text-align="center" style:justify-single-word="false"/>
      <style:text-properties style:font-name="Arial1" officeooo:paragraph-rsid="01d2bb24"/>
    </style:style>
    <style:style style:name="P40" style:family="paragraph" style:parent-style-name="Standard">
      <style:paragraph-properties fo:text-align="justify" style:justify-single-word="false"/>
      <style:text-properties style:font-name="Arial1" fo:font-style="italic" officeooo:paragraph-rsid="01d2bb24" style:font-style-asian="italic"/>
    </style:style>
    <style:style style:name="P41" style:family="paragraph" style:parent-style-name="Standard">
      <style:paragraph-properties fo:text-align="justify" style:justify-single-word="false">
        <style:tab-stops>
          <style:tab-stop style:position="1.25in"/>
        </style:tab-stops>
      </style:paragraph-properties>
      <style:text-properties style:font-name="Arial1" fo:font-size="10pt" fo:font-weight="normal" officeooo:paragraph-rsid="01d2bb24" style:font-size-asian="10pt" style:font-weight-asian="normal" style:font-size-complex="10pt" style:font-weight-complex="normal"/>
    </style:style>
    <style:style style:name="P42" style:family="paragraph" style:parent-style-name="Standard">
      <style:paragraph-properties fo:text-align="justify" style:justify-single-word="false">
        <style:tab-stops>
          <style:tab-stop style:position="0.5in"/>
        </style:tab-stops>
      </style:paragraph-properties>
      <style:text-properties style:font-name="Arial1" fo:font-size="10pt" fo:font-weight="normal" officeooo:paragraph-rsid="01d2bb24" style:font-size-asian="10pt" style:font-weight-asian="normal" style:font-size-complex="10pt" style:font-weight-complex="normal"/>
    </style:style>
    <style:style style:name="P43" style:family="paragraph" style:parent-style-name="Standard">
      <style:paragraph-properties fo:text-align="justify" style:justify-single-word="false">
        <style:tab-stops>
          <style:tab-stop style:position="0.5in"/>
        </style:tab-stops>
      </style:paragraph-properties>
      <style:text-properties style:font-name="Arial1" fo:font-size="10pt" fo:language="en" fo:country="GB" officeooo:paragraph-rsid="01d2bb24" style:font-size-asian="10pt" style:font-size-complex="10pt"/>
    </style:style>
    <style:style style:name="P44" style:family="paragraph" style:parent-style-name="Standard">
      <style:paragraph-properties fo:text-align="justify" style:justify-single-word="false">
        <style:tab-stops>
          <style:tab-stop style:position="1.25in"/>
        </style:tab-stops>
      </style:paragraph-properties>
      <style:text-properties style:font-name="Arial1" fo:font-size="10pt" fo:language="en" fo:country="GB" officeooo:paragraph-rsid="01d2bb24" style:font-size-asian="10pt" style:font-size-complex="10pt"/>
    </style:style>
    <style:style style:name="P45" style:family="paragraph" style:parent-style-name="Standard">
      <style:paragraph-properties fo:text-align="justify" style:justify-single-word="false"/>
      <style:text-properties style:font-name="Arial1" fo:font-size="10pt" fo:language="en" fo:country="GB" officeooo:paragraph-rsid="01d2bb24" style:font-size-asian="10pt" style:font-size-complex="10pt"/>
    </style:style>
    <style:style style:name="P46" style:family="paragraph" style:parent-style-name="Standard">
      <style:paragraph-properties fo:text-align="center" style:justify-single-word="false">
        <style:tab-stops>
          <style:tab-stop style:position="1.25in"/>
        </style:tab-stops>
      </style:paragraph-properties>
      <style:text-properties style:font-name="Arial1" fo:font-size="10pt" fo:language="en" fo:country="GB" officeooo:paragraph-rsid="01d2bb24" style:font-size-asian="10pt" style:font-size-complex="10pt"/>
    </style:style>
    <style:style style:name="P47" style:family="paragraph" style:parent-style-name="Standard">
      <style:paragraph-properties fo:text-align="center" style:justify-single-word="false"/>
      <style:text-properties style:font-name="Arial1" fo:font-size="10pt" fo:language="en" fo:country="GB" officeooo:paragraph-rsid="01d2bb24" style:font-size-asian="10pt" style:font-size-complex="10pt"/>
    </style:style>
    <style:style style:name="P48" style:family="paragraph" style:parent-style-name="Standard">
      <style:paragraph-properties fo:text-align="justify" style:justify-single-word="false">
        <style:tab-stops>
          <style:tab-stop style:position="1.25in"/>
        </style:tab-stops>
      </style:paragraph-properties>
      <style:text-properties style:font-name="Arial1" fo:font-size="10pt" fo:language="en" fo:country="GB" officeooo:rsid="012b5fca" officeooo:paragraph-rsid="01d2bb24" style:font-size-asian="10pt" style:font-size-complex="10pt"/>
    </style:style>
    <style:style style:name="P49" style:family="paragraph" style:parent-style-name="Standard">
      <style:paragraph-properties fo:text-align="justify" style:justify-single-word="false">
        <style:tab-stops>
          <style:tab-stop style:position="0.5in"/>
        </style:tab-stops>
      </style:paragraph-properties>
      <style:text-properties style:font-name="Arial1" fo:font-size="10pt" fo:language="en" fo:country="GB" officeooo:rsid="015c977c" officeooo:paragraph-rsid="01d2bb24" style:font-size-asian="10pt" style:font-size-complex="10pt"/>
    </style:style>
    <style:style style:name="P50" style:family="paragraph" style:parent-style-name="Standard">
      <style:paragraph-properties fo:text-align="justify" style:justify-single-word="false">
        <style:tab-stops>
          <style:tab-stop style:position="0.5in"/>
        </style:tab-stops>
      </style:paragraph-properties>
      <style:text-properties style:font-name="Arial1" fo:font-size="10pt" fo:language="en" fo:country="GB" fo:font-weight="normal" officeooo:paragraph-rsid="01d2bb24" style:font-size-asian="10pt" style:font-weight-asian="normal" style:font-size-complex="10pt" style:font-weight-complex="normal"/>
    </style:style>
    <style:style style:name="P51" style:family="paragraph" style:parent-style-name="Standard">
      <style:paragraph-properties fo:text-align="center" style:justify-single-word="false">
        <style:tab-stops>
          <style:tab-stop style:position="0.5in"/>
        </style:tab-stops>
      </style:paragraph-properties>
      <style:text-properties style:font-name="Arial1" fo:font-size="10pt" fo:language="en" fo:country="GB" fo:font-style="italic" officeooo:paragraph-rsid="01d2bb24" style:font-size-asian="10pt" style:font-style-asian="italic" style:font-size-complex="10pt" style:font-style-complex="italic"/>
    </style:style>
    <style:style style:name="P52" style:family="paragraph" style:parent-style-name="Standard">
      <style:paragraph-properties fo:text-align="center" style:justify-single-word="false"/>
      <style:text-properties style:font-name="Arial1" fo:font-size="10pt" fo:language="en" fo:country="GB" fo:font-weight="bold" officeooo:rsid="011cf5ec" officeooo:paragraph-rsid="01d2bb24" style:font-size-asian="10pt" style:font-weight-asian="bold" style:font-size-complex="10pt" style:font-weight-complex="bold"/>
    </style:style>
    <style:style style:name="P53" style:family="paragraph" style:parent-style-name="Standard">
      <style:paragraph-properties fo:text-align="center" style:justify-single-word="false"/>
      <style:text-properties style:font-name="Arial1" fo:font-size="10pt" fo:language="en" fo:country="GB" officeooo:paragraph-rsid="01d2bb24" fo:background-color="transparent" style:font-size-asian="10pt" style:font-size-complex="10pt"/>
    </style:style>
    <style:style style:name="P54" style:family="paragraph" style:parent-style-name="Standard">
      <style:paragraph-properties fo:text-align="center" style:justify-single-word="false"/>
      <style:text-properties style:font-name="Arial1" fo:font-size="10pt" fo:language="en" fo:country="GB" style:text-underline-style="none" officeooo:paragraph-rsid="01d2bb24" fo:background-color="transparent" style:font-size-asian="10pt" style:font-size-complex="10pt"/>
    </style:style>
    <style:style style:name="P55" style:family="paragraph" style:parent-style-name="Standard">
      <style:paragraph-properties fo:text-align="justify" style:justify-single-word="false"/>
      <style:text-properties style:font-name="Arial1" fo:font-size="10pt" fo:language="en" fo:country="GB" officeooo:rsid="00c9833e" officeooo:paragraph-rsid="01d2bb24" fo:background-color="#ffff00" style:font-size-asian="10pt" style:font-size-complex="10pt"/>
    </style:style>
    <style:style style:name="P56" style:family="paragraph" style:parent-style-name="Standard">
      <style:paragraph-properties fo:text-align="justify" style:justify-single-word="false">
        <style:tab-stops>
          <style:tab-stop style:position="0.5in"/>
        </style:tab-stops>
      </style:paragraph-properties>
      <style:text-properties style:font-name="Arial1" fo:font-size="10pt" style:rfc-language-tag="x-none" officeooo:paragraph-rsid="01d2bb24" style:font-size-asian="10pt" style:font-size-complex="10pt"/>
    </style:style>
    <style:style style:name="P57" style:family="paragraph" style:parent-style-name="Standard">
      <style:paragraph-properties fo:text-align="justify" style:justify-single-word="false">
        <style:tab-stops>
          <style:tab-stop style:position="1.25in"/>
        </style:tab-stops>
      </style:paragraph-properties>
      <style:text-properties style:font-name="Arial1" fo:font-size="10pt" style:rfc-language-tag="x-none" officeooo:paragraph-rsid="01d2bb24" style:font-size-asian="10pt" style:font-size-complex="10pt"/>
    </style:style>
    <style:style style:name="P58" style:family="paragraph" style:parent-style-name="Standard">
      <style:paragraph-properties fo:text-align="justify" style:justify-single-word="false"/>
      <style:text-properties style:font-name="Arial1" fo:font-size="10pt" style:rfc-language-tag="x-none" officeooo:paragraph-rsid="01d2bb24" style:font-size-asian="10pt" style:font-size-complex="10pt"/>
    </style:style>
    <style:style style:name="P59" style:family="paragraph" style:parent-style-name="Standard">
      <style:paragraph-properties fo:text-align="center" style:justify-single-word="false">
        <style:tab-stops>
          <style:tab-stop style:position="1.25in"/>
        </style:tab-stops>
      </style:paragraph-properties>
      <style:text-properties style:font-name="Arial1" fo:font-size="10pt" style:rfc-language-tag="x-none" officeooo:paragraph-rsid="01d2bb24" style:font-size-asian="10pt" style:font-size-complex="10pt"/>
    </style:style>
    <style:style style:name="P60" style:family="paragraph" style:parent-style-name="Standard">
      <style:paragraph-properties fo:text-align="center" style:justify-single-word="false"/>
      <style:text-properties style:font-name="Arial1" fo:font-size="10pt" style:rfc-language-tag="x-none" officeooo:paragraph-rsid="01d2bb24" style:font-size-asian="10pt" style:font-size-complex="10pt"/>
    </style:style>
    <style:style style:name="P61" style:family="paragraph" style:parent-style-name="Standard">
      <style:paragraph-properties fo:text-align="justify" style:justify-single-word="false">
        <style:tab-stops>
          <style:tab-stop style:position="1.25in"/>
        </style:tab-stops>
      </style:paragraph-properties>
      <style:text-properties style:font-name="Arial1" fo:font-size="10pt" style:rfc-language-tag="x-none" officeooo:rsid="012b5fca" officeooo:paragraph-rsid="01d2bb24" style:font-size-asian="10pt" style:font-size-complex="10pt"/>
    </style:style>
    <style:style style:name="P62" style:family="paragraph" style:parent-style-name="Standard">
      <style:paragraph-properties fo:text-align="justify" style:justify-single-word="false">
        <style:tab-stops>
          <style:tab-stop style:position="1.25in"/>
        </style:tab-stops>
      </style:paragraph-properties>
      <style:text-properties style:font-name="Arial1" fo:font-size="10pt" style:rfc-language-tag="x-none" officeooo:rsid="012d397c" officeooo:paragraph-rsid="01d2bb24" style:font-size-asian="10pt" style:font-size-complex="10pt"/>
    </style:style>
    <style:style style:name="P63" style:family="paragraph" style:parent-style-name="Standard">
      <style:paragraph-properties fo:text-align="justify" style:justify-single-word="false">
        <style:tab-stops>
          <style:tab-stop style:position="1.25in"/>
        </style:tab-stops>
      </style:paragraph-properties>
      <style:text-properties style:font-name="Arial1" fo:font-size="10pt" style:rfc-language-tag="x-none" fo:font-weight="normal" officeooo:paragraph-rsid="01d2bb24" style:font-size-asian="10pt" style:font-weight-asian="normal" style:font-size-complex="10pt" style:font-weight-complex="normal"/>
    </style:style>
    <style:style style:name="P64" style:family="paragraph" style:parent-style-name="Standard">
      <style:paragraph-properties fo:text-align="center" style:justify-single-word="false">
        <style:tab-stops>
          <style:tab-stop style:position="0.5in"/>
        </style:tab-stops>
      </style:paragraph-properties>
      <style:text-properties style:font-name="Arial1" fo:font-size="10pt" style:rfc-language-tag="x-none" fo:font-style="italic" officeooo:paragraph-rsid="01d2bb24" style:font-size-asian="10pt" style:font-style-asian="italic" style:font-size-complex="10pt" style:font-style-complex="italic"/>
    </style:style>
    <style:style style:name="P65" style:family="paragraph" style:parent-style-name="Standard">
      <style:paragraph-properties fo:text-align="center" style:justify-single-word="false"/>
      <style:text-properties style:font-name="Arial1" fo:font-size="10pt" style:rfc-language-tag="x-none" fo:font-style="italic" officeooo:paragraph-rsid="01d2bb24" style:font-size-asian="10pt" style:font-style-asian="italic" style:font-size-complex="10pt" style:font-style-complex="italic"/>
    </style:style>
    <style:style style:name="P66" style:family="paragraph" style:parent-style-name="Standard">
      <style:paragraph-properties fo:text-align="justify" style:justify-single-word="false"/>
      <style:text-properties style:font-name="Arial1" fo:font-size="10pt" style:rfc-language-tag="x-none" fo:font-style="italic" officeooo:paragraph-rsid="01d2bb24" style:font-size-asian="10pt" style:font-style-asian="italic" style:font-size-complex="10pt"/>
    </style:style>
    <style:style style:name="P67" style:family="paragraph" style:parent-style-name="Standard">
      <style:paragraph-properties fo:text-align="center" style:justify-single-word="false"/>
      <style:text-properties style:font-name="Arial1" fo:font-size="10pt" style:rfc-language-tag="x-none" fo:font-style="italic" officeooo:paragraph-rsid="01d2bb24" style:font-size-asian="10pt" style:font-style-asian="italic" style:font-size-complex="10pt"/>
    </style:style>
    <style:style style:name="P68" style:family="paragraph" style:parent-style-name="Standard">
      <style:paragraph-properties fo:text-align="center" style:justify-single-word="false"/>
      <style:text-properties style:font-name="Arial1" fo:font-size="10pt" style:rfc-language-tag="x-none" fo:font-style="italic" fo:font-weight="bold" officeooo:paragraph-rsid="01d2bb24" style:font-size-asian="10pt" style:font-style-asian="italic" style:font-weight-asian="bold" style:font-size-complex="10pt" style:font-weight-complex="bold"/>
    </style:style>
    <style:style style:name="P69" style:family="paragraph" style:parent-style-name="Standard">
      <style:paragraph-properties fo:text-align="justify" style:justify-single-word="false"/>
      <style:text-properties style:font-name="Arial1" fo:font-size="10pt" style:rfc-language-tag="x-none" fo:font-weight="bold" officeooo:paragraph-rsid="01d2bb24" style:font-size-asian="10pt" style:font-weight-asian="bold" style:font-size-complex="10pt"/>
    </style:style>
    <style:style style:name="P70" style:family="paragraph" style:parent-style-name="Standard">
      <style:paragraph-properties fo:text-align="justify" style:justify-single-word="false">
        <style:tab-stops>
          <style:tab-stop style:position="0.5in"/>
        </style:tab-stops>
      </style:paragraph-properties>
      <style:text-properties style:font-name="Arial1" fo:font-size="10pt" officeooo:paragraph-rsid="01d2bb24" style:font-size-asian="10pt" style:font-size-complex="10pt"/>
    </style:style>
    <style:style style:name="P71" style:family="paragraph" style:parent-style-name="Standard">
      <style:paragraph-properties fo:text-align="justify" style:justify-single-word="false">
        <style:tab-stops>
          <style:tab-stop style:position="1.25in"/>
        </style:tab-stops>
      </style:paragraph-properties>
      <style:text-properties style:font-name="Arial1" fo:font-size="10pt" officeooo:paragraph-rsid="01d2bb24" style:font-size-asian="10pt" style:font-size-complex="10pt"/>
    </style:style>
    <style:style style:name="P72" style:family="paragraph" style:parent-style-name="Standard">
      <style:paragraph-properties fo:text-align="justify" style:justify-single-word="false"/>
      <style:text-properties style:font-name="Arial1" fo:font-size="10pt" officeooo:paragraph-rsid="01d2bb24" style:font-size-asian="10pt" style:font-size-complex="10pt"/>
    </style:style>
    <style:style style:name="P73" style:family="paragraph" style:parent-style-name="Standard">
      <style:paragraph-properties fo:text-align="center" style:justify-single-word="false"/>
      <style:text-properties style:font-name="Arial1" fo:font-size="10pt" officeooo:paragraph-rsid="01d2bb24" style:font-size-asian="10pt" style:font-size-complex="10pt"/>
    </style:style>
    <style:style style:name="P74" style:family="paragraph" style:parent-style-name="Standard">
      <style:paragraph-properties fo:text-align="center" style:justify-single-word="false">
        <style:tab-stops>
          <style:tab-stop style:position="0.5in"/>
        </style:tab-stops>
      </style:paragraph-properties>
      <style:text-properties style:font-name="Arial1" fo:font-size="10pt" fo:font-style="italic" officeooo:paragraph-rsid="01d2bb24" style:font-size-asian="10pt" style:font-style-asian="italic" style:font-size-complex="10pt" style:font-style-complex="italic"/>
    </style:style>
    <style:style style:name="P75" style:family="paragraph" style:parent-style-name="Standard">
      <style:paragraph-properties fo:text-align="justify" style:justify-single-word="false"/>
      <style:text-properties style:font-name="Arial1" fo:font-size="10pt" fo:font-style="italic" officeooo:paragraph-rsid="01d2bb24" style:font-size-asian="10pt" style:font-style-asian="italic" style:font-size-complex="10pt"/>
    </style:style>
    <style:style style:name="P76" style:family="paragraph" style:parent-style-name="Standard">
      <style:paragraph-properties fo:text-align="center" style:justify-single-word="false">
        <style:tab-stops>
          <style:tab-stop style:position="0.5in"/>
        </style:tab-stops>
      </style:paragraph-properties>
      <style:text-properties style:font-name="Arial1" fo:font-size="10pt" fo:font-style="italic" officeooo:paragraph-rsid="01d2bb24" style:font-size-asian="10pt" style:font-style-asian="italic" style:font-size-complex="10pt"/>
    </style:style>
    <style:style style:name="P77" style:family="paragraph" style:parent-style-name="Standard">
      <style:paragraph-properties fo:text-align="center" style:justify-single-word="false"/>
      <style:text-properties style:font-name="Arial1" fo:font-size="10pt" fo:font-style="italic" officeooo:paragraph-rsid="01d2bb24" style:font-size-asian="10pt" style:font-style-asian="italic" style:font-size-complex="10pt"/>
    </style:style>
    <style:style style:name="P78" style:family="paragraph" style:parent-style-name="Standard">
      <style:paragraph-properties fo:text-align="center" style:justify-single-word="false"/>
      <style:text-properties style:font-name="Arial1" fo:font-size="10pt" style:text-underline-style="none" officeooo:paragraph-rsid="01d2bb24" fo:background-color="transparent" style:font-size-asian="10pt" style:font-size-complex="10pt"/>
    </style:style>
    <style:style style:name="P79" style:family="paragraph" style:parent-style-name="Standard">
      <style:paragraph-properties fo:text-align="center" style:justify-single-word="false"/>
      <style:text-properties style:font-name="Arial1" fo:font-size="10pt" officeooo:paragraph-rsid="01d2bb24" fo:background-color="transparent" style:font-size-asian="10pt" style:font-size-complex="10pt"/>
    </style:style>
    <style:style style:name="P80" style:family="paragraph" style:parent-style-name="Standard">
      <style:paragraph-properties fo:text-align="center" style:justify-single-word="false"/>
      <style:text-properties style:font-name="Arial1" fo:font-size="11pt" style:rfc-language-tag="x-none" fo:font-style="italic" fo:font-weight="bold" officeooo:paragraph-rsid="01d2bb24" style:font-size-asian="11pt" style:font-style-asian="italic" style:font-weight-asian="bold" style:font-size-complex="11pt" style:font-weight-complex="bold"/>
    </style:style>
    <style:style style:name="P81" style:family="paragraph" style:parent-style-name="Standard">
      <style:paragraph-properties fo:text-align="center" style:justify-single-word="false"/>
      <style:text-properties style:use-window-font-color="true" loext:opacity="0%" style:font-name="Arial1" fo:font-size="10pt" style:rfc-language-tag="x-none" fo:font-style="italic" officeooo:paragraph-rsid="01d2bb24" fo:background-color="transparent" style:font-size-asian="10pt" style:font-style-asian="italic" style:font-size-complex="10pt"/>
    </style:style>
    <style:style style:name="P82" style:family="paragraph" style:parent-style-name="Standard">
      <style:paragraph-properties fo:text-align="center" style:justify-single-word="false"/>
      <style:text-properties style:use-window-font-color="true" loext:opacity="0%" style:font-name="Arial1" fo:font-size="10pt" style:rfc-language-tag="x-none" fo:font-style="italic" fo:font-weight="bold" officeooo:paragraph-rsid="01d2bb24" fo:background-color="transparent" style:font-size-asian="10pt" style:font-style-asian="italic" style:font-weight-asian="bold" style:font-size-complex="10pt" style:font-weight-complex="bold"/>
    </style:style>
    <style:style style:name="P83" style:family="paragraph" style:parent-style-name="Standard">
      <style:paragraph-properties fo:text-align="center" style:justify-single-word="false"/>
      <style:text-properties style:use-window-font-color="true" loext:opacity="0%" style:font-name="Arial1" fo:font-size="10pt" style:rfc-language-tag="x-none" fo:font-style="italic" style:text-underline-style="solid" style:text-underline-type="double" style:text-underline-width="auto" style:text-underline-color="font-color" officeooo:paragraph-rsid="01d2bb24" fo:background-color="transparent" style:font-size-asian="10pt" style:font-style-asian="italic" style:font-size-complex="10pt"/>
    </style:style>
    <style:style style:name="P84" style:family="paragraph" style:parent-style-name="Standard">
      <style:paragraph-properties fo:text-align="center" style:justify-single-word="false"/>
      <style:text-properties style:use-window-font-color="true" loext:opacity="0%" style:font-name="Arial1" fo:font-size="10pt" fo:font-style="italic" officeooo:paragraph-rsid="01d2bb24" fo:background-color="transparent" style:font-size-asian="10pt" style:font-style-asian="italic" style:font-size-complex="10pt" style:font-style-complex="italic"/>
    </style:style>
    <style:style style:name="P85" style:family="paragraph" style:parent-style-name="Standard">
      <style:paragraph-properties fo:text-align="center" style:justify-single-word="false"/>
      <style:text-properties style:use-window-font-color="true" loext:opacity="0%" style:font-name="Arial1" fo:font-size="10pt" fo:language="en" fo:country="GB" fo:font-style="italic" fo:font-weight="normal" officeooo:rsid="00cfdfcc" officeooo:paragraph-rsid="01f68bca" fo:background-color="transparent" style:font-size-asian="10pt" style:font-style-asian="italic" style:font-weight-asian="normal" style:font-size-complex="10pt" style:font-style-complex="italic" style:font-weight-complex="normal"/>
    </style:style>
    <style:style style:name="P86" style:family="paragraph" style:parent-style-name="Standard">
      <style:paragraph-properties fo:text-align="justify" style:justify-single-word="false"/>
      <style:text-properties style:use-window-font-color="true" loext:opacity="0%" style:font-name="Arial1" fo:font-size="10pt" fo:language="en" fo:country="GB" fo:font-style="normal" fo:font-weight="normal" officeooo:rsid="00cfdfcc" officeooo:paragraph-rsid="01f68bca" fo:background-color="transparent" style:font-size-asian="10pt" style:font-style-asian="normal" style:font-weight-asian="normal" style:font-size-complex="10pt" style:font-style-complex="normal" style:font-weight-complex="normal"/>
    </style:style>
    <style:style style:name="P87" style:family="paragraph" style:parent-style-name="Standard">
      <style:paragraph-properties fo:text-align="center" style:justify-single-word="false"/>
      <style:text-properties style:use-window-font-color="true" loext:opacity="0%" style:font-name="Arial1" fo:font-size="10pt" fo:language="en" fo:country="GB" officeooo:rsid="00c9833e" officeooo:paragraph-rsid="01d2bb24" fo:background-color="transparent" style:font-size-asian="10pt" style:font-size-complex="10pt"/>
    </style:style>
    <style:style style:name="P88" style:family="paragraph" style:parent-style-name="Standard">
      <style:paragraph-properties fo:text-align="center" style:justify-single-word="false"/>
      <style:text-properties style:use-window-font-color="true" loext:opacity="0%" style:font-name="Arial1" fo:font-size="10pt" fo:language="en" fo:country="GB" officeooo:rsid="01ce71c2" officeooo:paragraph-rsid="01d2bb24" fo:background-color="transparent" style:font-size-asian="10pt" style:font-size-complex="10pt"/>
    </style:style>
    <style:style style:name="P89" style:family="paragraph" style:parent-style-name="Standard">
      <style:paragraph-properties fo:text-align="center" style:justify-single-word="false"/>
      <style:text-properties style:use-window-font-color="true" loext:opacity="0%" style:font-name="Arial1" fo:font-size="10pt" fo:language="en" fo:country="GB" fo:font-weight="bold" officeooo:rsid="00c9833e" officeooo:paragraph-rsid="01d2bb24" fo:background-color="transparent" style:font-size-asian="10pt" style:font-weight-asian="bold" style:font-size-complex="10pt" style:font-weight-complex="bold"/>
    </style:style>
    <style:style style:name="P90" style:family="paragraph" style:parent-style-name="Standard">
      <style:paragraph-properties fo:text-align="center" style:justify-single-word="false"/>
      <style:text-properties style:use-window-font-color="true" loext:opacity="0%" style:font-name="Arial1" fo:font-size="10pt" fo:language="en" fo:country="GB" fo:font-weight="bold" officeooo:rsid="01ce71c2" officeooo:paragraph-rsid="01d2bb24" fo:background-color="transparent" style:font-size-asian="10pt" style:font-weight-asian="bold" style:font-size-complex="10pt" style:font-weight-complex="bold"/>
    </style:style>
    <style:style style:name="P91" style:family="paragraph" style:parent-style-name="Standard">
      <style:paragraph-properties fo:text-align="center" style:justify-single-word="false"/>
      <style:text-properties style:use-window-font-color="true" loext:opacity="0%" style:font-name="Arial1" fo:font-size="11pt" style:rfc-language-tag="x-none" fo:font-style="italic" fo:font-weight="bold" officeooo:paragraph-rsid="01d2bb24" fo:background-color="transparent" style:font-size-asian="11pt" style:font-style-asian="italic" style:font-weight-asian="bold" style:font-size-complex="11pt" style:font-weight-complex="bold"/>
    </style:style>
    <style:style style:name="P92" style:family="paragraph" style:parent-style-name="Heading_20_1">
      <style:paragraph-properties fo:text-align="center" style:justify-single-word="false"/>
      <style:text-properties fo:font-size="16pt" officeooo:paragraph-rsid="01f68bca" style:font-size-asian="16pt" style:font-size-complex="16pt"/>
    </style:style>
    <style:style style:name="P93" style:family="paragraph" style:parent-style-name="Heading_20_2">
      <style:text-properties officeooo:paragraph-rsid="01f68bca"/>
    </style:style>
    <style:style style:name="P94" style:family="paragraph" style:parent-style-name="Standard">
      <style:paragraph-properties fo:text-align="center" style:justify-single-word="false"/>
      <style:text-properties officeooo:rsid="01f68bca" officeooo:paragraph-rsid="01f68bca"/>
    </style:style>
    <style:style style:name="P95" style:family="paragraph" style:parent-style-name="Standard">
      <style:paragraph-properties fo:text-align="center" style:justify-single-word="false"/>
      <style:text-properties officeooo:rsid="01f68bca" officeooo:paragraph-rsid="01f801d0"/>
    </style:style>
    <style:style style:name="P96" style:family="paragraph" style:parent-style-name="Standard">
      <style:paragraph-properties fo:text-align="center" style:justify-single-word="false"/>
      <style:text-properties fo:font-size="10.5pt" officeooo:paragraph-rsid="01f68bca" style:font-size-asian="10.5pt" style:font-size-complex="10.5pt"/>
    </style:style>
    <style:style style:name="P97" style:family="paragraph" style:parent-style-name="Standard">
      <style:text-properties fo:font-size="10.5pt" officeooo:paragraph-rsid="01f68bca" style:font-size-asian="10.5pt" style:font-size-complex="10.5pt"/>
    </style:style>
    <style:style style:name="P98" style:family="paragraph" style:parent-style-name="Standard">
      <style:paragraph-properties fo:text-align="center" style:justify-single-word="false"/>
      <style:text-properties fo:font-weight="bold" officeooo:paragraph-rsid="01f68bca" style:font-weight-asian="bold"/>
    </style:style>
    <style:style style:name="P99" style:family="paragraph" style:parent-style-name="Standard">
      <style:paragraph-properties fo:text-align="center" style:justify-single-word="false"/>
      <style:text-properties officeooo:rsid="01f81cc7" officeooo:paragraph-rsid="01f81cc7"/>
    </style:style>
    <style:style style:name="P100" style:family="paragraph" style:parent-style-name="Heading_20_1" style:master-page-name="Standard">
      <style:paragraph-properties fo:text-align="center" style:justify-single-word="false" style:page-number="auto" fo:break-before="auto" fo:break-after="auto"/>
      <style:text-properties style:font-name="Arial1" officeooo:paragraph-rsid="01d2bb24"/>
    </style:style>
    <style:style style:name="P101" style:family="paragraph" style:parent-style-name="Standard" style:master-page-name="Standard">
      <style:paragraph-properties fo:line-height="115%" fo:text-align="center" style:justify-single-word="false" style:page-number="auto" fo:break-before="auto" fo:break-after="auto" style:writing-mode="lr-tb"/>
      <style:text-properties fo:font-size="10pt" fo:language="en" fo:country="US" officeooo:paragraph-rsid="01c17d6d" style:font-size-asian="10pt" style:font-size-complex="10pt"/>
    </style:style>
    <style:style style:name="P102" style:family="paragraph" style:parent-style-name="Standard" style:list-style-name="L2">
      <style:text-properties fo:font-size="10pt" fo:font-weight="normal" officeooo:paragraph-rsid="01f68bca" style:font-size-asian="10pt" style:font-weight-asian="normal" style:font-size-complex="10pt" style:font-weight-complex="normal"/>
    </style:style>
    <style:style style:name="P103" style:family="paragraph" style:parent-style-name="Standard" style:list-style-name="L3">
      <style:text-properties fo:font-size="10pt" officeooo:paragraph-rsid="01f68bca" style:font-size-asian="10pt" style:font-size-complex="10pt"/>
    </style:style>
    <style:style style:name="P104" style:family="paragraph" style:parent-style-name="Standard" style:list-style-name="L1">
      <style:paragraph-properties fo:text-align="justify" style:justify-single-word="false"/>
      <style:text-properties style:font-name="Arial1" fo:font-size="10pt" fo:font-weight="normal" officeooo:paragraph-rsid="01d2bb24" style:font-size-asian="10pt" style:font-weight-asian="normal" style:font-size-complex="10pt" style:font-weight-complex="normal"/>
    </style:style>
    <style:style style:name="P105" style:family="paragraph" style:parent-style-name="Standard" style:list-style-name="L4">
      <style:text-properties officeooo:rsid="02005701" officeooo:paragraph-rsid="02005701"/>
    </style:style>
    <style:style style:name="P106" style:family="paragraph">
      <loext:graphic-properties draw:fill="none"/>
    </style:style>
    <style:style style:name="T1" style:family="text">
      <style:text-properties fo:color="#000000" loext:opacity="100%" style:font-name="Arial" fo:letter-spacing="-0.0008in" fo:font-weight="bold" style:font-weight-asian="bold" style:font-name-complex="Arial2"/>
    </style:style>
    <style:style style:name="T2" style:family="text">
      <style:text-properties fo:color="#000000" loext:opacity="100%" style:font-name="Arial" fo:font-weight="bold" style:font-weight-asian="bold" style:font-name-complex="Arial2"/>
    </style:style>
    <style:style style:name="T3" style:family="text">
      <style:text-properties officeooo:rsid="019d2a2d"/>
    </style:style>
    <style:style style:name="T4" style:family="text">
      <style:text-properties officeooo:rsid="05c8f08c"/>
    </style:style>
    <style:style style:name="T5" style:family="text">
      <style:text-properties officeooo:rsid="056a57ae"/>
    </style:style>
    <style:style style:name="T6" style:family="text">
      <style:text-properties fo:font-weight="normal" officeooo:rsid="00246cbc" style:font-weight-asian="normal" style:font-weight-complex="normal"/>
    </style:style>
    <style:style style:name="T7" style:family="text">
      <style:text-properties officeooo:rsid="001eddcf"/>
    </style:style>
    <style:style style:name="T8" style:family="text">
      <style:text-properties fo:language="en" fo:country="GB"/>
    </style:style>
    <style:style style:name="T9" style:family="text">
      <style:text-properties fo:language="en" fo:country="GB" fo:font-weight="bold" officeooo:rsid="00b6467a" style:font-weight-asian="bold" style:font-weight-complex="bold"/>
    </style:style>
    <style:style style:name="T10" style:family="text">
      <style:text-properties fo:language="en" fo:country="GB" fo:font-style="italic" style:font-style-asian="italic"/>
    </style:style>
    <style:style style:name="T11" style:family="text">
      <style:text-properties fo:language="en" fo:country="GB" fo:font-style="italic" style:font-style-asian="italic" style:font-style-complex="italic"/>
    </style:style>
    <style:style style:name="T12" style:family="text">
      <style:text-properties fo:language="en" fo:country="GB" fo:font-style="italic" officeooo:rsid="0128bb67" style:font-style-asian="italic" style:font-style-complex="italic"/>
    </style:style>
    <style:style style:name="T13" style:family="text">
      <style:text-properties fo:language="en" fo:country="GB" fo:font-style="italic" officeooo:rsid="012a7d8e" style:font-style-asian="italic" style:font-style-complex="italic"/>
    </style:style>
    <style:style style:name="T14" style:family="text">
      <style:text-properties fo:language="en" fo:country="GB" officeooo:rsid="012b5fca"/>
    </style:style>
    <style:style style:name="T15" style:family="text">
      <style:text-properties fo:language="en" fo:country="GB" officeooo:rsid="01449ef7"/>
    </style:style>
    <style:style style:name="T16" style:family="text">
      <style:text-properties fo:language="en" fo:country="GB" officeooo:rsid="014a95ef"/>
    </style:style>
    <style:style style:name="T17" style:family="text">
      <style:text-properties fo:language="en" fo:country="GB" officeooo:rsid="015b17c7"/>
    </style:style>
    <style:style style:name="T18" style:family="text">
      <style:text-properties fo:language="en" fo:country="GB" officeooo:rsid="015c977c"/>
    </style:style>
    <style:style style:name="T19" style:family="text">
      <style:text-properties fo:language="en" fo:country="GB" officeooo:rsid="01606f7f"/>
    </style:style>
    <style:style style:name="T20" style:family="text">
      <style:text-properties fo:language="en" fo:country="GB" officeooo:rsid="01062c6c"/>
    </style:style>
    <style:style style:name="T21" style:family="text">
      <style:text-properties style:font-name="Arial1" style:rfc-language-tag="x-none"/>
    </style:style>
    <style:style style:name="T22" style:family="text">
      <style:text-properties style:font-name="Arial1" fo:language="en" fo:country="GB"/>
    </style:style>
    <style:style style:name="T23" style:family="text">
      <style:text-properties style:font-name="Arial1" fo:language="en" fo:country="GB" officeooo:rsid="013d937d"/>
    </style:style>
    <style:style style:name="T24" style:family="text">
      <style:text-properties style:font-name="Arial1" fo:language="en" fo:country="GB" officeooo:rsid="013dc036"/>
    </style:style>
    <style:style style:name="T25" style:family="text">
      <style:text-properties style:font-name="Arial1" fo:font-size="10pt" style:rfc-language-tag="x-none" fo:font-style="italic" fo:font-weight="normal" style:font-size-asian="10pt" style:font-style-asian="italic" style:font-weight-asian="normal" style:font-size-complex="10pt" style:font-style-complex="italic" style:font-weight-complex="normal"/>
    </style:style>
    <style:style style:name="T26" style:family="text">
      <style:text-properties style:font-name="Arial1" fo:font-size="10pt" style:rfc-language-tag="x-none" fo:font-style="italic" fo:font-weight="normal" officeooo:rsid="012b5fca" style:font-size-asian="10pt" style:font-style-asian="italic" style:font-weight-asian="normal" style:font-size-complex="10pt" style:font-style-complex="italic" style:font-weight-complex="normal"/>
    </style:style>
    <style:style style:name="T27" style:family="text">
      <style:text-properties style:font-name="Arial1" fo:font-size="10pt" style:rfc-language-tag="x-none" fo:font-weight="normal" style:font-size-asian="10pt" style:font-weight-asian="normal" style:font-size-complex="10pt" style:font-weight-complex="normal"/>
    </style:style>
    <style:style style:name="T28" style:family="text">
      <style:text-properties style:font-name="Arial1" fo:font-size="10pt" style:rfc-language-tag="x-none" style:font-size-asian="10pt" style:font-size-complex="10pt"/>
    </style:style>
    <style:style style:name="T29" style:family="text">
      <style:text-properties style:font-name="Arial1" fo:font-size="10pt" style:rfc-language-tag="x-none" officeooo:rsid="012b5fca" style:font-size-asian="10pt" style:font-size-complex="10pt"/>
    </style:style>
    <style:style style:name="T30" style:family="text">
      <style:text-properties style:font-name="Arial1" fo:font-size="10pt" style:rfc-language-tag="x-none" officeooo:rsid="012d397c" style:font-size-asian="10pt" style:font-size-complex="10pt"/>
    </style:style>
    <style:style style:name="T31" style:family="text">
      <style:text-properties style:font-name="Arial1" fo:font-size="10pt" style:rfc-language-tag="x-none" officeooo:rsid="01362636" style:font-size-asian="10pt" style:font-size-complex="10pt"/>
    </style:style>
    <style:style style:name="T32" style:family="text">
      <style:text-properties style:font-name="Arial1" fo:font-size="10pt" style:rfc-language-tag="x-none" officeooo:rsid="013d015a" style:font-size-asian="10pt" style:font-size-complex="10pt"/>
    </style:style>
    <style:style style:name="T33" style:family="text">
      <style:text-properties style:font-name="Arial1" fo:font-size="10pt" style:rfc-language-tag="x-none" officeooo:rsid="01463065" style:font-size-asian="10pt" style:font-size-complex="10pt"/>
    </style:style>
    <style:style style:name="T34" style:family="text">
      <style:text-properties style:font-name="Arial1" fo:font-size="10pt" style:rfc-language-tag="x-none" officeooo:rsid="0148f0d7" style:font-size-asian="10pt" style:font-size-complex="10pt"/>
    </style:style>
    <style:style style:name="T35" style:family="text">
      <style:text-properties style:font-name="Arial1" fo:font-size="10pt" style:rfc-language-tag="x-none" officeooo:rsid="014a1880" style:font-size-asian="10pt" style:font-size-complex="10pt"/>
    </style:style>
    <style:style style:name="T36" style:family="text">
      <style:text-properties style:font-name="Arial1" fo:font-size="10pt" style:rfc-language-tag="x-none" officeooo:rsid="014afbce" style:font-size-asian="10pt" style:font-size-complex="10pt"/>
    </style:style>
    <style:style style:name="T37" style:family="text">
      <style:text-properties style:font-name="Arial1" fo:font-size="10pt" style:rfc-language-tag="x-none" officeooo:rsid="014e881f" style:font-size-asian="10pt" style:font-size-complex="10pt"/>
    </style:style>
    <style:style style:name="T38" style:family="text">
      <style:text-properties style:font-name="Arial1" fo:font-size="10pt" style:rfc-language-tag="x-none" officeooo:rsid="014fa8b0" style:font-size-asian="10pt" style:font-size-complex="10pt"/>
    </style:style>
    <style:style style:name="T39" style:family="text">
      <style:text-properties style:font-name="Arial1" fo:font-size="10pt" style:rfc-language-tag="x-none" officeooo:rsid="0150f33e" style:font-size-asian="10pt" style:font-size-complex="10pt"/>
    </style:style>
    <style:style style:name="T40" style:family="text">
      <style:text-properties style:font-name="Arial1" fo:font-size="10pt" style:rfc-language-tag="x-none" officeooo:rsid="015461a2" style:font-size-asian="10pt" style:font-size-complex="10pt"/>
    </style:style>
    <style:style style:name="T41" style:family="text">
      <style:text-properties style:font-name="Arial1" fo:font-size="10pt" style:rfc-language-tag="x-none" officeooo:rsid="01656d3d" style:font-size-asian="10pt" style:font-size-complex="10pt"/>
    </style:style>
    <style:style style:name="T42" style:family="text">
      <style:text-properties style:font-name="Arial1" fo:font-size="10pt" fo:language="en" fo:country="GB" fo:font-weight="normal" style:font-size-asian="10pt" style:font-weight-asian="normal" style:font-size-complex="10pt" style:font-weight-complex="normal"/>
    </style:style>
    <style:style style:name="T43" style:family="text">
      <style:text-properties style:font-name="Arial1" fo:font-size="10pt" fo:language="en" fo:country="GB" fo:font-weight="normal" fo:background-color="transparent" loext:char-shading-value="0" style:font-size-asian="10pt" style:font-weight-asian="normal" style:font-size-complex="10pt" style:font-weight-complex="normal"/>
    </style:style>
    <style:style style:name="T44" style:family="text">
      <style:text-properties style:font-name="Arial1" fo:font-size="10pt" fo:language="en" fo:country="GB" style:font-size-asian="10pt" style:font-size-complex="10pt"/>
    </style:style>
    <style:style style:name="T45" style:family="text">
      <style:text-properties style:font-name="Arial1" fo:font-size="10pt" fo:language="en" fo:country="GB" officeooo:rsid="01352cb0" style:font-size-asian="10pt" style:font-size-complex="10pt"/>
    </style:style>
    <style:style style:name="T46" style:family="text">
      <style:text-properties style:font-name="Arial1" fo:font-size="10pt" fo:language="en" fo:country="GB" officeooo:rsid="013cbf63" style:font-size-asian="10pt" style:font-size-complex="10pt"/>
    </style:style>
    <style:style style:name="T47" style:family="text">
      <style:text-properties style:font-name="Arial1" fo:font-size="10pt" fo:language="en" fo:country="GB" officeooo:rsid="013dda85" style:font-size-asian="10pt" style:font-size-complex="10pt"/>
    </style:style>
    <style:style style:name="T48" style:family="text">
      <style:text-properties style:font-name="Arial1" fo:font-size="10pt" fo:language="en" fo:country="GB" officeooo:rsid="014c2520" style:font-size-asian="10pt" style:font-size-complex="10pt"/>
    </style:style>
    <style:style style:name="T49" style:family="text">
      <style:text-properties style:font-name="Arial1" fo:font-size="10pt" fo:language="en" fo:country="GB" officeooo:rsid="014c7827" style:font-size-asian="10pt" style:font-size-complex="10pt"/>
    </style:style>
    <style:style style:name="T50" style:family="text">
      <style:text-properties style:font-name="Arial1" fo:font-size="10pt" fo:language="en" fo:country="GB" officeooo:rsid="014e858d" style:font-size-asian="10pt" style:font-size-complex="10pt"/>
    </style:style>
    <style:style style:name="T51" style:family="text">
      <style:text-properties style:font-name="Arial1" fo:font-size="10pt" fo:language="en" fo:country="GB" officeooo:rsid="01543abf" style:font-size-asian="10pt" style:font-size-complex="10pt"/>
    </style:style>
    <style:style style:name="T52" style:family="text">
      <style:text-properties style:font-name="Arial1" fo:font-size="10pt" fo:language="en" fo:country="GB" officeooo:rsid="01626037" style:font-size-asian="10pt" style:font-size-complex="10pt"/>
    </style:style>
    <style:style style:name="T53" style:family="text">
      <style:text-properties style:font-name="Arial1" fo:font-size="10pt" fo:language="en" fo:country="GB" officeooo:rsid="01671bb1" style:font-size-asian="10pt" style:font-size-complex="10pt"/>
    </style:style>
    <style:style style:name="T54" style:family="text">
      <style:text-properties style:font-name="Arial1" fo:font-size="10pt" fo:language="en" fo:country="GB" officeooo:rsid="01685fda" style:font-size-asian="10pt" style:font-size-complex="10pt"/>
    </style:style>
    <style:style style:name="T55" style:family="text">
      <style:text-properties style:font-name="Arial1" fo:font-size="10pt" fo:language="en" fo:country="GB" officeooo:rsid="016a1ebe" style:font-size-asian="10pt" style:font-size-complex="10pt"/>
    </style:style>
    <style:style style:name="T56" style:family="text">
      <style:text-properties style:font-name="Arial1" fo:font-size="10pt" fo:language="en" fo:country="GB" officeooo:rsid="016a4e98" style:font-size-asian="10pt" style:font-size-complex="10pt"/>
    </style:style>
    <style:style style:name="T57" style:family="text">
      <style:text-properties style:font-name="Arial1" fo:font-size="10pt" fo:language="en" fo:country="GB" officeooo:rsid="016a9a16" style:font-size-asian="10pt" style:font-size-complex="10pt"/>
    </style:style>
    <style:style style:name="T58" style:family="text">
      <style:text-properties style:font-name="Arial1" fo:font-size="10pt" fo:language="en" fo:country="GB" fo:font-weight="bold" style:font-size-asian="10pt" style:font-weight-asian="bold" style:font-size-complex="10pt" style:font-weight-complex="bold"/>
    </style:style>
    <style:style style:name="T59" style:family="text">
      <style:text-properties style:font-name="Arial1" fo:font-size="10pt" fo:language="en" fo:country="GB" fo:font-weight="bold" officeooo:rsid="012b5fca" style:font-size-asian="10pt" style:font-weight-asian="bold" style:font-size-complex="10pt" style:font-weight-complex="bold"/>
    </style:style>
    <style:style style:name="T60" style:family="text">
      <style:text-properties style:font-name="Arial1" fo:font-size="10pt" fo:language="en" fo:country="GB" fo:font-style="normal" fo:font-weight="bold" fo:background-color="transparent" loext:char-shading-value="0" style:font-size-asian="10pt" style:font-style-asian="normal" style:font-weight-asian="bold" style:font-size-complex="10pt" style:font-style-complex="normal" style:font-weight-complex="bold"/>
    </style:style>
    <style:style style:name="T61" style:family="text">
      <style:text-properties style:font-name="Arial1" fo:font-size="10pt" style:font-size-asian="10pt" style:font-size-complex="10pt"/>
    </style:style>
    <style:style style:name="T62" style:family="text">
      <style:text-properties style:font-name="Arial1" fo:font-size="10pt" fo:language="de" fo:country="DE" fo:font-weight="bold" officeooo:rsid="022fa758" fo:background-color="#ffff00" loext:char-shading-value="0" style:font-size-asian="10pt" style:font-weight-asian="bold" style:font-size-complex="10pt" style:font-weight-complex="bold"/>
    </style:style>
    <style:style style:name="T63" style:family="text">
      <style:text-properties style:text-position="super 58%" style:rfc-language-tag="x-none" fo:font-style="italic" style:font-style-asian="italic"/>
    </style:style>
    <style:style style:name="T64" style:family="text">
      <style:text-properties style:rfc-language-tag="x-none"/>
    </style:style>
    <style:style style:name="T65" style:family="text">
      <style:text-properties style:rfc-language-tag="x-none" fo:font-weight="bold" style:font-weight-asian="bold"/>
    </style:style>
    <style:style style:name="T66" style:family="text">
      <style:text-properties style:rfc-language-tag="x-none" fo:font-style="italic" style:font-style-asian="italic"/>
    </style:style>
    <style:style style:name="T67" style:family="text">
      <style:text-properties style:rfc-language-tag="x-none" fo:font-style="italic" style:font-style-asian="italic" style:font-style-complex="italic"/>
    </style:style>
    <style:style style:name="T68" style:family="text">
      <style:text-properties style:rfc-language-tag="x-none" fo:font-style="italic" officeooo:rsid="0128bb67" style:font-style-asian="italic" style:font-style-complex="italic"/>
    </style:style>
    <style:style style:name="T69" style:family="text">
      <style:text-properties style:rfc-language-tag="x-none" fo:font-style="italic" officeooo:rsid="012a7d8e" style:font-style-asian="italic" style:font-style-complex="italic"/>
    </style:style>
    <style:style style:name="T70" style:family="text">
      <style:text-properties style:rfc-language-tag="x-none" fo:font-style="italic" officeooo:rsid="012b5fca" style:font-style-asian="italic" style:font-style-complex="italic"/>
    </style:style>
    <style:style style:name="T71" style:family="text">
      <style:text-properties style:rfc-language-tag="x-none" officeooo:rsid="012a7d8e"/>
    </style:style>
    <style:style style:name="T72" style:family="text">
      <style:text-properties style:rfc-language-tag="x-none" officeooo:rsid="012b5fca"/>
    </style:style>
    <style:style style:name="T73" style:family="text">
      <style:text-properties style:rfc-language-tag="x-none" officeooo:rsid="0131d218"/>
    </style:style>
    <style:style style:name="T74" style:family="text">
      <style:text-properties style:rfc-language-tag="x-none" officeooo:rsid="01323a4b"/>
    </style:style>
    <style:style style:name="T75" style:family="text">
      <style:text-properties style:rfc-language-tag="x-none" officeooo:rsid="01387358"/>
    </style:style>
    <style:style style:name="T76" style:family="text">
      <style:text-properties style:rfc-language-tag="x-none" officeooo:rsid="01410159"/>
    </style:style>
    <style:style style:name="T77" style:family="text">
      <style:text-properties style:rfc-language-tag="x-none" officeooo:rsid="0141e78d"/>
    </style:style>
    <style:style style:name="T78" style:family="text">
      <style:text-properties style:rfc-language-tag="x-none" officeooo:rsid="01449ef7"/>
    </style:style>
    <style:style style:name="T79" style:family="text">
      <style:text-properties style:rfc-language-tag="x-none" officeooo:rsid="0147d521"/>
    </style:style>
    <style:style style:name="T80" style:family="text">
      <style:text-properties style:rfc-language-tag="x-none" officeooo:rsid="015a1fc7"/>
    </style:style>
    <style:style style:name="T81" style:family="text">
      <style:text-properties officeooo:rsid="01057751"/>
    </style:style>
    <style:style style:name="T82" style:family="text">
      <style:text-properties officeooo:rsid="010d907d"/>
    </style:style>
    <style:style style:name="T83" style:family="text">
      <style:text-properties style:use-window-font-color="true" loext:opacity="0%" fo:background-color="transparent" loext:char-shading-value="0"/>
    </style:style>
    <style:style style:name="T84" style:family="text">
      <style:text-properties officeooo:rsid="01234a6f"/>
    </style:style>
    <style:style style:name="T85" style:family="text">
      <style:text-properties officeooo:rsid="0128bb67"/>
    </style:style>
    <style:style style:name="T86" style:family="text">
      <style:text-properties officeooo:rsid="012b5fca"/>
    </style:style>
    <style:style style:name="T87" style:family="text">
      <style:text-properties officeooo:rsid="013059d8"/>
    </style:style>
    <style:style style:name="T88" style:family="text">
      <style:text-properties officeooo:rsid="0133629d"/>
    </style:style>
    <style:style style:name="T89" style:family="text">
      <style:text-properties officeooo:rsid="01392cfa"/>
    </style:style>
    <style:style style:name="T90" style:family="text">
      <style:text-properties officeooo:rsid="013af15d"/>
    </style:style>
    <style:style style:name="T91" style:family="text">
      <style:text-properties officeooo:rsid="013fb0e0"/>
    </style:style>
    <style:style style:name="T92" style:family="text">
      <style:text-properties officeooo:rsid="0143695e"/>
    </style:style>
    <style:style style:name="T93" style:family="text">
      <style:text-properties officeooo:rsid="014554c9"/>
    </style:style>
    <style:style style:name="T94" style:family="text">
      <style:text-properties officeooo:rsid="01481a8c"/>
    </style:style>
    <style:style style:name="T95" style:family="text">
      <style:text-properties officeooo:rsid="0148ecdb"/>
    </style:style>
    <style:style style:name="T96" style:family="text">
      <style:text-properties officeooo:rsid="014b9c2d"/>
    </style:style>
    <style:style style:name="T97" style:family="text">
      <style:text-properties officeooo:rsid="014d3e18"/>
    </style:style>
    <style:style style:name="T98" style:family="text">
      <style:text-properties officeooo:rsid="0155f017"/>
    </style:style>
    <style:style style:name="T99" style:family="text">
      <style:text-properties officeooo:rsid="016b09ca"/>
    </style:style>
    <style:style style:name="T100" style:family="text">
      <style:text-properties officeooo:rsid="019d5526"/>
    </style:style>
    <style:style style:name="T101" style:family="text">
      <style:text-properties fo:font-size="11pt" officeooo:rsid="019c5dd6" style:font-size-asian="11pt" style:font-size-complex="11pt"/>
    </style:style>
    <style:style style:name="T102" style:family="text">
      <style:text-properties officeooo:rsid="020a0db3"/>
    </style:style>
    <style:style style:name="T103" style:family="text">
      <style:text-properties fo:language="de" fo:country="DE" officeooo:rsid="01e212d0"/>
    </style:style>
    <style:style style:name="T104" style:family="text">
      <style:text-properties fo:font-weight="bold" style:font-weight-asian="bold"/>
    </style:style>
    <style:style style:name="T105" style:family="text">
      <style:text-properties fo:font-weight="bold" style:font-weight-asian="bold" style:font-weight-complex="bold"/>
    </style:style>
    <style:style style:name="T106" style:family="text">
      <style:text-properties fo:font-weight="bold" officeooo:rsid="01f68bca" style:font-weight-asian="bold" style:font-weight-complex="bold"/>
    </style:style>
    <style:style style:name="T107" style:family="text">
      <style:text-properties officeooo:rsid="01f68bca"/>
    </style:style>
    <style:style style:name="T108" style:family="text">
      <style:text-propertie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none" draw:textarea-horizontal-align="justify" draw:textarea-vertical-align="middle" draw:auto-grow-height="false" fo:min-height="0.2398in" fo:min-width="6.219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fill="none" draw:textarea-horizontal-align="justify" draw:textarea-vertical-align="middle" draw:auto-grow-height="false" fo:min-height="1in" fo:min-width="6.219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0">Data Protection Addendum<text:line-break/>Addressing Article 28 GDPR</text:p>
      <text:p text:style-name="P40"/>
      <text:p text:style-name="P31"/>
      <text:p text:style-name="P30"><text:span text:style-name="T42">This Data Prote</text:span><text:span text:style-name="T43">ction Addendum ("Addendum") forms part of the contract ("Master Service Agreement") between: (i) </text:span><text:span text:style-name="T60">Dr.-Ing. Mario Heiderich, Cure53 </text:span><text:span text:style-name="T43">("Vendor") acting on its own behalf and as agent for each Vendor Affiliate; and (ii) </text:span><text:span text:style-name="T62">________________</text:span><text:span text:style-name="T60"> </text:span><text:span text:style-name="T43">("Company") acting on its o</text:span><text:span text:style-name="T42">wn behalf and as agent for each Company Affiliate.</text:span></text:p>
      <text:p text:style-name="P45"/>
      <text:p text:style-name="P45">The terms used in this Addendum shall have the meanings set forth in this Addendum. Capitalized terms not otherwise defined herein shall have the meaning given to them in the <text:span text:style-name="T84">Master Service</text:span> Agreement. <text:s/>Except as modified below, the terms of the Master Service Agreement shall remain in full force and effect.</text:p>
      <text:p text:style-name="P45"/>
      <text:p text:style-name="P45">In consideration of the mutual obligations set out herein, the parties hereby agree that the terms and conditions set out below shall be added as an Addendum to the <text:span text:style-name="T84">Master Service</text:span> Agreement. Except where the context requires otherwise, references in this Addendum to the <text:span text:style-name="T84">Master Service</text:span> Agreement are to the <text:span text:style-name="T84">Master Service</text:span> Agreement as amended by, and including, this Addendum.</text:p>
      <text:p text:style-name="P19"><text:span text:style-name="T85">1. </text:span>Definitions</text:p>
      <text:p text:style-name="P56"><text:span text:style-name="T85">1.1 </text:span>In this Addendum, the following terms shall have the meanings set out below and cognate terms shall be construed accordingly:</text:p>
      <text:p text:style-name="P56"/>
      <text:list text:style-name="L1">
        <text:list-item>
          <text:p text:style-name="P104"><text:span text:style-name="T68">1.1.1 </text:span><text:span text:style-name="T67">"Applicable Laws"</text:span><text:span text:style-name="T64"> means (a) European Union or Member State laws with respect to any Company Personal Data in respect of which any Company Group Member is </text:span><text:span text:style-name="T8">subject to</text:span><text:span text:style-name="T64"> EU Data Protection Laws; and (b) any other applicable law with respect to any Company Personal Data in respect of which any Company Group Member is </text:span><text:span text:style-name="T8">subject to</text:span><text:span text:style-name="T64"> any other Data Protection Laws;</text:span></text:p>
        </text:list-item>
        <text:list-item>
          <text:p text:style-name="P104"><text:span text:style-name="T68">1.1.2 </text:span><text:span text:style-name="T67">"Company Affiliate"</text:span><text:span text:style-name="T64"> means an entity that owns or controls, is owned or controlled by or is or under common control or ownership with Company, where control is defined as the possession, directly or indirectly, of the power to direct or cause the direction of the management and policies of an entity, whether through ownership of voting securities, by contract or otherwise;</text:span></text:p>
        </text:list-item>
        <text:list-item>
          <text:p text:style-name="P104"><text:span text:style-name="T12">1.1.3 </text:span><text:span text:style-name="T11">“Company Group Member"</text:span><text:span text:style-name="T8"> means Company or any Company Affiliate;</text:span></text:p>
        </text:list-item>
        <text:list-item>
          <text:p text:style-name="P104"><text:span text:style-name="T68">1.1.4 </text:span><text:span text:style-name="T67">"Company Personal Data"</text:span><text:span text:style-name="T64"> means any Personal Data Processed by </text:span><text:span text:style-name="T8">a Contracted Processor</text:span><text:span text:style-name="T64"> on behalf of a Company Group Member pursuant to or in connection with the Master Service Agreement; </text:span></text:p>
        </text:list-item>
        <text:list-item>
          <text:p text:style-name="P104"><text:span text:style-name="T12">1.1.5 </text:span><text:span text:style-name="T11">"Contracted Processor"</text:span><text:span text:style-name="T8"> means Vendor or a Subprocessor;</text:span></text:p>
        </text:list-item>
        <text:list-item>
          <text:p text:style-name="P104"><text:span text:style-name="T68">1.1.6 </text:span><text:span text:style-name="T67">"Data Protection Laws"</text:span><text:span text:style-name="T64"> mean</text:span><text:span text:style-name="T8">s</text:span><text:span text:style-name="T64"> EU Data Protection Laws and</text:span><text:span text:style-name="T8">,</text:span><text:span text:style-name="T64"> to the extent applicable, the data protection or privacy laws of any other country;</text:span></text:p>
        </text:list-item>
        <text:list-item>
          <text:p text:style-name="P104"><text:span text:style-name="T68">1.1.7 </text:span><text:span text:style-name="T67">"EEA"</text:span><text:span text:style-name="T64"> means the European Economic Area;</text:span></text:p>
        </text:list-item>
        <text:list-item>
          <text:p text:style-name="P104"><text:soft-page-break/><text:span text:style-name="T12">1.1.8 </text:span><text:span text:style-name="T11">"EU Data Protection Laws"</text:span><text:span text:style-name="T8"> means EU Directive 95/46/EC, as transposed into domestic legislation of each Member State and as amended, replaced or superseded from time to time, including by the GDPR and laws implementing or supplementing the GDPR;</text:span></text:p>
        </text:list-item>
        <text:list-item>
          <text:p text:style-name="P104"><text:span text:style-name="T13">1.1.9 </text:span><text:span text:style-name="T11">"GDPR"</text:span><text:span text:style-name="T8"> means EU General Data Protection Regulation 2016/679;</text:span></text:p>
        </text:list-item>
        <text:list-item>
          <text:p text:style-name="P104"><text:span text:style-name="T69">1.1.10 </text:span><text:span text:style-name="T67">"Restricted Transfer"</text:span><text:span text:style-name="T64"> means</text:span><text:span text:style-name="T8">:</text:span></text:p>
          <text:list>
            <text:list-item>
              <text:p text:style-name="P104"><text:span text:style-name="T71">1.1.10.1. </text:span><text:span text:style-name="T64">a transfer of </text:span><text:span text:style-name="T8">Company </text:span><text:span text:style-name="T64">Personal Data from any Company Group Member to </text:span><text:span text:style-name="T8">a Contracted Processor</text:span><text:span text:style-name="T64">; or</text:span></text:p>
            </text:list-item>
            <text:list-item>
              <text:p text:style-name="P104"><text:span text:style-name="T71">1.1.10.2 </text:span><text:span text:style-name="T64">an onward transfer </text:span><text:span text:style-name="T8">of Company Personal Data from a Contracted Processor to</text:span><text:span text:style-name="T64"> </text:span><text:span text:style-name="T8">a Contracted Processor, or between two establishments of a Contracted Processor,</text:span></text:p>
            </text:list-item>
          </text:list>
        </text:list-item>
      </text:list>
      <text:p text:style-name="P58"/>
      <text:p text:style-name="P72"><text:span text:style-name="T64">in each case</text:span><text:span text:style-name="T8">,</text:span><text:span text:style-name="T64"> where such transfer would be prohibited by Data Protection Laws</text:span><text:span text:style-name="T8"> (or by the terms of data transfer agreements put in place to address the data transfer restrictions of Data Protection Laws)</text:span><text:span text:style-name="T64"> in the absence of the Standard Contractual Clauses to be established</text:span> <text:span text:style-name="T64">below;</text:span></text:p>
      <text:p text:style-name="P57"/>
      <text:p text:style-name="P41"><text:span text:style-name="T70">1.1.11 </text:span><text:span text:style-name="T67">"Services"</text:span><text:span text:style-name="T64"> means the services and other activities to be supplied </text:span><text:span text:style-name="T8">to </text:span><text:span text:style-name="T64">or carried out by or on behalf of Vendor for Company </text:span><text:span text:style-name="T8">Group Member</text:span><text:span text:style-name="T64">s pursuant to the Master Service Agreement;</text:span></text:p>
      <text:p text:style-name="P63"/>
      <text:p text:style-name="P29"><text:span text:style-name="T26">1.1.12 </text:span><text:span text:style-name="T25">"Standard Contractual Clauses"</text:span><text:span text:style-name="T27"> means the contractual clauses set out in</text:span><text:span text:style-name="T42"> Annex 2, amended as indicated (in square brackets and italics) in that Annex and under section </text:span><text:a xlink:type="simple" xlink:href="#_Ref483203635" text:style-name="Internet_20_link" text:visited-style-name="Visited_20_Internet_20_Link"><text:span text:style-name="T42">13.4</text:span></text:a><text:span text:style-name="T27">;</text:span></text:p>
      <text:p text:style-name="P63"/>
      <text:p text:style-name="P41"><text:span text:style-name="T70">1.1.13 </text:span><text:span text:style-name="T67">"Subprocessor"</text:span><text:span text:style-name="T64"> means any person (including any third party and any Vendor Affiliate, but excluding an employee of Vendor or any of its sub-contractors) appointed by or on behalf of Vendor or any Vendor Affiliate to Process Personal Data on behalf of any Company Group Member in connection with the Master Service Agreement;</text:span><text:span text:style-name="T8"> and</text:span></text:p>
      <text:p text:style-name="P63"/>
      <text:p text:style-name="P41"><text:span text:style-name="T70">1.1.14 </text:span><text:span text:style-name="T67">"Vendor Affiliate"</text:span><text:span text:style-name="T64"> means an entity that owns or controls, is owned or controlled by or is or under common control or ownership with Vendor, where control is defined as the possession, directly or indirectly, of the power to direct or cause the direction of the management and policies of an entity, whether through ownership of voting securities, by contract or otherwise.</text:span></text:p>
      <text:p text:style-name="P50"/>
      <text:p text:style-name="P42"><text:span text:style-name="T14">1.2 </text:span><text:span text:style-name="T8">The terms</text:span><text:span text:style-name="T64">, </text:span><text:span text:style-name="T11">"Commission", </text:span><text:span text:style-name="T67">"Controller", "Data Subject", "Member State"</text:span><text:span text:style-name="T11">, </text:span><text:span text:style-name="T67">"Personal Data"</text:span><text:span text:style-name="T11">, "Personal Data Breach", "Processing"</text:span><text:span text:style-name="T8"> and </text:span><text:span text:style-name="T11">"Supervisory Authority"</text:span><text:span text:style-name="T64"> shall have the same meaning as in the </text:span><text:span text:style-name="T8">GDPR, and their cognate terms shall be construed accordingly.</text:span></text:p>
      <text:p text:style-name="P50"/>
      <text:p text:style-name="P42"><text:span text:style-name="T14">1.3 </text:span><text:span text:style-name="T8">The word </text:span><text:span text:style-name="T11">"include"</text:span><text:span text:style-name="T8"> shall be construed to mean include without limitation, and cognate terms shall be construed accordingly.</text:span></text:p>
      <text:p text:style-name="P19"><text:span text:style-name="T86">2. </text:span><text:bookmark-start text:name="_Ref483204556"/>Authority<text:bookmark-end text:name="_Ref483204556"/></text:p>
      <text:p text:style-name="P45">Vendor warrants and represents that, before any Vendor Affiliate Processes any Company Personal Data on behalf of any Company Group Member, Vendor's entry into this Addendum as agent for and on behalf of that Vendor Affiliate will have been duly and effectively authorised (or subsequently ratified) by that Vendor Affiliate.</text:p>
      <text:p text:style-name="P19"/>
      <text:p text:style-name="P20"><text:span text:style-name="T86">3. </text:span><text:bookmark-start text:name="_Ref471499735"/>Processing of Company Personal Data<text:bookmark-end text:name="_Ref471499735"/></text:p>
      <text:p text:style-name="P74"><text:span text:style-name="T72">3.1 </text:span><text:bookmark-start text:name="_Ref472928106"/><text:bookmark-start text:name="_Ref471379220"/><text:span text:style-name="T64">Vendor and each Vendor Affiliate shall</text:span><text:span text:style-name="T8">:</text:span></text:p>
      <text:p text:style-name="P48"/>
      <text:p text:style-name="P71"><text:span text:style-name="T14">3.1.1 </text:span><text:span text:style-name="T8">comply with all applicable Data Protection Laws in the Processing of Company Personal Data; and</text:span></text:p>
      <text:p text:style-name="P71"><text:span text:style-name="T14">3.1.2 </text:span><text:span text:style-name="T64">not Process Company Personal Data other than </text:span><text:span text:style-name="T8">on</text:span><text:span text:style-name="T64"> the relevant Company Group Member’s documented instructions</text:span><text:span text:style-name="T8"> </text:span><text:span text:style-name="T64">unless Processing is required by Applicable Laws to which </text:span><text:span text:style-name="T8">the relevant Contracted Processor </text:span><text:span text:style-name="T64">is subject, in which case Vendor or the relevant Vendor Affiliate shall to the extent permitted by Applicable Laws inform the relevant Company Group Member of that legal requirement before the relevant Processing of that Personal Data.</text:span><text:bookmark-end text:name="_Ref471379220"/><text:bookmark-end text:name="_Ref472928106"/><text:span text:style-name="T64"> </text:span></text:p>
      <text:p text:style-name="P43"/>
      <text:p text:style-name="P51"><text:span text:style-name="T86">3.2 </text:span>Each Company Group Member:</text:p>
      <text:p text:style-name="P61"/>
      <text:p text:style-name="P29"><text:span text:style-name="T29">3.2.1 </text:span><text:bookmark-start text:name="_Ref482951323"/><text:span text:style-name="T28">instructs Vendor and each Vendor Affiliate </text:span><text:span text:style-name="T44">(and authorises Vendor and each Vendor Affiliate to instruct each Subprocessor) </text:span><text:span text:style-name="T28">to</text:span><text:span text:style-name="T44">:</text:span><text:bookmark-end text:name="_Ref482951323"/></text:p>
      <text:p text:style-name="P57"/>
      <text:p text:style-name="P29"><text:span text:style-name="T29">3.2.1.1 </text:span><text:span text:style-name="T28">Process Company Personal Data; and</text:span></text:p>
      <text:p text:style-name="P62"/>
      <text:p text:style-name="P29"><text:span text:style-name="T30">3.2.1.2 </text:span><text:span text:style-name="T28">in particular</text:span><text:span text:style-name="T44">, </text:span><text:span text:style-name="T28">transfer Company Personal Data to any country or territory</text:span><text:span text:style-name="T44">, as reasonably necessary for the provision of the Services and consistent with the Master Service Agreement; and warrants and represents that it is and will at all relevant times remain duly and effectively authorised to give the instruction set out in section </text:span><text:a xlink:type="simple" xlink:href="#_Ref482951323" text:style-name="Internet_20_link" text:visited-style-name="Visited_20_Internet_20_Link"><text:span text:style-name="T44">3.2.1</text:span></text:a><text:span text:style-name="T44"> on behalf of each relevant Company Affiliate.</text:span></text:p>
      <text:p text:style-name="P44"/>
      <text:p text:style-name="P28"><text:span text:style-name="T59">3.3 </text:span><text:bookmark-start text:name="_Ref482964294"/><text:span text:style-name="T58">Annex 1</text:span><text:span text:style-name="T44"> to this Addendum sets out certain information regarding the Contracted Processors' Processing of the Company Personal Data as required by article 28(3) of the GDPR (and, possibly, equivalent requirements of other Data Protection Laws). Company may make reasonable amendments to </text:span><text:span text:style-name="T58">Annex 1</text:span><text:span text:style-name="T44"> by written notice to Vendor from time to time as Company reasonably considers necessary to meet those requirements. Nothing in </text:span><text:span text:style-name="T58">Annex 1</text:span><text:span text:style-name="T44"> (including as amended pursuant to this section </text:span><text:a xlink:type="simple" xlink:href="#_Ref482964294" text:style-name="Internet_20_link" text:visited-style-name="Visited_20_Internet_20_Link"><text:span text:style-name="T44">3.3</text:span></text:a><text:span text:style-name="T44">) confers any right</text:span><text:bookmark-end text:name="_Ref482964294"/><text:span text:style-name="T44"> or imposes any obligation on any party to this Addendum.</text:span></text:p>
      <text:p text:style-name="P19"><text:span text:style-name="T87">4. </text:span><text:bookmark-start text:name="_Ref482964795"/>Vendor and Vendor Affiliate Personnel<text:bookmark-end text:name="_Ref482964795"/></text:p>
      <text:p text:style-name="P72"><text:bookmark-start text:name="_Ref482964468"/><text:span text:style-name="T64">Vendor and each Vendor Affiliate shall</text:span><text:span text:style-name="T8"> </text:span><text:span text:style-name="T64">take reasonable steps to ensure the reliability of any employee, agent or contractor of any </text:span><text:span text:style-name="T8">Contracted P</text:span><text:span text:style-name="T64">rocessor who may have access to the Company Personal Data, ensuring in each case that access is strictly limited to those individuals who need to </text:span><text:span text:style-name="T8">know / </text:span><text:span text:style-name="T64">access the relevant Company Personal Data, as strictly necessary for the purposes </text:span><text:span text:style-name="T8">of the Master Service Agreement, and to comply with Applicable Laws</text:span><text:span text:style-name="T64"> in the context of that individual's duties to the </text:span><text:span text:style-name="T8">Contracted P</text:span><text:span text:style-name="T64">rocessor, ensuring that all such individuals are subject to confidentiality undertakings or professional or statutory obligations of confidentiality.</text:span><text:bookmark-end text:name="_Ref482964468"/></text:p>
      <text:p text:style-name="P19"/>
      <text:p text:style-name="P20"><text:span text:style-name="T87">5. </text:span><text:bookmark-start text:name="_Ref464574438"/><text:bookmark-start text:name="_Ref464581166"/><text:bookmark-start text:name="_Ref482964888"/><text:bookmark-start text:name="_Ref472954229"/>Security<text:bookmark-end text:name="_Ref464581166"/><text:bookmark-end text:name="_Ref482964888"/><text:bookmark-end text:name="_Ref472954229"/></text:p>
      <text:p text:style-name="P70"><text:span text:style-name="T73">5.1 </text:span><text:bookmark-start text:name="_Ref472929157"/><text:span text:style-name="T64">Taking into account the state of the art, the costs of implementation and the nature, scope, context and purposes of Processing as well as the risk of varying likelihood and severity for the rights and freedoms of natural persons, Vendor and each Vendor Affiliate shall</text:span><text:span text:style-name="T8"> in relation to the Company Personal Data </text:span><text:span text:style-name="T64">implement appropriate technical and organizational measures to ensure a level of security appropriate to th</text:span><text:span text:style-name="T8">at</text:span><text:span text:style-name="T64"> risk, including</text:span><text:span text:style-name="T8">,</text:span><text:span text:style-name="T64"> as appropriate</text:span><text:span text:style-name="T8">,</text:span><text:span text:style-name="T64"> the measures referred to in Article 32(1) of the GDPR</text:span><text:bookmark-end text:name="_Ref472929157"/><text:span text:style-name="T64">.</text:span></text:p>
      <text:p text:style-name="P56"/>
      <text:p text:style-name="P70"><text:span text:style-name="T74">5.2 </text:span><text:span text:style-name="T64">In assessing the appropriate level of security, Vendor and each Vendor Affiliate shall</text:span><text:span text:style-name="T8"> </text:span><text:span text:style-name="T64">take account in particular of the risks that are presented by Processing, in particular from </text:span><text:span text:style-name="T8">a Personal Data Breach</text:span><text:span text:style-name="T64">.</text:span></text:p>
      <text:p text:style-name="P19"><text:span text:style-name="T88">6. </text:span><text:bookmark-start text:name="_Ref472956474"/>Subprocessing<text:bookmark-end text:name="_Ref472956474"/></text:p>
      <text:p text:style-name="P28"><text:span text:style-name="T45">6.1 </text:span><text:bookmark-start text:name="_Ref472933015"/><text:bookmark-start text:name="_Ref482964499"/><text:span text:style-name="T44">Each Company</text:span><text:span text:style-name="T28"> Group Member </text:span><text:span text:style-name="T44">authorises Vendor and each Vendor Affiliate to </text:span><text:span text:style-name="T28">appoint </text:span><text:span text:style-name="T44">(and permit each Subprocessor appointed in accordance with this section </text:span><text:a xlink:type="simple" xlink:href="#_Ref472956474" text:style-name="Internet_20_link" text:visited-style-name="Visited_20_Internet_20_Link"><text:span text:style-name="T44">6</text:span></text:a><text:span text:style-name="T44"> to appoint) </text:span><text:span text:style-name="T28">Subprocessors</text:span><text:span text:style-name="T44"> in accordance with this section </text:span><text:a xlink:type="simple" xlink:href="#_Ref472956474" text:style-name="Internet_20_link" text:visited-style-name="Visited_20_Internet_20_Link"><text:span text:style-name="T44">6</text:span></text:a><text:span text:style-name="T28"> and any restrictions in the Master Service Agreement.</text:span><text:bookmark-end text:name="_Ref482964499"/></text:p>
      <text:p text:style-name="P56"/>
      <text:p text:style-name="P28"><text:span text:style-name="T31">6.2 </text:span><text:bookmark-start text:name="_Ref472933585"/><text:span text:style-name="T28">Vendor and each Vendor Affiliate </text:span><text:span text:style-name="T44">may</text:span><text:span text:style-name="T28"> continue to use those Subprocessors </text:span><text:span text:style-name="T44">already </text:span><text:span text:style-name="T28">engaged by Vendor or any Vendor Affiliate as at the date of this Addendum, subject to Vendor and each Vendor Affiliate in each case as soon as practicable meeting the obligations set out in section </text:span><text:a xlink:type="simple" xlink:href="#_Ref478107174" text:style-name="Internet_20_link" text:visited-style-name="Visited_20_Internet_20_Link"><text:span text:style-name="T28">6.4</text:span></text:a><text:span text:style-name="T28">.</text:span><text:bookmark-end text:name="_Ref472933585"/><text:span text:style-name="T28"> <text:s text:c="2"/></text:span></text:p>
      <text:p text:style-name="P56"/>
      <text:p text:style-name="P70"><text:span text:style-name="T75">6.3 </text:span><text:bookmark-start text:name="_Ref478108009"/><text:bookmark-start text:name="_Ref482966865"/><text:span text:style-name="T64">Vendor shall </text:span><text:span text:style-name="T8">giv</text:span><text:span text:style-name="T64">e Company prior written notice </text:span><text:span text:style-name="T8">of</text:span><text:span text:style-name="T64"> the appointment of any </text:span><text:span text:style-name="T8">new </text:span><text:span text:style-name="T64">Subprocessor</text:span><text:span text:style-name="T8">,</text:span><text:span text:style-name="T64"> includ</text:span><text:span text:style-name="T8">ing </text:span><text:span text:style-name="T64">full details of the Processing to be undertaken by the Subprocessor.</text:span><text:bookmark-end text:name="_Ref482966865"/><text:span text:style-name="T8"> If, within thirty days of receipt of that notice, Company</text:span><text:span text:style-name="T64"> notif</text:span><text:span text:style-name="T8">ies</text:span><text:span text:style-name="T64"> Vendor </text:span><text:span text:style-name="T8">in writing </text:span><text:span text:style-name="T64">of </text:span><text:span text:style-name="T8">any</text:span><text:span text:style-name="T64"> objection</text:span><text:span text:style-name="T8">s</text:span><text:span text:style-name="T64"> </text:span><text:span text:style-name="T8">(</text:span><text:span text:style-name="T64">on reasonable grounds</text:span><text:span text:style-name="T8">)</text:span><text:span text:style-name="T64"> to th</text:span><text:span text:style-name="T8">e proposed </text:span><text:span text:style-name="T64">appointment</text:span><text:span text:style-name="T8">:</text:span><text:bookmark text:name="_Ref479850258"/></text:p>
      <text:p text:style-name="P45"/>
      <text:p text:style-name="P45"><text:span text:style-name="T89">6.3.1 </text:span>Neither Vendor nor any Vendor Affiliate shall appoint (nor disclose any Company Personal Data to) the proposed Subprocessor except with the prior written consent of Company.</text:p>
      <text:p text:style-name="P43"><text:bookmark-end text:name="_Ref478108009"/></text:p>
      <text:p text:style-name="P51"><text:span text:style-name="T90">6.4 </text:span><text:bookmark-start text:name="_Ref478107174"/>With respect to each Subprocessor, Vendor or the relevant Vendor Affiliate shall:<text:bookmark-end text:name="_Ref478107174"/><text:bookmark-end text:name="_Ref472933015"/></text:p>
      <text:p text:style-name="P44"/>
      <text:p text:style-name="P29"><text:span text:style-name="T46">6.4.1 </text:span><text:span text:style-name="T44">before the Subprocessor first Processes Company Personal Data (or, where relevant, in accordance with section </text:span><text:a xlink:type="simple" xlink:href="#_Ref472933585" text:style-name="Internet_20_link" text:visited-style-name="Visited_20_Internet_20_Link"><text:span text:style-name="T44">6.2</text:span></text:a><text:span text:style-name="T44">), </text:span><text:span text:style-name="T28">carry out adequate due diligence to ensure that the Subprocessor is capable of providing the level of protection for Company Personal Data required by the Master Service Agreement;</text:span></text:p>
      <text:p text:style-name="P57"/>
      <text:p text:style-name="P29"><text:span text:style-name="T32">6.4.2 </text:span><text:span text:style-name="T44">ensure that the arrangement </text:span><text:span text:style-name="T28">between on the one hand </text:span></text:p>
      <text:p text:style-name="P57"/>
      <text:p text:style-name="P59">(a) Vendor, or </text:p>
      <text:p text:style-name="P59">(b) the relevant Vendor Affiliate, or </text:p>
      <text:p text:style-name="P11"><text:span text:style-name="T21">(c)</text:span><text:span text:style-name="T22"> the relevant intermediate Subprocessor;</text:span></text:p>
      <text:p text:style-name="P44"/>
      <text:p text:style-name="P14"><text:soft-page-break/><text:span text:style-name="T21">and on the other hand </text:span><text:span text:style-name="T22">the</text:span><text:span text:style-name="T21"> Subprocessor, </text:span><text:span text:style-name="T22">is governed by a written contract including terms </text:span><text:span text:style-name="T21">which offer at least the same level of protection for Company Personal Data as those set out in this Addendum</text:span><text:span text:style-name="T22"> and meet the requirements of article 28(3) of the GDPR; </text:span></text:p>
      <text:p text:style-name="P44"/>
      <text:p text:style-name="P14"><text:span text:style-name="T23">6.4.3 </text:span><text:bookmark-start text:name="_Ref483163781"/><text:bookmark-start text:name="_Ref479850507"/><text:bookmark-start text:name="_Ref476726523"/><text:span text:style-name="T22">if that arrangement involves a Restricted Transfer, ensure that the Standard Contractual Clauses are at all relevant times incorporated into the agreement between on the one hand </text:span></text:p>
      <text:p text:style-name="P44"/>
      <text:p text:style-name="P46">(a) Vendor, or </text:p>
      <text:p text:style-name="P46">(b) the relevant Vendor Affiliate, or </text:p>
      <text:p text:style-name="P46">(c) the relevant intermediate Subprocessor;</text:p>
      <text:p text:style-name="P44"/>
      <text:p text:style-name="P14"><text:span text:style-name="T22">and on the other hand the Subprocessor, or before the Subprocessor first Processes Company Personal Data procure that it enters into an agreement incorporating the Standard Contractual Clauses with the relevant Company Group Member(s)</text:span><text:bookmark-start text:name="_DV_C450"/><text:span text:style-name="T22"> (and Company shall procure that each Company Affiliate party to any such Standard Contractual Clauses co-operates with their population and execution</text:span><text:bookmark-end text:name="_DV_C450"/><text:bookmark-end text:name="_Ref476726523"/><text:bookmark-end text:name="_Ref479850507"/><text:span text:style-name="T22">); <text:s/>and</text:span><text:bookmark-end text:name="_Ref483163781"/><text:span text:style-name="T22"> </text:span></text:p>
      <text:p text:style-name="P44"/>
      <text:p text:style-name="P14"><text:span text:style-name="T24">6.4.4 </text:span><text:span text:style-name="T21">provide </text:span><text:span text:style-name="T22">to Company for review such </text:span><text:span text:style-name="T21">cop</text:span><text:span text:style-name="T22">ies</text:span><text:span text:style-name="T21"> of </text:span><text:span text:style-name="T22">the Contracted Processors' </text:span><text:span text:style-name="T21">agreements with Subprocessor</text:span><text:bookmark-start text:name="_DV_C449"/><text:span text:style-name="T21">s </text:span><text:span text:style-name="T22">(which may be redacted to remove confidential commercial information not relevant to the requirements of this Addendum) as Company may request from time to time.</text:span></text:p>
      <text:p text:style-name="P44"/>
      <text:p text:style-name="P28"><text:bookmark-end text:name="_DV_C449"/><text:span text:style-name="T47">6.5 </text:span><text:bookmark-start text:name="_Ref472932346"/><text:bookmark-start text:name="_Ref486228922"/><text:span text:style-name="T44">Vendor and each Vendor Affiliate shall ensure that each Subprocessor performs the obligations under sections </text:span><text:a xlink:type="simple" xlink:href="#_Ref471379220" text:style-name="Internet_20_link" text:visited-style-name="Visited_20_Internet_20_Link"><text:span text:style-name="T44">3.1</text:span></text:a><text:span text:style-name="T44">, </text:span><text:a xlink:type="simple" xlink:href="#_Ref482964795" text:style-name="Internet_20_link" text:visited-style-name="Visited_20_Internet_20_Link"><text:span text:style-name="T44">4</text:span></text:a><text:span text:style-name="T44">, </text:span><text:a xlink:type="simple" xlink:href="#_Ref482964888" text:style-name="Internet_20_link" text:visited-style-name="Visited_20_Internet_20_Link"><text:span text:style-name="T44">5</text:span></text:a><text:span text:style-name="T44">, </text:span><text:a xlink:type="simple" xlink:href="#_Ref479246263" text:style-name="Internet_20_link" text:visited-style-name="Visited_20_Internet_20_Link"><text:span text:style-name="T44">7.1</text:span></text:a><text:span text:style-name="T44">, </text:span><text:a xlink:type="simple" xlink:href="#_Ref482964994" text:style-name="Internet_20_link" text:visited-style-name="Visited_20_Internet_20_Link"><text:span text:style-name="T44">8.2</text:span></text:a><text:span text:style-name="T44">, </text:span><text:a xlink:type="simple" xlink:href="#_Ref464575757" text:style-name="Internet_20_link" text:visited-style-name="Visited_20_Internet_20_Link"><text:span text:style-name="T44">9</text:span></text:a><text:span text:style-name="T44"> and </text:span><text:a xlink:type="simple" xlink:href="#_Ref482970378" text:style-name="Internet_20_link" text:visited-style-name="Visited_20_Internet_20_Link"><text:span text:style-name="T44">11.1</text:span></text:a><text:span text:style-name="T44">, as they apply to Processing of Company Personal Data carried out by that Subprocessor, as if it were party to this Addendum in place of Vendor.</text:span><text:bookmark-end text:name="_Ref486228922"/></text:p>
      <text:p text:style-name="P19"><text:bookmark-end text:name="_Ref472932346"/><text:span text:style-name="T91">7. </text:span><text:bookmark-start text:name="_Ref479256929"/><text:bookmark-start text:name="_Ref472935177"/>Data Subject Rights<text:bookmark-end text:name="_Ref479256929"/><text:bookmark-end text:name="_Ref472935177"/><text:bookmark-end text:name="_Ref464574438"/></text:p>
      <text:p text:style-name="P70"><text:span text:style-name="T76">7.1 </text:span><text:bookmark-start text:name="_Ref479246263"/><text:span text:style-name="T64">Taking into account the nature of the Processing, Vendor and each Vendor Affiliate shall</text:span><text:span text:style-name="T8"> </text:span><text:span text:style-name="T64">assist each Company Group Member by implementing appropriate technical and organisational measures, insofar as this is possible, for the fulfilment of </text:span><text:span text:style-name="T8">the </text:span><text:span text:style-name="T64">Company</text:span><text:span text:style-name="T8"> Group Members'</text:span><text:span text:style-name="T64"> obligation</text:span><text:span text:style-name="T8">s, as reasonably understood by Company,</text:span><text:span text:style-name="T64"> to respond to requests </text:span><text:span text:style-name="T8">to</text:span><text:span text:style-name="T64"> exercis</text:span><text:span text:style-name="T8">e</text:span><text:span text:style-name="T64"> Data Subject rights </text:span><text:span text:style-name="T8">under</text:span><text:span text:style-name="T64"> the </text:span><text:span text:style-name="T8">Data Protection Laws</text:span><text:span text:style-name="T64">.</text:span><text:bookmark-end text:name="_Ref479246263"/></text:p>
      <text:p text:style-name="P56"/>
      <text:p text:style-name="P64"><text:span text:style-name="T92">7.2 </text:span><text:bookmark-start text:name="_Ref482964520"/>Vendor shall:</text:p>
      <text:p text:style-name="P71"><text:span text:style-name="T77">7.2.</text:span><text:span text:style-name="T78">1</text:span><text:span text:style-name="T77"> </text:span><text:span text:style-name="T64">promptly notify Company if </text:span><text:span text:style-name="T8">any Contracted Processor </text:span><text:span text:style-name="T64">receives a request from a Data Subject under any Data Protection Law in respect of Company Personal Data</text:span><text:bookmark-end text:name="_Ref482964520"/><text:span text:style-name="T8">; and</text:span></text:p>
      <text:p text:style-name="P44"/>
      <text:p text:style-name="P71"><text:span text:style-name="T15">7.2.2 </text:span><text:span text:style-name="T8">ensure that the Contracted Processor does not respond to that request except on the documented instructions of Company or the relevant Company Affiliate or as required by Applicable Laws to which the Contracted Processor is subject, in which case Vendor shall to the extent permitted by Applicable Laws inform Company of that legal requirement before the Contracted Processor responds to the request.</text:span></text:p>
      <text:p text:style-name="P19"><text:bookmark text:name="_DV_M576"/><text:span text:style-name="T93">8. </text:span><text:bookmark-start text:name="_Ref483161556"/><text:bookmark-start text:name="_Ref464575151"/>Personal Data Breach<text:bookmark-end text:name="_Ref483161556"/><text:bookmark-end text:name="_Ref464575151"/></text:p>
      <text:p text:style-name="P28"><text:span text:style-name="T33">8.1 </text:span><text:span text:style-name="T28">Vendor shall notify Company without undue delay upon </text:span><text:span text:style-name="T44">Vendor or any Subprocessor </text:span><text:span text:style-name="T28">becoming aware of a Personal Data Breach</text:span><text:span text:style-name="T44"> affecting Company Personal Data,</text:span><text:span text:style-name="T28"> providing Company with sufficient </text:span><text:soft-page-break/><text:span text:style-name="T28">information </text:span><text:span text:style-name="T44">to</text:span><text:span text:style-name="T28"> allow each Company Group Member to meet any obligations to report </text:span><text:span text:style-name="T44">or inform Data Subjects of the</text:span><text:span text:style-name="T28"> Personal Data Breach under the Data Protection Laws</text:span><text:span text:style-name="T61">.</text:span><text:span text:style-name="T28"> <text:s/></text:span><text:bookmark-start text:name="_DV_C398"/></text:p>
      <text:p text:style-name="P56"><text:bookmark-end text:name="_DV_C398"/></text:p>
      <text:p text:style-name="P70"><text:span text:style-name="T79">8.2 </text:span><text:bookmark-start text:name="_Ref482964994"/><text:span text:style-name="T64">Vendor shall</text:span><text:span text:style-name="T8"> </text:span><text:span text:style-name="T64">co-operate with Company and each Company Group Member and take such reasonable commercial steps as are directed by Company to assist in the investigation, mitigation and remediation of each </text:span><text:span text:style-name="T8">such </text:span><text:span text:style-name="T64">Personal Data Breach.</text:span><text:bookmark-end text:name="_Ref482964994"/></text:p>
      <text:p text:style-name="P19"><text:span text:style-name="T94">9. </text:span><text:bookmark-start text:name="_Ref464575757"/>Data Protection Impact Assessment and Prior Consultation<text:bookmark-end text:name="_Ref464575757"/></text:p>
      <text:p text:style-name="P72"><text:span text:style-name="T64">Vendor and each Vendor Affiliate shall</text:span><text:span text:style-name="T8"> </text:span><text:span text:style-name="T64">provide reasonable assistance to each Company Group Member with any data protection impact assessments</text:span><text:span text:style-name="T8">,</text:span><text:span text:style-name="T64"> and prior consultations </text:span><text:span text:style-name="T8">with</text:span><text:span text:style-name="T64"> </text:span><text:span text:style-name="T8">Supervising Authorities or other competent data privacy authorities, </text:span><text:span text:style-name="T64">which </text:span><text:span text:style-name="T8">Company reasonably considers to be required of any Company Group Member by a</text:span><text:span text:style-name="T64">rticle </text:span><text:span text:style-name="T8">35 or </text:span><text:span text:style-name="T64">36 </text:span><text:span text:style-name="T8">of the </text:span><text:span text:style-name="T64">GDPR</text:span><text:span text:style-name="T8"> or equivalent provisions of any other Data Protection Law</text:span><text:span text:style-name="T64">, in each case solely in relation to Processing of Company Personal Data by</text:span><text:span text:style-name="T8">,</text:span><text:span text:style-name="T64"> and taking into account the nature of the Processing and information available to</text:span><text:span text:style-name="T8">, the Contracted Processors</text:span><text:span text:style-name="T64">.</text:span></text:p>
      <text:p text:style-name="P19"/>
      <text:p text:style-name="P19"><text:span text:style-name="T95">10. </text:span><text:bookmark-start text:name="_Ref464578312"/><text:bookmark-start text:name="_Ref472960661"/>Deletion or return of Company Personal Data<text:bookmark-end text:name="_Ref472960661"/></text:p>
      <text:p text:style-name="P28"><text:span text:style-name="T34">10.1 </text:span><text:bookmark-start text:name="_Ref475523598"/><text:bookmark-start text:name="_Ref482964542"/><text:span text:style-name="T28">Subject to sections </text:span><text:a xlink:type="simple" xlink:href="#_Ref479850356" text:style-name="Internet_20_link" text:visited-style-name="Visited_20_Internet_20_Link"><text:span text:style-name="T28">10.2</text:span></text:a><text:span text:style-name="T28"> and </text:span><text:a xlink:type="simple" xlink:href="#_Ref475523583" text:style-name="Internet_20_link" text:visited-style-name="Visited_20_Internet_20_Link"><text:span text:style-name="T28">10.3</text:span></text:a><text:span text:style-name="T28"> Vendor and each Vendor Affiliate shall promptly and in any event within </text:span><text:span text:style-name="T44">thirty days</text:span><text:span text:style-name="T28"> of the date of cessation of </text:span><text:span text:style-name="T44">any</text:span><text:span text:style-name="T28"> Services involving the Processing of Company Personal Data</text:span><text:span text:style-name="T44"> (the "</text:span><text:span text:style-name="T42">Cessation</text:span><text:span text:style-name="T27"> Date</text:span><text:span text:style-name="T44">")</text:span><text:span text:style-name="T28">, </text:span><text:span text:style-name="T44">d</text:span><text:span text:style-name="T28">elete and procure the </text:span><text:span text:style-name="T44">d</text:span><text:span text:style-name="T28">eletion of all copies of </text:span><text:span text:style-name="T44">those </text:span><text:span text:style-name="T28">Company Personal Data.</text:span><text:bookmark-end text:name="_Ref482964542"/></text:p>
      <text:p text:style-name="P56"/>
      <text:p text:style-name="P28"><text:span text:style-name="T35">10.2 </text:span><text:bookmark-start text:name="_Ref479850356"/><text:span text:style-name="T28">Subject to section </text:span><text:a xlink:type="simple" xlink:href="#_Ref475523583" text:style-name="Internet_20_link" text:visited-style-name="Visited_20_Internet_20_Link"><text:span text:style-name="T28">10.3</text:span></text:a><text:span text:style-name="T28">, Company may in its absolute discretion </text:span><text:span text:style-name="T44">by written </text:span><text:span text:style-name="T28">noti</text:span><text:span text:style-name="T44">ce</text:span><text:span text:style-name="T28"> </text:span><text:span text:style-name="T44">to </text:span><text:span text:style-name="T28">Vendor within </text:span><text:span text:style-name="T44">thirty days </text:span><text:span text:style-name="T28">of the Cessation Date require Vendor and each Vendor Affiliate to (a) return a complete copy of all Company Personal Data to Company by secure file transfer in such format as</text:span><text:span text:style-name="T44"> is reasonably</text:span><text:span text:style-name="T28"> notified by Company to Vendor; and (b) </text:span><text:span text:style-name="T44">d</text:span><text:span text:style-name="T28">elete and procure the </text:span><text:span text:style-name="T44">d</text:span><text:span text:style-name="T28">eletion of all other copies of Company Personal Data Processed by any </text:span><text:span text:style-name="T44">Contracted P</text:span><text:span text:style-name="T28">rocessor. Vendor and each Vendor Affiliate shall comply with any such written request within </text:span><text:span text:style-name="T44">thirty days</text:span><text:span text:style-name="T28"> of the Cessation Date.</text:span><text:bookmark-end text:name="_Ref479850356"/></text:p>
      <text:p text:style-name="P43"><text:bookmark-end text:name="_Ref475523598"/></text:p>
      <text:p text:style-name="P70"><text:span text:style-name="T16">10.3 </text:span><text:bookmark-start text:name="_Ref475871334"/><text:bookmark-start text:name="_Ref475523583"/><text:span text:style-name="T8">Each Contracted Processor may retain</text:span><text:span text:style-name="T64"> Company Personal Data to the extent required by Applicable Laws and only to the extent and for such period as required by Applicable Laws and always provided that Vendor and each Vendor Affiliate shall</text:span><text:span text:style-name="T8"> </text:span><text:span text:style-name="T64">ensure the confidentiality of all such Company Personal Data and shall ensure that such Company Personal Data </text:span><text:span text:style-name="T8">is</text:span><text:span text:style-name="T64"> only Processed as necessary for the purpose(s) specified in the Applicable Laws requiring its storage and for no other purpose.</text:span><text:bookmark-end text:name="_Ref475871334"/><text:bookmark-end text:name="_Ref475523583"/><text:span text:style-name="T65"> </text:span></text:p>
      <text:p text:style-name="P56"/>
      <text:p text:style-name="P28"><text:span text:style-name="T36">10.4 </text:span><text:span text:style-name="T28">Vendor shall provide written certification to Company that it and each Vendor Affiliate has fully complied with this section </text:span><text:a xlink:type="simple" xlink:href="#_Ref472960661" text:style-name="Internet_20_link" text:visited-style-name="Visited_20_Internet_20_Link"><text:span text:style-name="T28">10</text:span></text:a><text:span text:style-name="T28"> within </text:span><text:span text:style-name="T44">thirty days</text:span><text:span text:style-name="T28"> of the Cessation Date.</text:span></text:p>
      <text:p text:style-name="P19"><text:span text:style-name="T96">11. </text:span><text:bookmark-start text:name="_Ref472950243"/><text:bookmark-start text:name="_Ref471378903"/>Audit<text:bookmark-end text:name="_Ref471378903"/> rights<text:bookmark-end text:name="_Ref472950243"/></text:p>
      <text:p text:style-name="P28"><text:span text:style-name="T48">11.1 </text:span><text:bookmark-start text:name="_Ref482970378"/><text:span text:style-name="T44">Subject to sections [</text:span><text:a xlink:type="simple" xlink:href="#_Ref483162686" text:style-name="Internet_20_link" text:visited-style-name="Visited_20_Internet_20_Link"><text:span text:style-name="T44">11.2</text:span></text:a><text:span text:style-name="T44">], </text:span><text:span text:style-name="T28">Vendor and each Vendor Affiliate shall make available to each Company Group Member on request all information necessary to demonstrate compliance with this Addendum</text:span><text:span text:style-name="T44">,</text:span><text:span text:style-name="T28"> and</text:span><text:span text:style-name="T44"> </text:span><text:soft-page-break/><text:span text:style-name="T44">shall</text:span><text:span text:style-name="T28"> allow for and contribute to audits, including inspections, by any Company Group Member or an auditor mandated by </text:span><text:span text:style-name="T44">any </text:span><text:span text:style-name="T28">Company</text:span><text:span text:style-name="T44"> Group Member in relation to the Processing of the Company Personal Data by the Contracted Processors</text:span><text:span text:style-name="T28">.</text:span><text:bookmark-end text:name="_Ref482970378"/></text:p>
      <text:p text:style-name="P43"/>
      <text:p text:style-name="P28"><text:span text:style-name="T49">11.2 </text:span><text:bookmark-start text:name="_Ref483162694"/><text:span text:style-name="T44">Information and audit rights of the Company Group Members only arise under section </text:span><text:a xlink:type="simple" xlink:href="#_Ref482970378" text:style-name="Internet_20_link" text:visited-style-name="Visited_20_Internet_20_Link"><text:span text:style-name="T44">11.1</text:span></text:a><text:span text:style-name="T44"> to the extent that the Master Service Agreement does not otherwise give them information and audit rights meeting the relevant requirements of Data Protection Law (including, where applicable, article 28(3)(h) of the GDPR).</text:span><text:bookmark-end text:name="_Ref483162694"/></text:p>
      <text:p text:style-name="P19"><text:bookmark-end text:name="_Ref464578312"/><text:span text:style-name="T97">12. </text:span><text:bookmark-start text:name="_Ref475892068"/>Restricted Transfers<text:bookmark-end text:name="_Ref475892068"/></text:p>
      <text:p text:style-name="P28"><text:span text:style-name="T50">12.1 </text:span><text:bookmark-start text:name="_Ref476316761"/><text:span text:style-name="T44">Subject to section </text:span><text:a xlink:type="simple" xlink:href="#_Ref483204307" text:style-name="Internet_20_link" text:visited-style-name="Visited_20_Internet_20_Link"><text:span text:style-name="T44">12.3</text:span></text:a><text:span text:style-name="T44">, each </text:span><text:span text:style-name="T28">Company </text:span><text:span text:style-name="T44">Group Member</text:span><text:span text:style-name="T28"> </text:span><text:span text:style-name="T44">(</text:span><text:span text:style-name="T28">as </text:span><text:span text:style-name="T44">"data exporter")</text:span><text:span text:style-name="T28"> and </text:span><text:span text:style-name="T44">each Contracted Processor, as appropriate,</text:span><text:span text:style-name="T28"> </text:span><text:span text:style-name="T44">(</text:span><text:span text:style-name="T28">as </text:span><text:span text:style-name="T44">"data importer")</text:span><text:span text:style-name="T28"> hereby enter into the Standard Contractual Clauses in respect of any Restricted Transfer</text:span><text:span text:style-name="T44"> from that Company Group Member to that Contracted Processor</text:span><text:span text:style-name="T28">.</text:span><text:bookmark-end text:name="_Ref476316761"/></text:p>
      <text:p text:style-name="P56"/>
      <text:p text:style-name="P28"><text:span text:style-name="T37">12.2 </text:span><text:span text:style-name="T28">The Standard Contractual Clauses shall come into effect </text:span><text:span text:style-name="T44">under section </text:span><text:a xlink:type="simple" xlink:href="#_Ref476316761" text:style-name="Internet_20_link" text:visited-style-name="Visited_20_Internet_20_Link"><text:span text:style-name="T44">12.1</text:span></text:a><text:span text:style-name="T44"> </text:span><text:span text:style-name="T28">on the later of:</text:span></text:p>
      <text:p text:style-name="P56"/>
      <text:p text:style-name="P28"><text:span text:style-name="T38">12.2.1 </text:span><text:span text:style-name="T28">the </text:span><text:span text:style-name="T44">data exporter</text:span><text:span text:style-name="T28"> becoming a party to th</text:span><text:span text:style-name="T44">e</text:span><text:span text:style-name="T28">m;</text:span></text:p>
      <text:p text:style-name="P28"><text:span text:style-name="T38">12.2.2 </text:span><text:span text:style-name="T28">the </text:span><text:span text:style-name="T44">data importer</text:span><text:span text:style-name="T28"> becoming a party to th</text:span><text:span text:style-name="T44">e</text:span><text:span text:style-name="T28">m; </text:span><text:span text:style-name="T44">and</text:span></text:p>
      <text:p text:style-name="P28"><text:span text:style-name="T39">12.2.3 </text:span><text:span text:style-name="T28">commencement of </text:span><text:span text:style-name="T44">the relevant</text:span><text:span text:style-name="T28"> Restricted Transfer.</text:span></text:p>
      <text:p text:style-name="P43"/>
      <text:p text:style-name="P28"><text:span text:style-name="T51">12.3 </text:span><text:bookmark-start text:name="_Ref483204307"/><text:span text:style-name="T44">Section </text:span><text:a xlink:type="simple" xlink:href="#_Ref476316761" text:style-name="Internet_20_link" text:visited-style-name="Visited_20_Internet_20_Link"><text:span text:style-name="T44">12.1</text:span></text:a><text:span text:style-name="T44"> shall not apply to a Restricted Transfer unless its effect, together with other reasonably practicable compliance steps (which, for the avoidance of doubt, do not include obtaining consents from Data Subjects), is to allow the relevant Restricted Transfer to take place without breach of applicable Data Protection Law.</text:span><text:bookmark-end text:name="_Ref483204307"/></text:p>
      <text:p text:style-name="P56"/>
      <text:p text:style-name="P28"><text:span text:style-name="T40">12.4 </text:span><text:bookmark-start text:name="_Ref483163382"/><text:span text:style-name="T28">Vendor warrants and represents that, before </text:span><text:span text:style-name="T44">the commencement of </text:span><text:span text:style-name="T28">any </text:span><text:span text:style-name="T44">Restricted Transfer to a Subprocessor which is not a </text:span><text:span text:style-name="T28">Vendor Affiliate</text:span><text:span text:style-name="T44">,</text:span><text:span text:style-name="T28"> Vendor's or the relevant Vendor Affiliate’s entry into th</text:span><text:span text:style-name="T44">e Standard Contractual Clauses</text:span><text:span text:style-name="T28"> </text:span><text:span text:style-name="T44">under section </text:span><text:a xlink:type="simple" xlink:href="#_Ref476316761" text:style-name="Internet_20_link" text:visited-style-name="Visited_20_Internet_20_Link"><text:span text:style-name="T44">12.1</text:span></text:a><text:span text:style-name="T44">, and agreement to variations to those Standard Contractual Clauses made under section </text:span><text:a xlink:type="simple" xlink:href="#_Ref483203166" text:style-name="Internet_20_link" text:visited-style-name="Visited_20_Internet_20_Link"><text:span text:style-name="T44">13.4.1</text:span></text:a><text:span text:style-name="T44">, </text:span><text:span text:style-name="T28">as agent for and on behalf of that </text:span><text:span text:style-name="T44">Subprocessor</text:span><text:span text:style-name="T28"> will have been duly and effectively authorised (or subsequently ratified) by that </text:span><text:span text:style-name="T44">Subprocessor</text:span><text:span text:style-name="T28">.</text:span><text:bookmark-end text:name="_Ref483163382"/></text:p>
      <text:p text:style-name="P21"><text:span text:style-name="T98">13. </text:span>General Terms</text:p>
      <text:p text:style-name="P39"><text:bookmark-start text:name="_Ref475525030"/><text:span text:style-name="T10">Governing law and</text:span><text:span text:style-name="T66"> jurisdiction</text:span></text:p>
      <text:p text:style-name="P70"><text:span text:style-name="T80">13.1 </text:span><text:bookmark-start text:name="_Ref483163900"/><text:span text:style-name="T64">Without prejudice to clause</text:span><text:span text:style-name="T8">s</text:span><text:span text:style-name="T64"> 7 (Mediation and Jurisdiction)</text:span><text:span text:style-name="T8"> and 9 (Governing Law)</text:span><text:span text:style-name="T64"> of the Standard Contractual Clauses</text:span><text:span text:style-name="T8">:</text:span></text:p>
      <text:p text:style-name="P43"/>
      <text:p text:style-name="P70"><text:span text:style-name="T17">13.1.1 </text:span><text:span text:style-name="T64">the parties to this Addendum hereby </text:span><text:bookmark-end text:name="_Ref475525030"/><text:span text:style-name="T64">submit to the choice of jurisdiction stipulated in the Master Service Agreement with respect to any disputes or claims howsoever arising under this Addendum</text:span><text:bookmark-end text:name="_Ref483163900"/><text:span text:style-name="T8">,</text:span><text:span text:style-name="T64"> including dispute</text:span><text:span text:style-name="T8">s</text:span><text:span text:style-name="T64"> regarding </text:span><text:span text:style-name="T8">its</text:span><text:span text:style-name="T64"> existence, validity or termination or the consequences of its nullity</text:span><text:span text:style-name="T8">; and</text:span></text:p>
      <text:p text:style-name="P49"/>
      <text:p text:style-name="P70"><text:span text:style-name="T18">13.1.2 </text:span><text:span text:style-name="T8">t</text:span><text:span text:style-name="T64">his A</text:span><text:span text:style-name="T8">ddendum</text:span><text:span text:style-name="T64"> and all non-contractual or other obligations arising out of or in connection with it are governed by</text:span><text:span text:style-name="T8"> the laws of the country or territory stipulated for this purpose in the Master Service Agreement.</text:span><text:span text:style-name="T63"> </text:span></text:p>
      <text:p text:style-name="P66"><text:soft-page-break/></text:p>
      <text:p text:style-name="P67">Order of precedence</text:p>
      <text:p text:style-name="P70"><text:span text:style-name="T19">13.2 </text:span><text:bookmark-start text:name="_Ref483165090"/><text:span text:style-name="T8">N</text:span><text:span text:style-name="T64">othing in this Addendum </text:span><text:span text:style-name="T8">reduce</text:span><text:span text:style-name="T64">s Vendor's or any Vendor Affiliate’s obligations under the Master Service Agreement in relation to the protection of Personal Data or permits Vendor or any Vendor Affiliate to Process (or permit the Processing of) Personal Data in a manner which is prohibited by the Master Service Agreement.</text:span><text:bookmark-end text:name="_Ref483165090"/><text:span text:style-name="T64"> In the event of any conflict or inconsistency between this Addendum and the </text:span><text:span text:style-name="T8">Standard Contractual </text:span><text:span text:style-name="T64">Clauses, </text:span><text:span text:style-name="T8">the Standard Contractual Clauses</text:span><text:span text:style-name="T64"> shall prevail.</text:span></text:p>
      <text:p text:style-name="P43"/>
      <text:p text:style-name="P28"><text:span text:style-name="T52">13.3 </text:span><text:span text:style-name="T44">Subject to section </text:span><text:a xlink:type="simple" xlink:href="#_Ref483165090" text:style-name="Internet_20_link" text:visited-style-name="Visited_20_Internet_20_Link"><text:span text:style-name="T44">13.2</text:span></text:a><text:span text:style-name="T44">, w</text:span><text:span text:style-name="T28">ith regard to the subject matter of this Addendum, in the event of inconsistencies between the provisions of this Addendum and any other agreements between the parties, including the Master Service Agreement</text:span><text:span text:style-name="T44"> and including (except where explicitly agreed otherwise in writing, signed on behalf of the parties) agreements entered into or purported to be entered into after the date of this Addendum</text:span><text:span text:style-name="T28">, the provisions of this Addendum shall prevail.</text:span></text:p>
      <text:p text:style-name="P75"/>
      <text:p text:style-name="P77">Changes in Data Protection Laws, etc.</text:p>
      <text:p text:style-name="P56"/>
      <text:p text:style-name="P28"><text:span text:style-name="T41">13.4 </text:span><text:bookmark-start text:name="_Ref483203635"/><text:span text:style-name="T28">Company may</text:span><text:span text:style-name="T44">:</text:span><text:bookmark-end text:name="_Ref483203635"/></text:p>
      <text:p text:style-name="P43"/>
      <text:p text:style-name="P28"><text:span text:style-name="T53">13.4.1 </text:span><text:bookmark-start text:name="_Ref483203166"/><text:span text:style-name="T28">by </text:span><text:span text:style-name="T44">at least thirty calendar days written </text:span><text:span text:style-name="T28">notice to Vendor from time to time </text:span><text:span text:style-name="T44">make any variations to</text:span><text:span text:style-name="T28"> the Standard Contractual Clauses</text:span><text:span text:style-name="T44"> (including any Standard Contractual Clauses entered into under section </text:span><text:a xlink:type="simple" xlink:href="#_Ref476316761" text:style-name="Internet_20_link" text:visited-style-name="Visited_20_Internet_20_Link"><text:span text:style-name="T44">12.1</text:span></text:a><text:span text:style-name="T44">)</text:span><text:span text:style-name="T28">, as they apply to Restricted Transfers </text:span><text:span text:style-name="T44">which are </text:span><text:span text:style-name="T28">subject to </text:span><text:span text:style-name="T44">a particular </text:span><text:span text:style-name="T28">Data Protection Law, which are required</text:span><text:span text:style-name="T44">,</text:span><text:span text:style-name="T28"> as a result of a</text:span><text:span text:style-name="T44">ny</text:span><text:span text:style-name="T28"> change in</text:span><text:span text:style-name="T44">,</text:span><text:span text:style-name="T28"> </text:span><text:span text:style-name="T44">or decision of a competent authority under, </text:span><text:span text:style-name="T28">th</text:span><text:span text:style-name="T44">at</text:span><text:span text:style-name="T28"> Data Protection Law</text:span><text:span text:style-name="T44">, to allow those Restricted Transfers to be made (or continue to be made) without breach of that Data Protection Law</text:span><text:span text:style-name="T28">; </text:span><text:span text:style-name="T44">and</text:span><text:bookmark-end text:name="_Ref483203166"/></text:p>
      <text:p text:style-name="P43"/>
      <text:p text:style-name="P28"><text:span text:style-name="T53">13.4.2 </text:span><text:bookmark-start text:name="_Ref483203394"/><text:span text:style-name="T44">propose any other variations to this Addendum which Company reasonably considers to be necessary to address the requirements of any Data Protection Law.</text:span><text:bookmark-end text:name="_Ref483203394"/></text:p>
      <text:p text:style-name="P43"/>
      <text:p text:style-name="P28"><text:span text:style-name="T54">13.5 </text:span><text:span text:style-name="T44">If Company gives notice under section </text:span><text:a xlink:type="simple" xlink:href="#_Ref483203166" text:style-name="Internet_20_link" text:visited-style-name="Visited_20_Internet_20_Link"><text:span text:style-name="T44">13.4.1</text:span></text:a><text:span text:style-name="T44">:</text:span></text:p>
      <text:p text:style-name="P43"/>
      <text:p text:style-name="P28"><text:span text:style-name="T55">13.5.1 </text:span><text:bookmark-start text:name="_Ref483203584"/><text:span text:style-name="T28">Vendor and each Vendor Affiliate shall promptly co-operate (and ensure that any affected Subprocessors promptly co-operate) to ensure that equivalent </text:span><text:span text:style-name="T44">variation</text:span><text:span text:style-name="T28">s are made to any agreement put in place under section </text:span><text:a xlink:type="simple" xlink:href="#_Ref483163781" text:style-name="Internet_20_link" text:visited-style-name="Visited_20_Internet_20_Link"><text:span text:style-name="T28">6.4.3</text:span></text:a><text:span text:style-name="T44">; and</text:span><text:bookmark-end text:name="_Ref483203584"/></text:p>
      <text:p text:style-name="P43"/>
      <text:p text:style-name="P28"><text:span text:style-name="T55">13.5.2 </text:span><text:span text:style-name="T44">Company shall not unreasonably withhold or delay agreement to any consequential variations to this Addendum proposed by Vendor to protect the Contracted Processors against additional risks associated with the variations made under section </text:span><text:a xlink:type="simple" xlink:href="#_Ref483203166" text:style-name="Internet_20_link" text:visited-style-name="Visited_20_Internet_20_Link"><text:span text:style-name="T44">13.4.1</text:span></text:a><text:span text:style-name="T44"> [and/or </text:span><text:a xlink:type="simple" xlink:href="#_Ref483203584" text:style-name="Internet_20_link" text:visited-style-name="Visited_20_Internet_20_Link"><text:span text:style-name="T44">13.5.1</text:span></text:a><text:span text:style-name="T44">].</text:span></text:p>
      <text:p text:style-name="P43"/>
      <text:p text:style-name="P28"><text:span text:style-name="T56">13.6 </text:span><text:span text:style-name="T44">If Company gives notice under section </text:span><text:a xlink:type="simple" xlink:href="#_Ref483203394" text:style-name="Internet_20_link" text:visited-style-name="Visited_20_Internet_20_Link"><text:span text:style-name="T44">13.4.2</text:span></text:a><text:span text:style-name="T44">, the parties shall promptly discuss the proposed variations and negotiate in good faith with a view to agreeing and implementing those or alternative variations designed to address the requirements identified in Company's notice as soon as is reasonably practicable.</text:span></text:p>
      <text:p text:style-name="P43"/>
      <text:p text:style-name="P28"><text:span text:style-name="T57">13.7 </text:span><text:span text:style-name="T44">Neither Company nor Vendor shall require the consent or approval of any Company Affiliate or Vendor Affiliate to amend this Addendum pursuant to this section 13.5 or otherwise. </text:span></text:p>
      <text:p text:style-name="P76"><text:soft-page-break/></text:p>
      <text:p text:style-name="P76">Severance</text:p>
      <text:p text:style-name="P56"><text:span text:style-name="T99">13.8 </text:span>Should any provision of this Addendum be invalid or unenforceable, then the remainder of this Addendum shall remain valid and in force. The invalid or unenforceable provision shall be either (i) amended as necessary to ensure its validity and enforceability, while preserving the parties’ intentions as closely as possible or, if this is not possible, (ii) construed in a manner as if the invalid or unenforceable part had never been contained therein.</text:p>
      <text:p text:style-name="P45"/>
      <text:p text:style-name="P47">IN WITNESS WHEREOF, this Addendum is entered into and becomes a binding part of the Master Service Agreement with effect from the date first set out above.</text:p>
      <text:p text:style-name="P32"/>
      <text:p text:style-name="P35"/>
      <text:p text:style-name="P34"/>
      <text:p text:style-name="P34"><text:span text:style-name="T100">By: </text:span>Dr.-Ing. Mario Heiderich, <text:span text:style-name="T81">Cure53</text:span></text:p>
      <text:p text:style-name="P37"/>
      <text:p text:style-name="P37"/>
      <text:p text:style-name="P38"/>
      <text:p text:style-name="P53">Signature: ______________________________</text:p>
      <text:p text:style-name="P53"/>
      <text:p text:style-name="P78"><text:span text:style-name="T8">Name: </text:span><text:span text:style-name="T20">Dr.-Ing Mario Heiderich</text:span></text:p>
      <text:p text:style-name="P54"/>
      <text:p text:style-name="P78"><text:span text:style-name="T8">Title: </text:span><text:span text:style-name="T20">Director</text:span></text:p>
      <text:p text:style-name="P53"/>
      <text:p text:style-name="P79"><text:span text:style-name="T8">Date Signed </text:span><text:span text:style-name="T8"><text:date style:data-style-name="N37" text:date-value="2026-01-05T11:19:28.922095466">05/01/26</text:date></text:span></text:p>
      <text:p text:style-name="P36"/>
      <text:p text:style-name="P33"/>
      <text:p text:style-name="P33"/>
      <text:p text:style-name="P52"><text:span text:style-name="T101">By: </text:span>______________________________________</text:p>
      <text:p text:style-name="P36"/>
      <text:p text:style-name="P36"/>
      <text:p text:style-name="P47">Signature: ______________________________</text:p>
      <text:p text:style-name="P47"/>
      <text:p text:style-name="P47">Name: _________________________________</text:p>
      <text:p text:style-name="P47"/>
      <text:p text:style-name="P73"><text:span text:style-name="T8">Title: </text:span><text:span text:style-name="T9">______________</text:span></text:p>
      <text:p text:style-name="P47"/>
      <text:p text:style-name="P47">Date Signed: __________</text:p>
      <text:p text:style-name="P69"/>
      <text:p text:style-name="P26"/>
      <text:p text:style-name="P26"><text:soft-page-break/>ANNEX 1: DETAILS OF PROCESSING OF COMPANY PERSONAL DATA</text:p>
      <text:p text:style-name="P60">This Annex 1 includes certain details of the Processing of Company Personal Data as required by Article 28(3) GDPR.</text:p>
      <text:p text:style-name="P67"/>
      <text:p text:style-name="P80">Subject matter and duration of the Processing of Company Personal Data</text:p>
      <text:p text:style-name="P68"/>
      <text:p text:style-name="P65">The subject matter and duration of the Processing of the Company Personal Data are set out in <text:span text:style-name="T83">the Master Service Agreement and this Addendum.</text:span></text:p>
      <text:p text:style-name="P81"/>
      <text:p text:style-name="P91">The nature and purpose of the Processing of Company Personal Data</text:p>
      <text:p text:style-name="P82"/>
      <text:p text:style-name="P84"><text:span text:style-name="T82">Cure53</text:span> may at times obtain sensitive source code, user information or critical access credentials during its work to audit, verify and design cryptographic systems.</text:p>
      <text:p text:style-name="P81"/>
      <text:p text:style-name="P91">The types of Company Personal Data to be Processed</text:p>
      <text:p text:style-name="P82"/>
      <text:p text:style-name="P84">In some situations, data obtained by <text:span text:style-name="T82">Cure53</text:span> may include personal user information. This is especially pertinent when auditing (or performing penetration testing) on production systems.</text:p>
      <text:p text:style-name="P83"/>
      <text:p text:style-name="P91">The categories of Data Subject to whom the Company Personal Data relates</text:p>
      <text:p text:style-name="P82"/>
      <text:p text:style-name="P84">Web application users. Client source code. Client access credentials.</text:p>
      <text:p text:style-name="P67"/>
      <text:p text:style-name="P80">The obligations and rights of Company and Company Affiliates</text:p>
      <text:p text:style-name="P68"/>
      <text:p text:style-name="P6">The obligations and rights of Company and Company Affiliates are set out in the Master Service Agreement and this Addendum.</text:p>
      <text:p text:style-name="P26"/>
      <text:p text:style-name="P26"/>
      <text:p text:style-name="P26"/>
      <text:p text:style-name="P26"/>
      <text:p text:style-name="P92"><text:soft-page-break/>ANNEX 2: STANDARD CONTRACTUAL CLAUSES (CONTROLLER-TO-PROCESSOR)</text:p>
      <text:p text:style-name="P96">Pursuant to Commission Implementing Decision (EU) 2021/914 of 4 June 2021</text:p>
      <text:p text:style-name="P96">STANDARD CONTRACTUAL CLAUSES</text:p>
      <text:p text:style-name="P22">SECTION I</text:p>
      <text:p text:style-name="P22">Clause 1 – Purpose and scope</text:p>
      <text:p text:style-name="P15">(a) These Clauses set out appropriate safeguards, including enforceable data subject rights and effective legal remedies, pursuant to Article 46(1) and Article 46(2)(c) of Regulation (EU) 2016/679 (the GDPR) and, with respect to data transfers from controllers to processors and/or subprocessors established in third countries, to ensure the protection of personal data.</text:p>
      <text:p text:style-name="P18"/>
      <text:p text:style-name="P18">(b) The Parties:</text:p>
      <text:p text:style-name="P12">(i) The data exporter (controller):</text:p>
      <text:p text:style-name="P12"/>
      <text:p text:style-name="P12"><text:span text:style-name="T107">______________________________</text:span>, </text:p>
      <text:p text:style-name="P12"/>
      <text:p text:style-name="P12"><text:span text:style-name="T107">______________________________</text:span>, </text:p>
      <text:p text:style-name="P12"/>
      <text:p text:style-name="P12"><text:span text:style-name="T107">______________________________</text:span>, </text:p>
      <text:p text:style-name="P12"/>
      <text:p text:style-name="P12">Email: </text:p>
      <text:p text:style-name="P12"/>
      <text:p text:style-name="P17">______________________________</text:p>
      <text:p text:style-name="P12"/>
      <text:p text:style-name="P12">(ii) The data importer (processor):</text:p>
      <text:p text:style-name="P12"><text:span text:style-name="T106">Dr.-Ing. Mario Heiderich, </text:span><text:span text:style-name="T105">Cure53, </text:span><text:line-break/>Wilmersdorfer Str. 106, <text:line-break/>10629 Berlin, </text:p>
      <text:p text:style-name="P12">Germany</text:p>
      <text:p text:style-name="P12"/>
      <text:p text:style-name="P17">Email:</text:p>
      <text:p text:style-name="P94"><text:a xlink:type="simple" xlink:href="mailto:hello@cure53.de" text:style-name="Internet_20_link" text:visited-style-name="Visited_20_Internet_20_Link"><text:span text:style-name="T108">hello@cure53.de</text:span></text:a><text:span text:style-name="T108"> </text:span></text:p>
      <text:p text:style-name="P16"/>
      <text:p text:style-name="P16">(c) These Clauses apply with respect to the transfer of personal data as described in Annex I.</text:p>
      <text:p text:style-name="P93"/>
      <text:p text:style-name="P23">Clause 2 – Effect and invariability of the Clauses</text:p>
      <text:p text:style-name="P12">The Parties undertake not to modify the Clauses, except for adding or updating information in the Annexes.</text:p>
      <text:p text:style-name="P22">SECTION II – OBLIGATIONS OF THE PARTIES</text:p>
      <text:p text:style-name="P22">Clause 8 – Data protection safeguards</text:p>
      <text:p text:style-name="P18">The data importer shall comply with GDPR Article 28 obligations, including:</text:p>
      <text:p text:style-name="P18"/>
      <text:list text:style-name="L2">
        <text:list-item>
          <text:p text:style-name="P102">Processing only on documented instructions</text:p>
        </text:list-item>
        <text:list-item>
          <text:p text:style-name="P102">Implementing appropriate technical and organizational measures</text:p>
        </text:list-item>
        <text:list-item>
          <text:p text:style-name="P102">Assisting the data exporter in fulfilling data subject requests</text:p>
        </text:list-item>
        <text:list-item>
          <text:p text:style-name="P102">Ensuring confidentiality</text:p>
        </text:list-item>
        <text:list-item>
          <text:p text:style-name="P102">Enabling audits</text:p>
        </text:list-item>
      </text:list>
      <text:p text:style-name="P22">Clause 9 – Use of subprocessors</text:p>
      <text:p text:style-name="P16">The data importer may only engage subprocessors with prior specific or general written authorization from the data exporter and shall enter into a written contract with them.</text:p>
      <text:p text:style-name="P22">Clause 10 – Data subject rights</text:p>
      <text:p text:style-name="P16">The data importer shall promptly notify the data exporter of any request received from a data subject and shall not respond without prior authorization.</text:p>
      <text:p text:style-name="P22">Clause 11 – Redress</text:p>
      <text:p text:style-name="P16">Data subjects shall be able to lodge a complaint with the competent supervisory authority or refer the matter to a competent court.</text:p>
      <text:p text:style-name="P22">Clause 12 – Liability</text:p>
      <text:p text:style-name="P16">Each Party shall be liable to the other Party for any damages it causes.</text:p>
      <text:p text:style-name="P22">Clause 13 – Supervision</text:p>
      <text:p text:style-name="P97">The competent supervisory authority shall be the authority of the Member State where the data exporter is established.</text:p>
      <text:p text:style-name="P22"><text:soft-page-break/>SECTION III – LOCAL LAWS AND OBLIGATIONS IN CASE OF ACCESS BY PUBLIC AUTHORITIES</text:p>
      <text:p text:style-name="P22">Clause 14 – Local laws and practices affecting compliance</text:p>
      <text:p text:style-name="P16">The data importer warrants that it has no reason to believe that local laws prevent it from fulfilling its obligations under these Clauses.</text:p>
      <text:p text:style-name="P22">Clause 15 – Access requests by public authorities</text:p>
      <text:p text:style-name="P16">The data importer shall promptly notify the data exporter of any legally binding requests for disclosure by a public authority.</text:p>
      <text:p text:style-name="P22">SECTION IV – FINAL PROVISIONS</text:p>
      <text:p text:style-name="P22">Clause 16 – Non-compliance</text:p>
      <text:p text:style-name="P16">The data exporter may suspend the transfer or terminate the Clauses if the data importer breaches the Clauses.</text:p>
      <text:p text:style-name="P22">Clause 17 – Governing law</text:p>
      <text:p text:style-name="P16">These Clauses shall be governed by the laws of the Member State in which the data exporter is established.</text:p>
      <text:p text:style-name="P22">Clause 18 – Choice of forum and jurisdiction</text:p>
      <text:p text:style-name="P16">Disputes shall be resolved by the courts of the Member State in which the data exporter is established.</text:p>
      <text:p text:style-name="P22"/>
      <text:p text:style-name="P23">Annex I – Description of Processing</text:p>
      <text:p text:style-name="P98">Data exporter:</text:p>
      <text:p text:style-name="P25"/>
      <text:p text:style-name="P25"><text:span text:style-name="T107">______________________________</text:span>, </text:p>
      <text:p text:style-name="P25"/>
      <text:p text:style-name="P25"><text:span text:style-name="T107">______________________________</text:span>, </text:p>
      <text:p text:style-name="P25"/>
      <text:p text:style-name="P25"><text:span text:style-name="T107">______________________________</text:span>, </text:p>
      <text:p text:style-name="P25"/>
      <text:p text:style-name="P25">Email: </text:p>
      <text:p text:style-name="P25"/>
      <text:p text:style-name="P95">______________________________</text:p>
      <text:p text:style-name="P25"/>
      <text:p text:style-name="P95"/>
      <text:p text:style-name="P98">Data importer:</text:p>
      <text:p text:style-name="P12">Dr.-Ing. Mario Heiderich, Cure53, Wilmersdorfer Str. 106, 10629 Berlin, Germany</text:p>
      <text:p text:style-name="P24"><text:span text:style-name="T108">Email: </text:span><text:a xlink:type="simple" xlink:href="mailto:hello@cure53.de" text:style-name="Internet_20_link" text:visited-style-name="Visited_20_Internet_20_Link"><text:span text:style-name="T108">hello@cure53.de</text:span></text:a><text:span text:style-name="T108"> </text:span></text:p>
      <text:p text:style-name="P24"><text:span text:style-name="T104"/></text:p>
      <text:p text:style-name="P98">Categories of data subjects:</text:p>
      <text:p text:style-name="P12">Clients, customers, users of platforms or applications under audit.</text:p>
      <text:p text:style-name="P24"><text:span text:style-name="T104"/></text:p>
      <text:p text:style-name="P98">Categories of personal data:</text:p>
      <text:p text:style-name="P12">Email addresses, user IDs, credentials, logs, names, contact data, and other incidental data from testing.</text:p>
      <text:p text:style-name="P24"><text:span text:style-name="T104"/></text:p>
      <text:p text:style-name="P98">Frequency and duration:</text:p>
      <text:p text:style-name="P12">As required for the duration of the penetration testing engagement.</text:p>
      <text:p text:style-name="P24"><text:span text:style-name="T104"/></text:p>
      <text:p text:style-name="P98">Nature and purpose of processing:</text:p>
      <text:p text:style-name="P12">Execution of penetration tests and audits to assess and document application security.</text:p>
      <text:p text:style-name="P24"><text:span text:style-name="T104"/></text:p>
      <text:p text:style-name="P98">Subprocessors:</text:p>
      <text:p text:style-name="P99">N/A</text:p>
      <text:p text:style-name="P13">Any additional subprocessors will require prior written consent by the data exporter.</text:p>
      <text:p text:style-name="P22"/>
      <text:p text:style-name="P23">Annex II – Technical and Organizational Measures</text:p>
      <text:list text:style-name="L3">
        <text:list-item>
          <text:p text:style-name="P103">Full disk encryption (e.g., LUKS)</text:p>
        </text:list-item>
        <text:list-item>
          <text:p text:style-name="P103">TLS-encrypted communication</text:p>
        </text:list-item>
        <text:list-item>
          <text:p text:style-name="P103">PGP-encrypted emails</text:p>
        </text:list-item>
        <text:list-item>
          <text:p text:style-name="P103">Role-based access controls</text:p>
        </text:list-item>
        <text:list-item>
          <text:p text:style-name="P103">Strong password enforcement</text:p>
        </text:list-item>
        <text:list-item>
          <text:p text:style-name="P103">Logging and access monitoring</text:p>
        </text:list-item>
        <text:list-item>
          <text:p text:style-name="P103">Physical security (restricted access to Cure53 data processing environments)</text:p>
        </text:list-item>
      </text:list>
      <text:p text:style-name="P22">Annex III – List of Subprocessors</text:p>
      <text:list text:style-name="L4">
        <text:list-item>
          <text:p text:style-name="P105">N/A</text:p>
        </text:list-item>
      </text:list>
      <text:p text:style-name="P85"/>
      <text:p text:style-name="P86">Additional subprocessors may be added only with prior written consent and must be subject to equivalent contractual safeguards.</text:p>
      <text:p text:style-name="P27">ANNEX 3: LIST OF MANDATED AUDITORS</text:p>
      <text:p text:style-name="P55"/>
      <text:p text:style-name="P89">Dr.-Ing. Mario Heiderich, Cure53</text:p>
      <text:p text:style-name="P87"><text:span text:style-name="T102">Wilmersdorfer</text:span> Str. 1<text:span text:style-name="T102">06</text:span></text:p>
      <text:p text:style-name="P87">D 10<text:span text:style-name="T102">62</text:span>9 Berlin, Germany</text:p>
      <text:p text:style-name="P87">Tel.: +49 1520 8675782</text:p>
      <text:p text:style-name="P87"/>
      <text:p text:style-name="P90">ContinueComm GmbH</text:p>
      <text:p text:style-name="P88">Umgehungsstr. Nord 1</text:p>
      <text:p text:style-name="P88"><text:span text:style-name="T103">D </text:span>36381 Schlüchtern, <text:span text:style-name="T103">Germany</text:span></text:p>
      <text:p text:style-name="P88"><text:span text:style-name="T103">Tel.: </text:span>+49 6661 709920</text:p>
      <text:p text:style-name="P72"/>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face style:name="DejaVu Sans" svg:font-family="'DejaVu Sans'" style:font-family-generic="system" style:font-pitch="variable"/>
    <style:font-face style:name="Georgia" svg:font-family="Georgia"/>
    <style:font-face style:name="Liberation Sans" svg:font-family="'Liberation Sans'" style:font-family-generic="swiss" style:font-pitch="variable"/>
    <style:font-face style:name="OpenSymbol" svg:font-family="OpenSymbol" style:font-charset="x-symbol"/>
    <style:font-face style:name="STZhongsong" svg:font-family="STZhongsong, 'MS Mincho'" style:font-pitch="variable"/>
    <style:font-face style:name="Symbol" svg:font-family="Symbol" style:font-family-generic="roman" style:font-pitch="variable"/>
    <style:font-face style:name="Tele-GroteskNor" svg:font-family="Tele-GroteskNor" style:font-family-generic="roman"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loext:opacity="0%"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loext:opacity="100%" style:text-line-through-style="none" style:text-line-through-type="none" style:font-name="Arial1" fo:font-family="Arial" style:font-family-generic="swiss" style:font-pitch="variable" fo:font-size="11pt" fo:font-style="normal" style:text-underline-style="none" fo:font-weight="normal" style:font-name-asian="Arial1" style:font-family-asian="Arial" style:font-family-generic-asian="swiss" style:font-pitch-asian="variable" style:font-size-asian="11pt" style:font-style-asian="normal" style:font-weight-asian="normal" style:font-name-complex="Arial1"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Heading_20_1" style:display-name="Heading 1" style:family="paragraph" style:parent-style-name="Standard" style:class="text">
      <style:paragraph-properties fo:margin-top="0.3335in" fo:margin-bottom="0.0835in" style:contextual-spacing="false" fo:line-height="115%"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25in" fo:margin-bottom="0.0555in" style:contextual-spacing="false" fo:line-height="115%"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1945in" fo:margin-bottom="0.0555in" style:contextual-spacing="false" fo:line-height="115%" fo:text-align="justify" style:justify-single-word="false" fo:break-before="auto" fo:break-after="auto" style:writing-mode="lr-tb"/>
      <style:text-properties fo:color="#666666" loext:opacity="100%"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1665in" fo:margin-bottom="0.028in" style:contextual-spacing="false" fo:line-height="115%" fo:break-before="auto" fo:break-after="auto" style:writing-mode="lr-tb"/>
      <style:text-properties fo:color="#666666" loext:opacity="100%"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1528in" fo:margin-bottom="0.028in" style:contextual-spacing="false" fo:line-height="115%" fo:break-before="auto" fo:break-after="auto" style:writing-mode="lr-tb"/>
      <style:text-properties fo:color="#666666" loext:opacity="100%"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139in" fo:margin-bottom="0.028in" style:contextual-spacing="false" fo:line-height="115%" fo:break-before="auto" fo:break-after="auto" style:writing-mode="lr-tb"/>
      <style:text-properties fo:color="#666666" loext:opacity="100%"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3335in" fo:margin-bottom="0.0835in" style:contextual-spacing="false" fo:line-height="115%"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25in" fo:margin-bottom="0.0555in" style:contextual-spacing="false" fo:line-height="115%" fo:break-before="auto" fo:break-after="auto" style:writing-mode="lr-tb"/>
      <style:text-properties fo:color="#666666" loext:opacity="100%" style:font-name="Georgia" fo:font-family="Georgia" fo:font-size="24pt" fo:font-style="italic" style:font-name-asian="Georgia" style:font-family-asian="Georgia" style:font-size-asian="24pt" style:font-style-asian="italic" style:font-name-complex="Georgia" style:font-family-complex="Georgia" style:font-size-complex="24pt" style:font-style-complex="italic"/>
    </style:style>
    <style:style style:name="Footnote_20_text" style:display-name="Footnote text" style:family="paragraph" style:parent-style-name="Standard">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default-outline-level=""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myList_20_3" style:display-name="myList 3" style:family="paragraph" style:parent-style-name="Standard" style:default-outline-level="">
      <style:paragraph-properties fo:margin-top="0.0417in" fo:margin-bottom="0in" style:contextual-spacing="false">
        <style:tab-stops>
          <style:tab-stop style:position="6.8909in" style:leader-style="dotted" style:leader-text="."/>
        </style:tab-stops>
      </style:paragraph-properties>
      <style:text-properties style:font-name="Tele-GroteskNor" fo:font-family="Tele-GroteskNor" style:font-family-generic="roman" style:font-pitch="variable" fo:font-size="11pt" style:font-size-asian="11pt" style:language-asian="zh" style:country-asian="CN" style:font-name-complex="Arial2" style:font-family-complex="Arial" style:font-family-generic-complex="system" style:font-pitch-complex="variable" style:font-size-complex="11pt"/>
    </style:style>
    <style:style style:name="Body_20_2" style:display-name="Body 2" style:family="paragraph" style:parent-style-name="Standard" style:default-outline-level="">
      <style:paragraph-properties fo:margin-left="0.4925in" fo:margin-right="0in" fo:margin-top="0in" fo:margin-bottom="0.1457in" style:contextual-spacing="false" fo:line-height="110%" fo:text-align="justify" style:justify-single-word="false" fo:text-indent="0in" style:auto-text-indent="false"/>
      <style:text-properties style:font-name="Arial" fo:font-family="Arial" style:font-family-generic="roman" style:font-pitch="variable" fo:font-size="10.5pt" style:font-size-asian="10.5pt" style:language-asian="zh" style:country-asian="CN" style:font-name-complex="Arial2" style:font-family-complex="Arial" style:font-family-generic-complex="system" style:font-pitch-complex="variable" style:font-size-complex="10.5pt"/>
    </style:style>
    <style:style style:name="House_20_Style_20_Base" style:display-name="House Style Base" style:family="paragraph">
      <style:paragraph-properties fo:margin-top="0in" fo:margin-bottom="0.1665in" style:contextual-spacing="false" fo:text-align="justify" style:justify-single-word="false" fo:orphans="2" fo:widows="2"/>
      <style:text-properties style:use-window-font-color="true" loext:opacity="0%" style:font-name="Times New Roman" fo:font-family="'Times New Roman'" style:font-family-generic="roman" style:font-pitch="variable" fo:font-size="11pt" style:font-name-asian="STZhongsong" style:font-family-asian="STZhongsong, 'MS Mincho'" style:font-pitch-asian="variable" style:font-size-asian="11pt" style:language-asian="zh" style:country-asian="CN" style:font-name-complex="Times New Roman" style:font-family-complex="'Times New Roman'" style:font-family-generic-complex="roman" style:font-pitch-complex="variable" style:font-size-complex="10pt" style:language-complex="ar" style:country-complex="SA"/>
    </style:style>
    <style:style style:name="Margin_20_Text" style:display-name="Margin Text" style:family="paragraph" style:parent-style-name="House_20_Style_20_Base"/>
    <style:style style:name="Titre_20_article" style:display-name="Titre article" style:family="paragraph" style:parent-style-name="Standard" style:next-style-name="Standard">
      <style:paragraph-properties fo:margin-top="0.25in" fo:margin-bottom="0.0835in" style:contextual-spacing="false" fo:text-align="center" style:justify-single-word="false" fo:keep-with-next="always"/>
      <style:text-properties fo:font-size="12pt" fo:font-style="italic" style:font-name-asian="Times New Roman" style:font-family-asian="'Times New Roman'" style:font-family-generic-asian="roman" style:font-pitch-asian="variable" style:font-size-asian="12pt" style:font-style-asian="italic"/>
    </style:style>
    <style:style style:name="Point_20_0" style:display-name="Point 0" style:family="paragraph" style:parent-style-name="Standard">
      <style:paragraph-properties fo:margin-left="0.5902in" fo:margin-right="0in" fo:margin-top="0.0835in" fo:margin-bottom="0.0835in" style:contextual-spacing="false" fo:text-align="justify" style:justify-single-word="false" fo:text-indent="-0.5902in" style:auto-text-indent="false"/>
      <style:text-properties fo:font-size="12pt" style:font-name-asian="Times New Roman" style:font-family-asian="'Times New Roman'" style:font-family-generic-asian="roman" style:font-pitch-asian="variable" style:font-size-asian="12pt"/>
    </style:style>
    <style:style style:name="Manual_20_NumPar_20_1" style:display-name="Manual NumPar 1" style:family="paragraph" style:parent-style-name="Standard" style:next-style-name="Text_20_1">
      <style:paragraph-properties fo:margin-left="0.5902in" fo:margin-right="0in" fo:margin-top="0.0835in" fo:margin-bottom="0.0835in" style:contextual-spacing="false" fo:text-align="justify" style:justify-single-word="false" fo:text-indent="-0.5902in" style:auto-text-indent="false"/>
      <style:text-properties fo:font-size="12pt" style:font-name-asian="Times New Roman" style:font-family-asian="'Times New Roman'" style:font-family-generic-asian="roman" style:font-pitch-asian="variable" style:font-size-asian="12pt"/>
    </style:style>
    <style:style style:name="Text_20_1" style:display-name="Text 1" style:family="paragraph" style:parent-style-name="Standard">
      <style:paragraph-properties fo:margin-left="0.5902in" fo:margin-right="0in" fo:margin-top="0.0835in" fo:margin-bottom="0.0835in" style:contextual-spacing="false" fo:text-align="justify" style:justify-single-word="false" fo:text-indent="0in" style:auto-text-indent="false"/>
      <style:text-properties fo:font-size="12pt" style:font-name-asian="Times New Roman" style:font-family-asian="'Times New Roman'" style:font-family-generic-asian="roman" style:font-pitch-asian="variable" style:font-size-asian="12pt"/>
    </style:style>
    <style:style style:name="Point_20_1" style:display-name="Point 1" style:family="paragraph" style:parent-style-name="Standard">
      <style:paragraph-properties fo:margin-left="0.9839in" fo:margin-right="0in" fo:margin-top="0.0835in" fo:margin-bottom="0.0835in" style:contextual-spacing="false" fo:text-align="justify" style:justify-single-word="false" fo:text-indent="-0.3937in" style:auto-text-indent="false"/>
      <style:text-properties fo:font-size="12pt" style:font-name-asian="Times New Roman" style:font-family-asian="'Times New Roman'" style:font-family-generic-asian="roman" style:font-pitch-asian="variable" style:font-size-asian="12pt"/>
    </style:style>
    <style:style style:name="Normal_20_Right" style:display-name="Normal Right" style:family="paragraph" style:parent-style-name="Standard">
      <style:paragraph-properties fo:margin-top="0.0835in" fo:margin-bottom="0.0835in" style:contextual-spacing="false" fo:text-align="end" style:justify-single-word="false"/>
      <style:text-properties fo:font-size="12pt" style:font-name-asian="Times New Roman" style:font-family-asian="'Times New Roman'" style:font-family-generic-asian="roman" style:font-pitch-asian="variable" style:font-size-asian="12pt"/>
    </style:style>
    <style:style style:name="Annexe_20_titre_20__28_acte_29_" style:display-name="Annexe titre (acte)" style:family="paragraph" style:parent-style-name="Standard" style:next-style-name="Standard">
      <style:paragraph-properties fo:margin-top="0.0835in" fo:margin-bottom="0.0835in" style:contextual-spacing="false" fo:text-align="center" style:justify-single-word="false"/>
      <style:text-properties fo:font-size="12pt" style:text-underline-style="solid" style:text-underline-width="auto" style:text-underline-color="font-color" fo:font-weight="bold" style:font-name-asian="Times New Roman" style:font-family-asian="'Times New Roman'" style:font-family-generic-asian="roman" style:font-pitch-asian="variable" style:font-size-asian="12pt" style:font-weight-asian="bold"/>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Footnote_20_reference" style:display-name="Footnote reference" style:family="text" style:parent-style-name="Default_20_Paragraph_20_Font">
      <style:text-properties style:text-position="super 58%"/>
    </style:style>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List13Level0" style:family="text">
      <style:text-properties style:text-underline-style="none"/>
    </style:style>
    <style:style style:name="List13Level1" style:family="text">
      <style:text-properties style:text-underline-style="none"/>
    </style:style>
    <style:style style:name="List13Level2" style:family="text">
      <style:text-properties style:text-underline-style="none"/>
    </style:style>
    <style:style style:name="List13Level3" style:family="text">
      <style:text-properties style:text-underline-style="none"/>
    </style:style>
    <style:style style:name="List13Level4" style:family="text">
      <style:text-properties style:text-underline-style="none"/>
    </style:style>
    <style:style style:name="List13Level5" style:family="text">
      <style:text-properties style:text-underline-style="none"/>
    </style:style>
    <style:style style:name="List13Level6" style:family="text">
      <style:text-properties style:text-underline-style="none"/>
    </style:style>
    <style:style style:name="List13Level7" style:family="text">
      <style:text-properties style:text-underline-style="none"/>
    </style:style>
    <style:style style:name="List13Level8" style:family="text">
      <style:text-properties style:text-underline-style="none"/>
    </style:style>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loext:num-list-format="%1%" text:bullet-char="●">
        <style:list-level-properties text:space-before="0.25in" text:min-label-width="0.25in"/>
      </text:list-level-style-bullet>
      <text:list-level-style-bullet text:level="2" text:style-name="List1Level1" loext:num-list-format="%2%" text:bullet-char="○">
        <style:list-level-properties text:space-before="0.75in" text:min-label-width="0.25in"/>
      </text:list-level-style-bullet>
      <text:list-level-style-bullet text:level="3" text:style-name="List1Level2" loext:num-list-format="%3%" text:bullet-char="■">
        <style:list-level-properties text:space-before="1.3748in" text:min-label-width="0.1252in"/>
      </text:list-level-style-bullet>
      <text:list-level-style-bullet text:level="4" text:style-name="List1Level3" loext:num-list-format="%4%" text:bullet-char="●">
        <style:list-level-properties text:space-before="1.75in" text:min-label-width="0.25in"/>
      </text:list-level-style-bullet>
      <text:list-level-style-bullet text:level="5" text:style-name="List1Level4" loext:num-list-format="%5%" text:bullet-char="○">
        <style:list-level-properties text:space-before="2.25in" text:min-label-width="0.25in"/>
      </text:list-level-style-bullet>
      <text:list-level-style-bullet text:level="6" text:style-name="List1Level5" loext:num-list-format="%6%" text:bullet-char="■">
        <style:list-level-properties text:space-before="2.8748in" text:min-label-width="0.1252in"/>
      </text:list-level-style-bullet>
      <text:list-level-style-bullet text:level="7" text:style-name="List1Level6" loext:num-list-format="%7%" text:bullet-char="●">
        <style:list-level-properties text:space-before="3.25in" text:min-label-width="0.25in"/>
      </text:list-level-style-bullet>
      <text:list-level-style-bullet text:level="8" text:style-name="List1Level7" loext:num-list-format="%8%" text:bullet-char="○">
        <style:list-level-properties text:space-before="3.75in" text:min-label-width="0.25in"/>
      </text:list-level-style-bullet>
      <text:list-level-style-bullet text:level="9" text:style-name="List1Level8" loext:num-list-format="%9%" text:bullet-char="■">
        <style:list-level-properties text:space-before="4.3748in" text:min-label-width="0.1252in"/>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loext:num-list-format="%1%" text:bullet-char="●">
        <style:list-level-properties text:space-before="0.25in" text:min-label-width="0.25in"/>
      </text:list-level-style-bullet>
      <text:list-level-style-bullet text:level="2" text:style-name="List2Level1" loext:num-list-format="%2%" text:bullet-char="○">
        <style:list-level-properties text:space-before="0.75in" text:min-label-width="0.25in"/>
      </text:list-level-style-bullet>
      <text:list-level-style-bullet text:level="3" text:style-name="List2Level2" loext:num-list-format="%3%" text:bullet-char="■">
        <style:list-level-properties text:space-before="1.3748in" text:min-label-width="0.1252in"/>
      </text:list-level-style-bullet>
      <text:list-level-style-bullet text:level="4" text:style-name="List2Level3" loext:num-list-format="%4%" text:bullet-char="●">
        <style:list-level-properties text:space-before="1.75in" text:min-label-width="0.25in"/>
      </text:list-level-style-bullet>
      <text:list-level-style-bullet text:level="5" text:style-name="List2Level4" loext:num-list-format="%5%" text:bullet-char="○">
        <style:list-level-properties text:space-before="2.25in" text:min-label-width="0.25in"/>
      </text:list-level-style-bullet>
      <text:list-level-style-bullet text:level="6" text:style-name="List2Level5" loext:num-list-format="%6%" text:bullet-char="■">
        <style:list-level-properties text:space-before="2.8748in" text:min-label-width="0.1252in"/>
      </text:list-level-style-bullet>
      <text:list-level-style-bullet text:level="7" text:style-name="List2Level6" loext:num-list-format="%7%" text:bullet-char="●">
        <style:list-level-properties text:space-before="3.25in" text:min-label-width="0.25in"/>
      </text:list-level-style-bullet>
      <text:list-level-style-bullet text:level="8" text:style-name="List2Level7" loext:num-list-format="%8%" text:bullet-char="○">
        <style:list-level-properties text:space-before="3.75in" text:min-label-width="0.25in"/>
      </text:list-level-style-bullet>
      <text:list-level-style-bullet text:level="9" text:style-name="List2Level8" loext:num-list-format="%9%" text:bullet-char="■">
        <style:list-level-properties text:space-before="4.3748in" text:min-label-width="0.1252in"/>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ist3Level0" loext:num-list-format="%1%" text:bullet-char="●">
        <style:list-level-properties text:space-before="0.25in" text:min-label-width="0.25in"/>
      </text:list-level-style-bullet>
      <text:list-level-style-bullet text:level="2" text:style-name="List3Level1" loext:num-list-format="%2%" text:bullet-char="○">
        <style:list-level-properties text:space-before="0.75in" text:min-label-width="0.25in"/>
      </text:list-level-style-bullet>
      <text:list-level-style-bullet text:level="3" text:style-name="List3Level2" loext:num-list-format="%3%" text:bullet-char="■">
        <style:list-level-properties text:space-before="1.3748in" text:min-label-width="0.1252in"/>
      </text:list-level-style-bullet>
      <text:list-level-style-bullet text:level="4" text:style-name="List3Level3" loext:num-list-format="%4%" text:bullet-char="●">
        <style:list-level-properties text:space-before="1.75in" text:min-label-width="0.25in"/>
      </text:list-level-style-bullet>
      <text:list-level-style-bullet text:level="5" text:style-name="List3Level4" loext:num-list-format="%5%" text:bullet-char="○">
        <style:list-level-properties text:space-before="2.25in" text:min-label-width="0.25in"/>
      </text:list-level-style-bullet>
      <text:list-level-style-bullet text:level="6" text:style-name="List3Level5" loext:num-list-format="%6%" text:bullet-char="■">
        <style:list-level-properties text:space-before="2.8748in" text:min-label-width="0.1252in"/>
      </text:list-level-style-bullet>
      <text:list-level-style-bullet text:level="7" text:style-name="List3Level6" loext:num-list-format="%7%" text:bullet-char="●">
        <style:list-level-properties text:space-before="3.25in" text:min-label-width="0.25in"/>
      </text:list-level-style-bullet>
      <text:list-level-style-bullet text:level="8" text:style-name="List3Level7" loext:num-list-format="%8%" text:bullet-char="○">
        <style:list-level-properties text:space-before="3.75in" text:min-label-width="0.25in"/>
      </text:list-level-style-bullet>
      <text:list-level-style-bullet text:level="9" text:style-name="List3Level8" loext:num-list-format="%9%" text:bullet-char="■">
        <style:list-level-properties text:space-before="4.3748in" text:min-label-width="0.1252in"/>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ist4Level0" loext:num-list-format="%1%" text:bullet-char="●">
        <style:list-level-properties text:space-before="0.25in" text:min-label-width="0.25in"/>
      </text:list-level-style-bullet>
      <text:list-level-style-bullet text:level="2" text:style-name="List4Level1" loext:num-list-format="%2%" text:bullet-char="○">
        <style:list-level-properties text:space-before="0.75in" text:min-label-width="0.25in"/>
      </text:list-level-style-bullet>
      <text:list-level-style-bullet text:level="3" text:style-name="List4Level2" loext:num-list-format="%3%" text:bullet-char="■">
        <style:list-level-properties text:space-before="1.3748in" text:min-label-width="0.1252in"/>
      </text:list-level-style-bullet>
      <text:list-level-style-bullet text:level="4" text:style-name="List4Level3" loext:num-list-format="%4%" text:bullet-char="●">
        <style:list-level-properties text:space-before="1.75in" text:min-label-width="0.25in"/>
      </text:list-level-style-bullet>
      <text:list-level-style-bullet text:level="5" text:style-name="List4Level4" loext:num-list-format="%5%" text:bullet-char="○">
        <style:list-level-properties text:space-before="2.25in" text:min-label-width="0.25in"/>
      </text:list-level-style-bullet>
      <text:list-level-style-bullet text:level="6" text:style-name="List4Level5" loext:num-list-format="%6%" text:bullet-char="■">
        <style:list-level-properties text:space-before="2.8748in" text:min-label-width="0.1252in"/>
      </text:list-level-style-bullet>
      <text:list-level-style-bullet text:level="7" text:style-name="List4Level6" loext:num-list-format="%7%" text:bullet-char="●">
        <style:list-level-properties text:space-before="3.25in" text:min-label-width="0.25in"/>
      </text:list-level-style-bullet>
      <text:list-level-style-bullet text:level="8" text:style-name="List4Level7" loext:num-list-format="%8%" text:bullet-char="○">
        <style:list-level-properties text:space-before="3.75in" text:min-label-width="0.25in"/>
      </text:list-level-style-bullet>
      <text:list-level-style-bullet text:level="9" text:style-name="List4Level8" loext:num-list-format="%9%" text:bullet-char="■">
        <style:list-level-properties text:space-before="4.3748in" text:min-label-width="0.1252in"/>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List5Level0" loext:num-list-format="%1%" text:bullet-char="●">
        <style:list-level-properties text:space-before="0.25in" text:min-label-width="0.75in"/>
      </text:list-level-style-bullet>
      <text:list-level-style-bullet text:level="2" text:style-name="List5Level1" loext:num-list-format="%2%" text:bullet-char="○">
        <style:list-level-properties text:space-before="0.75in" text:min-label-width="0.75in"/>
      </text:list-level-style-bullet>
      <text:list-level-style-bullet text:level="3" text:style-name="List5Level2" loext:num-list-format="%3%" text:bullet-char="■">
        <style:list-level-properties text:space-before="1.3748in" text:min-label-width="0.6252in"/>
      </text:list-level-style-bullet>
      <text:list-level-style-bullet text:level="4" text:style-name="List5Level3" loext:num-list-format="%4%" text:bullet-char="●">
        <style:list-level-properties text:space-before="1.75in" text:min-label-width="0.75in"/>
      </text:list-level-style-bullet>
      <text:list-level-style-bullet text:level="5" text:style-name="List5Level4" loext:num-list-format="%5%" text:bullet-char="○">
        <style:list-level-properties text:space-before="2.25in" text:min-label-width="0.75in"/>
      </text:list-level-style-bullet>
      <text:list-level-style-bullet text:level="6" text:style-name="List5Level5" loext:num-list-format="%6%" text:bullet-char="■">
        <style:list-level-properties text:space-before="2.8748in" text:min-label-width="0.6252in"/>
      </text:list-level-style-bullet>
      <text:list-level-style-bullet text:level="7" text:style-name="List5Level6" loext:num-list-format="%7%" text:bullet-char="●">
        <style:list-level-properties text:space-before="3.25in" text:min-label-width="0.75in"/>
      </text:list-level-style-bullet>
      <text:list-level-style-bullet text:level="8" text:style-name="List5Level7" loext:num-list-format="%8%" text:bullet-char="○">
        <style:list-level-properties text:space-before="3.75in" text:min-label-width="0.75in"/>
      </text:list-level-style-bullet>
      <text:list-level-style-bullet text:level="9" text:style-name="List5Level8" loext:num-list-format="%9%" text:bullet-char="■">
        <style:list-level-properties text:space-before="4.3748in" text:min-label-width="0.6252in"/>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bullet text:level="1" text:style-name="List6Level0" loext:num-list-format="%1%" text:bullet-char="●">
        <style:list-level-properties text:space-before="0.25in" text:min-label-width="0.75in"/>
      </text:list-level-style-bullet>
      <text:list-level-style-bullet text:level="2" text:style-name="List6Level1" loext:num-list-format="%2%" text:bullet-char="○">
        <style:list-level-properties text:space-before="0.75in" text:min-label-width="0.75in"/>
      </text:list-level-style-bullet>
      <text:list-level-style-bullet text:level="3" text:style-name="List6Level2" loext:num-list-format="%3%" text:bullet-char="■">
        <style:list-level-properties text:space-before="1.3748in" text:min-label-width="0.6252in"/>
      </text:list-level-style-bullet>
      <text:list-level-style-bullet text:level="4" text:style-name="List6Level3" loext:num-list-format="%4%" text:bullet-char="●">
        <style:list-level-properties text:space-before="1.75in" text:min-label-width="0.75in"/>
      </text:list-level-style-bullet>
      <text:list-level-style-bullet text:level="5" text:style-name="List6Level4" loext:num-list-format="%5%" text:bullet-char="○">
        <style:list-level-properties text:space-before="2.25in" text:min-label-width="0.75in"/>
      </text:list-level-style-bullet>
      <text:list-level-style-bullet text:level="6" text:style-name="List6Level5" loext:num-list-format="%6%" text:bullet-char="■">
        <style:list-level-properties text:space-before="2.8748in" text:min-label-width="0.6252in"/>
      </text:list-level-style-bullet>
      <text:list-level-style-bullet text:level="7" text:style-name="List6Level6" loext:num-list-format="%7%" text:bullet-char="●">
        <style:list-level-properties text:space-before="3.25in" text:min-label-width="0.75in"/>
      </text:list-level-style-bullet>
      <text:list-level-style-bullet text:level="8" text:style-name="List6Level7" loext:num-list-format="%8%" text:bullet-char="○">
        <style:list-level-properties text:space-before="3.75in" text:min-label-width="0.75in"/>
      </text:list-level-style-bullet>
      <text:list-level-style-bullet text:level="9" text:style-name="List6Level8" loext:num-list-format="%9%" text:bullet-char="■">
        <style:list-level-properties text:space-before="4.3748in" text:min-label-width="0.6252in"/>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bullet text:level="1" text:style-name="List7Level0" loext:num-list-format="%1%" text:bullet-char="●">
        <style:list-level-properties text:space-before="0.25in" text:min-label-width="0.75in"/>
      </text:list-level-style-bullet>
      <text:list-level-style-bullet text:level="2" text:style-name="List7Level1" loext:num-list-format="%2%" text:bullet-char="○">
        <style:list-level-properties text:space-before="0.75in" text:min-label-width="0.75in"/>
      </text:list-level-style-bullet>
      <text:list-level-style-bullet text:level="3" text:style-name="List7Level2" loext:num-list-format="%3%" text:bullet-char="■">
        <style:list-level-properties text:space-before="1.3748in" text:min-label-width="0.6252in"/>
      </text:list-level-style-bullet>
      <text:list-level-style-bullet text:level="4" text:style-name="List7Level3" loext:num-list-format="%4%" text:bullet-char="●">
        <style:list-level-properties text:space-before="1.75in" text:min-label-width="0.75in"/>
      </text:list-level-style-bullet>
      <text:list-level-style-bullet text:level="5" text:style-name="List7Level4" loext:num-list-format="%5%" text:bullet-char="○">
        <style:list-level-properties text:space-before="2.25in" text:min-label-width="0.75in"/>
      </text:list-level-style-bullet>
      <text:list-level-style-bullet text:level="6" text:style-name="List7Level5" loext:num-list-format="%6%" text:bullet-char="■">
        <style:list-level-properties text:space-before="2.8748in" text:min-label-width="0.6252in"/>
      </text:list-level-style-bullet>
      <text:list-level-style-bullet text:level="7" text:style-name="List7Level6" loext:num-list-format="%7%" text:bullet-char="●">
        <style:list-level-properties text:space-before="3.25in" text:min-label-width="0.75in"/>
      </text:list-level-style-bullet>
      <text:list-level-style-bullet text:level="8" text:style-name="List7Level7" loext:num-list-format="%8%" text:bullet-char="○">
        <style:list-level-properties text:space-before="3.75in" text:min-label-width="0.75in"/>
      </text:list-level-style-bullet>
      <text:list-level-style-bullet text:level="9" text:style-name="List7Level8" loext:num-list-format="%9%" text:bullet-char="■">
        <style:list-level-properties text:space-before="4.3748in" text:min-label-width="0.6252in"/>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bullet text:level="1" text:style-name="List8Level0" loext:num-list-format="%1%" text:bullet-char="●">
        <style:list-level-properties text:space-before="0.25in" text:min-label-width="0.75in"/>
      </text:list-level-style-bullet>
      <text:list-level-style-bullet text:level="2" text:style-name="List8Level1" loext:num-list-format="%2%" text:bullet-char="○">
        <style:list-level-properties text:space-before="0.75in" text:min-label-width="0.75in"/>
      </text:list-level-style-bullet>
      <text:list-level-style-bullet text:level="3" text:style-name="List8Level2" loext:num-list-format="%3%" text:bullet-char="■">
        <style:list-level-properties text:space-before="1.3748in" text:min-label-width="0.6252in"/>
      </text:list-level-style-bullet>
      <text:list-level-style-bullet text:level="4" text:style-name="List8Level3" loext:num-list-format="%4%" text:bullet-char="●">
        <style:list-level-properties text:space-before="1.75in" text:min-label-width="0.75in"/>
      </text:list-level-style-bullet>
      <text:list-level-style-bullet text:level="5" text:style-name="List8Level4" loext:num-list-format="%5%" text:bullet-char="○">
        <style:list-level-properties text:space-before="2.25in" text:min-label-width="0.75in"/>
      </text:list-level-style-bullet>
      <text:list-level-style-bullet text:level="6" text:style-name="List8Level5" loext:num-list-format="%6%" text:bullet-char="■">
        <style:list-level-properties text:space-before="2.8748in" text:min-label-width="0.6252in"/>
      </text:list-level-style-bullet>
      <text:list-level-style-bullet text:level="7" text:style-name="List8Level6" loext:num-list-format="%7%" text:bullet-char="●">
        <style:list-level-properties text:space-before="3.25in" text:min-label-width="0.75in"/>
      </text:list-level-style-bullet>
      <text:list-level-style-bullet text:level="8" text:style-name="List8Level7" loext:num-list-format="%8%" text:bullet-char="○">
        <style:list-level-properties text:space-before="3.75in" text:min-label-width="0.75in"/>
      </text:list-level-style-bullet>
      <text:list-level-style-bullet text:level="9" text:style-name="List8Level8" loext:num-list-format="%9%" text:bullet-char="■">
        <style:list-level-properties text:space-before="4.3748in" text:min-label-width="0.6252in"/>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bullet text:level="1" text:style-name="List9Level0" loext:num-list-format="%1%" text:bullet-char="●">
        <style:list-level-properties text:space-before="0.25in" text:min-label-width="0.25in"/>
      </text:list-level-style-bullet>
      <text:list-level-style-bullet text:level="2" text:style-name="List9Level1" loext:num-list-format="%2%" text:bullet-char="○">
        <style:list-level-properties text:space-before="0.75in" text:min-label-width="0.25in"/>
      </text:list-level-style-bullet>
      <text:list-level-style-bullet text:level="3" text:style-name="List9Level2" loext:num-list-format="%3%" text:bullet-char="■">
        <style:list-level-properties text:space-before="1.3748in" text:min-label-width="0.1252in"/>
      </text:list-level-style-bullet>
      <text:list-level-style-bullet text:level="4" text:style-name="List9Level3" loext:num-list-format="%4%" text:bullet-char="●">
        <style:list-level-properties text:space-before="1.75in" text:min-label-width="0.25in"/>
      </text:list-level-style-bullet>
      <text:list-level-style-bullet text:level="5" text:style-name="List9Level4" loext:num-list-format="%5%" text:bullet-char="○">
        <style:list-level-properties text:space-before="2.25in" text:min-label-width="0.25in"/>
      </text:list-level-style-bullet>
      <text:list-level-style-bullet text:level="6" text:style-name="List9Level5" loext:num-list-format="%6%" text:bullet-char="■">
        <style:list-level-properties text:space-before="2.8748in" text:min-label-width="0.1252in"/>
      </text:list-level-style-bullet>
      <text:list-level-style-bullet text:level="7" text:style-name="List9Level6" loext:num-list-format="%7%" text:bullet-char="●">
        <style:list-level-properties text:space-before="3.25in" text:min-label-width="0.25in"/>
      </text:list-level-style-bullet>
      <text:list-level-style-bullet text:level="8" text:style-name="List9Level7" loext:num-list-format="%8%" text:bullet-char="○">
        <style:list-level-properties text:space-before="3.75in" text:min-label-width="0.25in"/>
      </text:list-level-style-bullet>
      <text:list-level-style-bullet text:level="9" text:style-name="List9Level8" loext:num-list-format="%9%" text:bullet-char="■">
        <style:list-level-properties text:space-before="4.3748in" text:min-label-width="0.1252in"/>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number text:level="1" text:style-name="List10Level0" loext:num-list-format="%1%." style:num-suffix="." style:num-format="1">
        <style:list-level-properties text:space-before="0.25in" text:min-label-width="0.25in"/>
      </text:list-level-style-number>
      <text:list-level-style-bullet text:level="2" text:style-name="List10Level1" loext:num-list-format="%2%" text:bullet-char="○">
        <style:list-level-properties text:space-before="0.75in" text:min-label-width="0.25in"/>
      </text:list-level-style-bullet>
      <text:list-level-style-bullet text:level="3" text:style-name="List10Level2" loext:num-list-format="%3%" text:bullet-char="■">
        <style:list-level-properties text:space-before="1.3748in" text:min-label-width="0.1252in"/>
      </text:list-level-style-bullet>
      <text:list-level-style-number text:level="4" text:style-name="List10Level3" loext:num-list-format="%4%." style:num-suffix="." style:num-format="1">
        <style:list-level-properties text:space-before="1.75in" text:min-label-width="0.25in"/>
      </text:list-level-style-number>
      <text:list-level-style-number text:level="5" text:style-name="List10Level4" loext:num-list-format="%5%." style:num-suffix="." style:num-format="a">
        <style:list-level-properties text:space-before="2.25in" text:min-label-width="0.25in"/>
      </text:list-level-style-number>
      <text:list-level-style-number text:level="6" text:style-name="List10Level5" loext:num-list-format="%6%." style:num-suffix="." style:num-format="i">
        <style:list-level-properties text:min-label-width="3in" text:min-label-distance="0.1252in" fo:text-align="end"/>
      </text:list-level-style-number>
      <text:list-level-style-number text:level="7" text:style-name="List10Level6" loext:num-list-format="%7%." style:num-suffix="." style:num-format="1">
        <style:list-level-properties text:space-before="3.25in" text:min-label-width="0.25in"/>
      </text:list-level-style-number>
      <text:list-level-style-number text:level="8" text:style-name="List10Level7" loext:num-list-format="%8%." style:num-suffix="." style:num-format="a">
        <style:list-level-properties text:space-before="3.75in" text:min-label-width="0.25in"/>
      </text:list-level-style-number>
      <text:list-level-style-number text:level="9" text:style-name="List10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
      <text:list-level-style-number text:level="1" text:style-name="List11Level0" loext:num-list-format="%1%." style:num-suffix="." style:num-format="1">
        <style:list-level-properties text:space-before="0.25in" text:min-label-width="0.25in"/>
      </text:list-level-style-number>
      <text:list-level-style-number text:level="2" text:style-name="List11Level1" loext:num-list-format="%2%." style:num-suffix="." style:num-format="a">
        <style:list-level-properties text:space-before="0.75in" text:min-label-width="0.25in"/>
      </text:list-level-style-number>
      <text:list-level-style-number text:level="3" text:style-name="List11Level2" loext:num-list-format="%3%." style:num-suffix="." style:num-format="i">
        <style:list-level-properties text:min-label-width="1.5in" text:min-label-distance="0.1252in" fo:text-align="end"/>
      </text:list-level-style-number>
      <text:list-level-style-number text:level="4" text:style-name="List11Level3" loext:num-list-format="%4%." style:num-suffix="." style:num-format="1">
        <style:list-level-properties text:space-before="1.75in" text:min-label-width="0.25in"/>
      </text:list-level-style-number>
      <text:list-level-style-number text:level="5" text:style-name="List11Level4" loext:num-list-format="%5%." style:num-suffix="." style:num-format="a">
        <style:list-level-properties text:space-before="2.25in" text:min-label-width="0.25in"/>
      </text:list-level-style-number>
      <text:list-level-style-number text:level="6" text:style-name="List11Level5" loext:num-list-format="%6%." style:num-suffix="." style:num-format="i">
        <style:list-level-properties text:min-label-width="3in" text:min-label-distance="0.1252in" fo:text-align="end"/>
      </text:list-level-style-number>
      <text:list-level-style-number text:level="7" text:style-name="List11Level6" loext:num-list-format="%7%." style:num-suffix="." style:num-format="1">
        <style:list-level-properties text:space-before="3.25in" text:min-label-width="0.25in"/>
      </text:list-level-style-number>
      <text:list-level-style-number text:level="8" text:style-name="List11Level7" loext:num-list-format="%8%." style:num-suffix="." style:num-format="a">
        <style:list-level-properties text:space-before="3.75in" text:min-label-width="0.25in"/>
      </text:list-level-style-number>
      <text:list-level-style-number text:level="9" text:style-name="List11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2">
      <text:list-level-style-number text:level="1" text:style-name="List12Level0" loext:num-list-format="%1%." style:num-suffix="." style:num-format="1">
        <style:list-level-properties text:space-before="0.25in" text:min-label-width="0.25in"/>
      </text:list-level-style-number>
      <text:list-level-style-number text:level="2" text:style-name="List12Level1" loext:num-list-format="%2%." style:num-suffix="." style:num-format="a">
        <style:list-level-properties text:space-before="0.75in" text:min-label-width="0.25in"/>
      </text:list-level-style-number>
      <text:list-level-style-number text:level="3" text:style-name="List12Level2" loext:num-list-format="%3%." style:num-suffix="." style:num-format="i">
        <style:list-level-properties text:min-label-width="1.5in" text:min-label-distance="0.1252in" fo:text-align="end"/>
      </text:list-level-style-number>
      <text:list-level-style-number text:level="4" text:style-name="List12Level3" loext:num-list-format="%4%." style:num-suffix="." style:num-format="1">
        <style:list-level-properties text:space-before="1.75in" text:min-label-width="0.25in"/>
      </text:list-level-style-number>
      <text:list-level-style-number text:level="5" text:style-name="List12Level4" loext:num-list-format="%5%." style:num-suffix="." style:num-format="a">
        <style:list-level-properties text:space-before="2.25in" text:min-label-width="0.25in"/>
      </text:list-level-style-number>
      <text:list-level-style-number text:level="6" text:style-name="List12Level5" loext:num-list-format="%6%." style:num-suffix="." style:num-format="i">
        <style:list-level-properties text:min-label-width="3in" text:min-label-distance="0.1252in" fo:text-align="end"/>
      </text:list-level-style-number>
      <text:list-level-style-number text:level="7" text:style-name="List12Level6" loext:num-list-format="%7%." style:num-suffix="." style:num-format="1">
        <style:list-level-properties text:space-before="3.25in" text:min-label-width="0.25in"/>
      </text:list-level-style-number>
      <text:list-level-style-number text:level="8" text:style-name="List12Level7" loext:num-list-format="%8%." style:num-suffix="." style:num-format="a">
        <style:list-level-properties text:space-before="3.75in" text:min-label-width="0.25in"/>
      </text:list-level-style-number>
      <text:list-level-style-number text:level="9" text:style-name="List12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3">
      <text:list-level-style-bullet text:level="1" text:style-name="List13Level0" loext:num-list-format="%1%" text:bullet-char="●">
        <style:list-level-properties text:space-before="0.25in" text:min-label-width="0.75in"/>
      </text:list-level-style-bullet>
      <text:list-level-style-bullet text:level="2" text:style-name="List13Level1" loext:num-list-format="%2%" text:bullet-char="○">
        <style:list-level-properties text:space-before="0.75in" text:min-label-width="0.75in"/>
      </text:list-level-style-bullet>
      <text:list-level-style-bullet text:level="3" text:style-name="List13Level2" loext:num-list-format="%3%" text:bullet-char="■">
        <style:list-level-properties text:space-before="1.3748in" text:min-label-width="0.6252in"/>
      </text:list-level-style-bullet>
      <text:list-level-style-bullet text:level="4" text:style-name="List13Level3" loext:num-list-format="%4%" text:bullet-char="●">
        <style:list-level-properties text:space-before="1.75in" text:min-label-width="0.75in"/>
      </text:list-level-style-bullet>
      <text:list-level-style-bullet text:level="5" text:style-name="List13Level4" loext:num-list-format="%5%" text:bullet-char="○">
        <style:list-level-properties text:space-before="2.25in" text:min-label-width="0.75in"/>
      </text:list-level-style-bullet>
      <text:list-level-style-bullet text:level="6" text:style-name="List13Level5" loext:num-list-format="%6%" text:bullet-char="■">
        <style:list-level-properties text:space-before="2.8748in" text:min-label-width="0.6252in"/>
      </text:list-level-style-bullet>
      <text:list-level-style-bullet text:level="7" text:style-name="List13Level6" loext:num-list-format="%7%" text:bullet-char="●">
        <style:list-level-properties text:space-before="3.25in" text:min-label-width="0.75in"/>
      </text:list-level-style-bullet>
      <text:list-level-style-bullet text:level="8" text:style-name="List13Level7" loext:num-list-format="%8%" text:bullet-char="○">
        <style:list-level-properties text:space-before="3.75in" text:min-label-width="0.75in"/>
      </text:list-level-style-bullet>
      <text:list-level-style-bullet text:level="9" text:style-name="List13Level8" loext:num-list-format="%9%" text:bullet-char="■">
        <style:list-level-properties text:space-before="4.3748in" text:min-label-width="0.6252in"/>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25in" fo:margin-left="0.8409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loext:num-list-format="%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WW8Num18z1" loext:num-list-format="%2%." style:num-suffix="." text:bullet-char="o">
        <style:list-level-properties text:list-level-position-and-space-mode="label-alignment">
          <style:list-level-label-alignment text:label-followed-by="listtab" fo:text-indent="-0.25in" fo:margin-left="1.5in"/>
        </style:list-level-properties>
        <style:text-properties fo:font-family="'Courier New'" style:font-family-generic="modern" style:font-pitch="fixed"/>
      </text:list-level-style-bullet>
      <text:list-level-style-bullet text:level="3" text:style-name="WW8Num18z2" loext:num-list-format="%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8z0" loext:num-list-format="%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8z1" loext:num-list-format="%5%." style:num-suffix="." text:bullet-char="o">
        <style:list-level-properties text:list-level-position-and-space-mode="label-alignment">
          <style:list-level-label-alignment text:label-followed-by="listtab" fo:text-indent="-0.25in" fo:margin-left="3in"/>
        </style:list-level-properties>
        <style:text-properties fo:font-family="'Courier New'" style:font-family-generic="modern" style:font-pitch="fixed"/>
      </text:list-level-style-bullet>
      <text:list-level-style-bullet text:level="6" text:style-name="WW8Num18z2" loext:num-list-format="%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8z0" loext:num-list-format="%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8z1" loext:num-list-format="%8%." style:num-suffix="." text:bullet-char="o">
        <style:list-level-properties text:list-level-position-and-space-mode="label-alignment">
          <style:list-level-label-alignment text:label-followed-by="listtab" fo:text-indent="-0.25in" fo:margin-left="4.5in"/>
        </style:list-level-properties>
        <style:text-properties fo:font-family="'Courier New'" style:font-family-generic="modern" style:font-pitch="fixed"/>
      </text:list-level-style-bullet>
      <text:list-level-style-bullet text:level="9" text:style-name="WW8Num18z2" loext:num-list-format="%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WW8Num8z1" loext:num-list-format="%2%." style:num-suffix="." text:bullet-char="o">
        <style:list-level-properties text:list-level-position-and-space-mode="label-alignment">
          <style:list-level-label-alignment text:label-followed-by="listtab" fo:text-indent="-0.25in" fo:margin-left="1.5in"/>
        </style:list-level-properties>
        <style:text-properties fo:font-family="'Courier New'" style:font-family-generic="modern" style:font-pitch="fixed"/>
      </text:list-level-style-bullet>
      <text:list-level-style-bullet text:level="3" text:style-name="WW8Num8z2" loext:num-list-format="%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8z0" loext:num-list-format="%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8z1" loext:num-list-format="%5%." style:num-suffix="." text:bullet-char="o">
        <style:list-level-properties text:list-level-position-and-space-mode="label-alignment">
          <style:list-level-label-alignment text:label-followed-by="listtab" fo:text-indent="-0.25in" fo:margin-left="3in"/>
        </style:list-level-properties>
        <style:text-properties fo:font-family="'Courier New'" style:font-family-generic="modern" style:font-pitch="fixed"/>
      </text:list-level-style-bullet>
      <text:list-level-style-bullet text:level="6" text:style-name="WW8Num8z2" loext:num-list-format="%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8z0" loext:num-list-format="%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8z1" loext:num-list-format="%8%." style:num-suffix="." text:bullet-char="o">
        <style:list-level-properties text:list-level-position-and-space-mode="label-alignment">
          <style:list-level-label-alignment text:label-followed-by="listtab" fo:text-indent="-0.25in" fo:margin-left="4.5in"/>
        </style:list-level-properties>
        <style:text-properties fo:font-family="'Courier New'" style:font-family-generic="modern" style:font-pitch="fixed"/>
      </text:list-level-style-bullet>
      <text:list-level-style-bullet text:level="9" text:style-name="WW8Num8z2" loext:num-list-format="%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reference"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3" style:family="table">
      <style:table-properties style:width="6.5625in" fo:margin-left="0in" fo:break-before="auto" fo:break-after="auto" table:align="left" style:writing-mode="lr-tb"/>
    </style:style>
    <style:style style:name="Table3.A" style:family="table-column">
      <style:table-column-properties style:column-width="4.7326in"/>
    </style:style>
    <style:style style:name="Table3.B" style:family="table-column">
      <style:table-column-properties style:column-width="1.8299in"/>
    </style:style>
    <style:style style:name="Table3.A1" style:family="table-cell">
      <style:table-cell-properties style:writing-mode="page"/>
    </style:style>
    <style:style style:name="Table2" style:family="table" style:master-page-name="Standard">
      <style:table-properties style:width="6.5in" style:page-number="auto" fo:break-before="auto" fo:break-after="auto" table:align="margins" style:writing-mode="lr-tb"/>
    </style:style>
    <style:style style:name="Table2.A" style:family="table-column">
      <style:table-column-properties style:column-width="2.1667in" style:rel-column-width="21845*"/>
    </style:style>
    <style:style style:name="Table2.B" style:family="table-column">
      <style:table-column-properties style:column-width="2.1667in" style:rel-column-width="21844*"/>
    </style:style>
    <style:style style:name="Table2.C" style:family="table-column">
      <style:table-column-properties style:column-width="2.1667in" style:rel-column-width="21846*"/>
    </style:style>
    <style:style style:name="Table2.1" style:family="table-row">
      <style:table-row-properties style:min-row-height="0.1208in"/>
    </style:style>
    <style:style style:name="Table2.A1" style:family="table-cell">
      <style:table-cell-properties fo:padding="0in" fo:border="none" style:writing-mode="page"/>
    </style:style>
    <style:style style:name="MP1" style:family="paragraph" style:parent-style-name="Table_20_Contents">
      <style:text-properties officeooo:paragraph-rsid="01bf8e52"/>
    </style:style>
    <style:style style:name="MP2" style:family="paragraph" style:parent-style-name="Frame_20_contents" style:master-page-name="">
      <loext:graphic-properties draw:fill="none"/>
      <style:paragraph-properties fo:margin-left="0in" fo:margin-right="0in" fo:margin-top="0in" fo:margin-bottom="0in" style:contextual-spacing="false" fo:line-height="120%" fo:text-align="start" style:justify-single-word="false" fo:orphans="0" fo:widows="0" fo:text-indent="0in" style:auto-text-indent="false" style:page-number="auto" fo:break-before="auto" fo:break-after="auto" fo:background-color="transparent" style:vertical-align="middle" style:writing-mode="lr-tb"/>
      <style:text-properties fo:font-size="8pt" fo:language="en" fo:country="US" officeooo:paragraph-rsid="01bf8e52" style:font-size-asian="8pt" style:font-size-complex="8pt"/>
    </style:style>
    <style:style style:name="MP3" style:family="paragraph">
      <loext:graphic-properties draw:fill="none"/>
    </style:style>
    <style:style style:name="MP4" style:family="paragraph" style:parent-style-name="Frame_20_contents">
      <style:paragraph-properties fo:margin-left="0in" fo:margin-right="0in" fo:line-height="120%" fo:text-align="start" style:justify-single-word="false" fo:orphans="0" fo:widows="0" fo:text-indent="0in" style:auto-text-indent="false" style:vertical-align="middle"/>
      <style:text-properties fo:color="#000000" loext:opacity="100%" style:font-name="Arial" fo:font-size="8pt" fo:language="en" fo:country="US" officeooo:paragraph-rsid="01bf8e52" style:font-size-asian="8pt" style:font-name-complex="Arial2" style:font-size-complex="8pt"/>
    </style:style>
    <style:style style:name="MP5" style:family="paragraph" style:parent-style-name="Frame_20_contents">
      <loext:graphic-properties draw:fill="none"/>
      <style:paragraph-properties fo:margin-left="0in" fo:margin-right="0in" fo:margin-top="0in" fo:margin-bottom="0in" style:contextual-spacing="false" fo:line-height="120%" fo:text-align="start" style:justify-single-word="false" fo:orphans="0" fo:widows="0" fo:text-indent="0in" style:auto-text-indent="false" fo:background-color="transparent" style:vertical-align="middle" style:writing-mode="lr-tb"/>
      <style:text-properties fo:color="#000000" loext:opacity="100%" style:font-name="Arial" fo:font-size="8pt" fo:language="en" fo:country="US" officeooo:paragraph-rsid="01bf8e52" style:font-size-asian="8pt" style:font-name-complex="Arial2" style:font-size-complex="8pt"/>
    </style:style>
    <style:style style:name="MP6" style:family="paragraph" style:parent-style-name="Standard">
      <style:paragraph-properties fo:margin-left="4.5in" fo:margin-right="0in" fo:line-height="120%" fo:orphans="0" fo:widows="0" fo:text-indent="0in" style:auto-text-indent="false" style:vertical-align="middle"/>
      <style:text-properties fo:color="#000000" loext:opacity="100%" style:font-name="Arial" fo:font-size="8pt" fo:language="en" fo:country="US" officeooo:paragraph-rsid="01bf8e52" style:font-size-asian="8pt" style:font-name-complex="Arial2" style:font-size-complex="8pt"/>
    </style:style>
    <style:style style:name="MP7" style:family="paragraph" style:parent-style-name="Standard">
      <style:paragraph-properties fo:line-height="115%" fo:text-align="start" style:justify-single-word="false" style:writing-mode="lr-tb"/>
      <style:text-properties fo:font-size="9pt" fo:language="en" fo:country="US" officeooo:paragraph-rsid="01c17d6d" style:font-size-asian="9pt" style:font-size-complex="9pt"/>
    </style:style>
    <style:style style:name="MP8" style:family="paragraph" style:parent-style-name="Standard">
      <style:paragraph-properties fo:line-height="115%" fo:text-align="center" style:justify-single-word="false" style:writing-mode="lr-tb"/>
      <style:text-properties fo:font-size="9pt" fo:language="en" fo:country="US" officeooo:paragraph-rsid="01c17d6d" style:font-size-asian="9pt" style:font-size-complex="9pt"/>
    </style:style>
    <style:style style:name="MP9" style:family="paragraph" style:parent-style-name="Standard">
      <style:paragraph-properties fo:line-height="115%" fo:text-align="end" style:justify-single-word="false" style:writing-mode="lr-tb"/>
      <style:text-properties fo:font-size="9pt" fo:language="en" fo:country="US" officeooo:paragraph-rsid="01c17d6d" style:font-size-asian="9pt" style:font-size-complex="9pt"/>
    </style:style>
    <style:style style:name="MP10" style:family="paragraph" style:parent-style-name="Standard" style:master-page-name="Standard">
      <style:paragraph-properties fo:line-height="115%" fo:text-align="center" style:justify-single-word="false" style:page-number="auto" fo:break-before="auto" fo:break-after="auto" style:writing-mode="lr-tb"/>
      <style:text-properties fo:font-size="10pt" fo:language="en" fo:country="US" officeooo:paragraph-rsid="01c17d6d" style:font-size-asian="10pt" style:font-size-complex="10pt"/>
    </style:style>
    <style:style style:name="MT1" style:family="text">
      <style:text-properties fo:color="#000000" loext:opacity="100%" style:font-name="Arial" fo:letter-spacing="-0.0008in" fo:font-weight="bold" style:font-weight-asian="bold" style:font-name-complex="Arial2"/>
    </style:style>
    <style:style style:name="MT2" style:family="text">
      <style:text-properties fo:color="#000000" loext:opacity="100%" style:font-name="Arial" fo:font-weight="bold" style:font-weight-asian="bold" style:font-name-complex="Arial2"/>
    </style:style>
    <style:style style:name="MT3" style:family="text">
      <style:text-properties officeooo:rsid="019d2a2d"/>
    </style:style>
    <style:style style:name="MT4" style:family="text">
      <style:text-properties officeooo:rsid="05c8f08c"/>
    </style:style>
    <style:style style:name="MT5" style:family="text">
      <style:text-properties officeooo:rsid="056a57ae"/>
    </style:style>
    <style:style style:name="MT6" style:family="text">
      <style:text-properties fo:font-weight="normal" officeooo:rsid="00246cbc" style:font-weight-asian="normal" style:font-weight-complex="normal"/>
    </style:style>
    <style:style style:name="MT7" style:family="text">
      <style:text-properties officeooo:rsid="001eddcf"/>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none" draw:textarea-horizontal-align="justify" draw:textarea-vertical-align="middle" draw:auto-grow-height="false" fo:min-height="1in" fo:min-width="6.219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draw:fill="none" draw:textarea-horizontal-align="justify" draw:textarea-vertical-align="middle" draw:auto-grow-height="false" fo:min-height="0.2398in" fo:min-width="6.219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8.5in" fo:page-height="11in" style:num-format="1" style:print-orientation="portrait" fo:margin-top="1in" fo:margin-bottom="0.4917in" fo:margin-left="1in" fo:margin-right="1in" fo:border="none" fo:padding="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5083in" fo:margin-left="0in" fo:margin-right="0in" fo:margin-top="0.5083in" style:dynamic-spacing="true"/>
      </style:footer-style>
    </style:page-layout>
    <style:style style:name="Mdp1" style:family="drawing-page">
      <style:drawing-page-properties draw:background-size="full"/>
    </style:style>
    <number:date-style style:name="N39" number:automatic-order="true">
      <number:month number:textual="true"/>
      <number:text> </number:text>
      <number:day/>
      <number:text>, </number:text>
      <number:year/>
    </number:date-style>
  </office:automatic-styles>
  <office:master-styles>
    <style:master-page style:name="Standard" style:page-layout-name="Mpm1" draw:style-name="Mdp1">
      <style:header>
        <table:table table:name="Table3" table:style-name="Table3">
          <table:table-column table:style-name="Table3.A"/>
          <table:table-column table:style-name="Table3.B"/>
          <table:table-row>
            <table:table-cell table:style-name="Table3.A1" office:value-type="string">
              <text:p text:style-name="MP1"><draw:frame draw:style-name="Mfr1" draw:name="Image1 Copy 1" text:anchor-type="char" svg:x="0.0028in" svg:y="0.011in" svg:width="1.8161in" svg:height="0.4008in" draw:z-index="15"><draw:image xlink:href="Pictures/100000010000033A000000B629D1EC43.png" xlink:type="simple" xlink:show="embed" xlink:actuate="onLoad" draw:mime-type="image/png"/></draw:frame></text:p>
            </table:table-cell>
            <table:table-cell table:style-name="Table3.A1" office:value-type="string">
              <text:p text:style-name="MP2"><draw:custom-shape text:anchor-type="paragraph" draw:z-index="31" draw:name="Shape 1" draw:style-name="Mgr1" draw:text-style-name="MP3" svg:width="6.2197in" svg:height="1.0004in" svg:x="-0.3374in" svg:y="-0.2083in"><text:p/><draw:enhanced-geometry svg:viewBox="0 0 21600 21600" draw:type="rectangle" draw:enhanced-path="M 0 0 L 21600 0 21600 21600 0 21600 0 0 Z N"/></draw:custom-shape><text:span text:style-name="MT1">Dr.-Ing. Mario Heiderich, </text:span><text:span text:style-name="MT2">Cure53</text:span></text:p>
              <text:p text:style-name="MP4">Wilmersdorfer Str. <text:span text:style-name="MT3">1</text:span><text:span text:style-name="MT4">06</text:span></text:p>
              <text:p text:style-name="MP4">D 10<text:span text:style-name="MT4">62</text:span><text:span text:style-name="MT3">9</text:span> Berli<text:span text:style-name="MT5">n</text:span></text:p>
              <text:p text:style-name="MP5"><text:a xlink:type="simple" xlink:href="https://cure53.de/" text:style-name="Internet_20_link" text:visited-style-name="Visited_20_Internet_20_Link"><text:span text:style-name="MT6">cure53.de</text:span></text:a><text:span text:style-name="MT6"> <text:s/>· </text:span><text:a xlink:type="simple" xlink:href="mailto:mario@cure53.de" text:style-name="Internet_20_link" text:visited-style-name="Visited_20_Internet_20_Link"><text:span text:style-name="MT6">mario@cure53.de</text:span></text:a></text:p>
            </table:table-cell>
          </table:table-row>
        </table:table>
        <text:p text:style-name="MP6"><text:span text:style-name="MT2"/></text:p>
      </style:header>
      <style:footer>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MP7"><draw:custom-shape text:anchor-type="paragraph" draw:z-index="47" draw:name="Shape 2" draw:style-name="Mgr2" draw:text-style-name="MP3" svg:width="6.2197in" svg:height="0.2398in" svg:x="-0.0299in" svg:y="0.0071in"><text:p/><draw:enhanced-geometry svg:viewBox="0 0 21600 21600" draw:type="rectangle" draw:enhanced-path="M 0 0 L 21600 0 21600 21600 0 21600 0 0 Z N"/></draw:custom-shape><text:span text:style-name="MT7">Cure53, Berlin · </text:span><text:span text:style-name="MT7"><text:date style:data-style-name="N39" text:date-value="2026-01-05T11:19:28.896087887">Jan 5, 26</text:date></text:span></text:p>
            </table:table-cell>
            <table:table-cell table:style-name="Table2.A1" office:value-type="string">
              <text:p text:style-name="MP8"/>
            </table:table-cell>
            <table:table-cell table:style-name="Table2.A1" office:value-type="string">
              <text:p text:style-name="MP9"><text:span text:style-name="MT7"><text:s/></text:span><text:page-number text:select-page="current">15</text:page-number>/<text:page-count>16</text:page-count></text:p>
            </table:table-cell>
          </table:table-row>
        </table:table>
        <text:p text:style-name="MP10"/>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meta:editing-cycles>2</meta:editing-cycles>
    <meta:editing-duration>PT31S</meta:editing-duration>
    <meta:creation-date>2026-01-05T11:19:28.052378542</meta:creation-date>
    <dc:date>2026-01-05T11:19:28.862462958</dc:date>
    <meta:document-statistic meta:table-count="2" meta:image-count="1" meta:object-count="0" meta:page-count="16" meta:paragraph-count="226" meta:word-count="4286" meta:character-count="27930" meta:non-whitespace-character-count="23841"/>
  </office:meta>
</office:document-meta>
</file>